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8327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0.6508in"/>
    </style:style>
    <style:style style:name="co8" style:family="table-column">
      <style:table-column-properties fo:break-before="auto" style:column-width="0.2028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0.8535in"/>
    </style:style>
    <style:style style:name="co11" style:family="table-column">
      <style:table-column-properties fo:break-before="auto" style:column-width="0.6402in"/>
    </style:style>
    <style:style style:name="co12" style:family="table-column">
      <style:table-column-properties fo:break-before="auto" style:column-width="0.8429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8008in"/>
    </style:style>
    <style:style style:name="co15" style:family="table-column">
      <style:table-column-properties fo:break-before="auto" style:column-width="0.748in"/>
    </style:style>
    <style:style style:name="co16" style:family="table-column">
      <style:table-column-properties fo:break-before="auto" style:column-width="1.3665in"/>
    </style:style>
    <style:style style:name="co17" style:family="table-column">
      <style:table-column-properties fo:break-before="auto" style:column-width="2.1154in"/>
    </style:style>
    <style:style style:name="co18" style:family="table-column">
      <style:table-column-properties fo:break-before="auto" style:column-width="1.898in"/>
    </style:style>
    <style:style style:name="co19" style:family="table-column">
      <style:table-column-properties fo:break-before="auto" style:column-width="1.952in"/>
    </style:style>
    <style:style style:name="co20" style:family="table-column">
      <style:table-column-properties fo:break-before="auto" style:column-width="2.0071in"/>
    </style:style>
    <style:style style:name="co21" style:family="table-column">
      <style:table-column-properties fo:break-before="auto" style:column-width="1.930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1.6374in"/>
    </style:style>
    <style:style style:name="co24" style:family="table-column">
      <style:table-column-properties fo:break-before="auto" style:column-width="1.6917in"/>
    </style:style>
    <style:style style:name="co25" style:family="table-column">
      <style:table-column-properties fo:break-before="auto" style:column-width="1.8874in"/>
    </style:style>
    <style:style style:name="co26" style:family="table-column">
      <style:table-column-properties fo:break-before="auto" style:column-width="1.8437in"/>
    </style:style>
    <style:style style:name="co27" style:family="table-column">
      <style:table-column-properties fo:break-before="auto" style:column-width="1.9744in"/>
    </style:style>
    <style:style style:name="co28" style:family="table-column">
      <style:table-column-properties fo:break-before="auto" style:column-width="1.9201in"/>
    </style:style>
    <style:style style:name="co29" style:family="table-column">
      <style:table-column-properties fo:break-before="auto" style:column-width="2.202in"/>
    </style:style>
    <style:style style:name="co30" style:family="table-column">
      <style:table-column-properties fo:break-before="auto" style:column-width="1.5728in"/>
    </style:style>
    <style:style style:name="co31" style:family="table-column">
      <style:table-column-properties fo:break-before="auto" style:column-width="1.6701in"/>
    </style:style>
    <style:style style:name="co32" style:family="table-column">
      <style:table-column-properties fo:break-before="auto" style:column-width="1.6811in"/>
    </style:style>
    <style:style style:name="co33" style:family="table-column">
      <style:table-column-properties fo:break-before="auto" style:column-width="1.7244in"/>
    </style:style>
    <style:style style:name="co34" style:family="table-column">
      <style:table-column-properties fo:break-before="auto" style:column-width="2.0717in"/>
    </style:style>
    <style:style style:name="co35" style:family="table-column">
      <style:table-column-properties fo:break-before="auto" style:column-width="1.8654in"/>
    </style:style>
    <style:style style:name="co36" style:family="table-column">
      <style:table-column-properties fo:break-before="auto" style:column-width="1.8764in"/>
    </style:style>
    <style:style style:name="co37" style:family="table-column">
      <style:table-column-properties fo:break-before="auto" style:column-width="1.8547in"/>
    </style:style>
    <style:style style:name="co38" style:family="table-column">
      <style:table-column-properties fo:break-before="auto" style:column-width="1.7465in"/>
    </style:style>
    <style:style style:name="co39" style:family="table-column">
      <style:table-column-properties fo:break-before="auto" style:column-width="1.9083in"/>
    </style:style>
    <style:style style:name="co40" style:family="table-column">
      <style:table-column-properties fo:break-before="auto" style:column-width="1.9417in"/>
    </style:style>
    <style:style style:name="co41" style:family="table-column">
      <style:table-column-properties fo:break-before="auto" style:column-width="1.8335in"/>
    </style:style>
    <style:style style:name="co42" style:family="table-column">
      <style:table-column-properties fo:break-before="auto" style:column-width="1.7783in"/>
    </style:style>
    <style:style style:name="co43" style:family="table-column">
      <style:table-column-properties fo:break-before="auto" style:column-width="1.8217in"/>
    </style:style>
    <style:style style:name="co44" style:family="table-column">
      <style:table-column-properties fo:break-before="auto" style:column-width="1.5945in"/>
    </style:style>
    <style:style style:name="co45" style:family="table-column">
      <style:table-column-properties fo:break-before="auto" style:column-width="2.039in"/>
    </style:style>
    <style:style style:name="co46" style:family="table-column">
      <style:table-column-properties fo:break-before="auto" style:column-width="1.7028in"/>
    </style:style>
    <style:style style:name="co47" style:family="table-column">
      <style:table-column-properties fo:break-before="auto" style:column-width="1.9846in"/>
    </style:style>
    <style:style style:name="co48" style:family="table-column">
      <style:table-column-properties fo:break-before="auto" style:column-width="1.9953in"/>
    </style:style>
    <style:style style:name="co49" style:family="table-column">
      <style:table-column-properties fo:break-before="auto" style:column-width="1.6598in"/>
    </style:style>
    <style:style style:name="co50" style:family="table-column">
      <style:table-column-properties fo:break-before="auto" style:column-width="1.811in"/>
    </style:style>
    <style:style style:name="co51" style:family="table-column">
      <style:table-column-properties fo:break-before="auto" style:column-width="2.1362in"/>
    </style:style>
    <style:style style:name="co52" style:family="table-column">
      <style:table-column-properties fo:break-before="auto" style:column-width="2.3965in"/>
    </style:style>
    <style:style style:name="co53" style:family="table-column">
      <style:table-column-properties fo:break-before="auto" style:column-width="1.7929in"/>
    </style:style>
    <style:style style:name="co54" style:family="table-column">
      <style:table-column-properties fo:break-before="auto" style:column-width="2.0173in"/>
    </style:style>
    <style:style style:name="co55" style:family="table-column">
      <style:table-column-properties fo:break-before="auto" style:column-width="2.0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RESULTS_5f_time">
      <style:table-properties table:display="true" style:writing-mode="lr-tb"/>
    </style:style>
    <style:style style:name="ta3" style:family="table" style:master-page-name="PageStyle_5f_ROGUE">
      <style:table-properties table:display="true" style:writing-mode="lr-tb"/>
    </style:style>
    <style:style style:name="ta4" style:family="table" style:master-page-name="PageStyle_5f_WARGAME">
      <style:table-properties table:display="true" style:writing-mode="lr-tb"/>
    </style:style>
    <style:style style:name="ta5" style:family="table" style:master-page-name="PageStyle_5f_ESCAPE">
      <style:table-properties table:display="true" style:writing-mode="lr-tb"/>
    </style:style>
    <style:style style:name="ta6" style:family="table" style:master-page-name="PageStyle_5f_LEVEL10">
      <style:table-properties table:display="true" style:writing-mode="lr-tb"/>
    </style:style>
    <style:style style:name="ta7" style:family="table" style:master-page-name="PageStyle_5f_workshee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3" style:family="table-cell" style:parent-style-name="Default">
      <style:text-properties style:text-underline-style="none" fo:font-weight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/>
    <style:style style:name="ce8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0" style:family="table-cell" style:parent-style-name="Default">
      <style:text-properties fo:font-weight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5" style:family="table-cell" style:parent-style-name="Default" style:data-style-name="N37"/>
    <style:style style:name="ce16" style:family="table-cell" style:parent-style-name="Default" style:data-style-name="N0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7" style:family="table-cell" style:parent-style-name="Default">
      <style:text-properties style:text-underline-style="solid" style:text-underline-width="auto" style:text-underline-color="font-color" fo:font-weight="bold"/>
    </style:style>
  </office:automatic-styles>
  <office:body>
    <office:spreadsheet>
      <table:calculation-settings table:case-sensitive="false" table:use-regular-expressions="false"/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239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Tue Oct  2 14:28:40 2007">
            <text:p>Tue Oct <text:s/>2 14:28:40 2007</text:p>
          </table:table-cell>
          <table:table-cell table:style-name="ce7" table:formula="oooc:=[$Rogue.B6]" office:value-type="float" office:value="3490">
            <text:p>3490</text:p>
          </table:table-cell>
          <table:table-cell table:style-name="ce7" table:formula="oooc:=[$Rogue.C6]" office:value-type="float" office:value="3782">
            <text:p>3782</text:p>
          </table:table-cell>
          <table:table-cell table:style-name="ce7" table:formula="oooc:=[$Rogue.D6]" office:value-type="float" office:value="66240">
            <text:p>66240</text:p>
          </table:table-cell>
          <table:table-cell table:style-name="ce7" table:formula="oooc:=[$Rogue.E6]" office:value-type="float" office:value="762">
            <text:p>762</text:p>
          </table:table-cell>
          <table:table-cell office:value-type="float" office:value="1">
            <text:p>1</text:p>
          </table:table-cell>
          <table:table-cell table:style-name="ce7" table:formula="oooc:=(([.F3]-[.G3])*100)/MAX([.F3];[.G3])*[.H3]" office:value-type="float" office:value="98.8496376811594">
            <text:p>98.85</text:p>
          </table:table-cell>
          <table:table-cell table:style-name="ce7" table:formula="oooc:=[Rogue.E18]" office:value-type="string" office:string-value="ACTION (move south)">
            <text:p>ACTION (move south)</text:p>
          </table:table-cell>
          <table:table-cell table:style-name="ce7" table:formula="oooc:=[Rogue.E19]" office:value-type="string" office:string-value="ACTION (move east)">
            <text:p>ACTION (move east)</text:p>
          </table:table-cell>
          <table:table-cell table:style-name="ce7" table:formula="oooc:=[Rogue.E20]" office:value-type="string" office:string-value="ACTION (move west)">
            <text:p>ACTION (move west)</text:p>
          </table:table-cell>
          <table:table-cell office:value-type="float" office:value="30">
            <text:p>30</text:p>
          </table:table-cell>
          <table:table-cell table:style-name="ce7" table:formula="oooc:=[.I3]-[.M3]" office:value-type="float" office:value="68.8496376811594">
            <text:p>68.85</text:p>
          </table:table-cell>
          <table:table-cell table:formula="oooc:=[.J3]-[.M3]" office:value-type="float" office:value="-30">
            <text:p>-30</text:p>
          </table:table-cell>
          <table:table-cell table:formula="oooc:=[.L3]-[.M3]" office:value-type="float" office:value="-30">
            <text:p>-30</text:p>
          </table:table-cell>
          <table:table-cell table:formula="oooc:=[.L3]-[.M3]" office:value-type="float" office:value="-30">
            <text:p>-30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Tue Oct  2 14:30:08 2007">
            <text:p>Tue Oct <text:s/>2 14:30:08 2007</text:p>
          </table:table-cell>
          <table:table-cell table:style-name="ce7" table:formula="oooc:=[$Rogue.F6]" office:value-type="float" office:value="6226">
            <text:p>6226</text:p>
          </table:table-cell>
          <table:table-cell table:style-name="ce7" table:formula="oooc:=[$Rogue.G6]" office:value-type="float" office:value="5845">
            <text:p>5845</text:p>
          </table:table-cell>
          <table:table-cell table:style-name="ce7" table:formula="oooc:=[$Rogue.H6]" office:value-type="float" office:value="22467">
            <text:p>22467</text:p>
          </table:table-cell>
          <table:table-cell table:style-name="ce7" table:formula="oooc:=[$Rogue.I6]" office:value-type="float" office:value="9518">
            <text:p>9518</text:p>
          </table:table-cell>
          <table:table-cell office:value-type="float" office:value="1">
            <text:p>1</text:p>
          </table:table-cell>
          <table:table-cell table:style-name="ce7" table:formula="oooc:=(([.F4]-[.G4])*100)/MAX([.F4];[.G4])*[.H4]" office:value-type="float" office:value="57.6356433880803">
            <text:p>57.64</text:p>
          </table:table-cell>
          <table:table-cell table:style-name="ce7" table:formula="oooc:=[Rogue.G18]" office:value-type="string" office:string-value="ACTION (move east)">
            <text:p>ACTION (move east)</text:p>
          </table:table-cell>
          <table:table-cell table:style-name="ce7" table:formula="oooc:=[Rogue.G19]" office:value-type="string" office:string-value="ACTION (move east)">
            <text:p>ACTION (move east)</text:p>
          </table:table-cell>
          <table:table-cell table:style-name="ce7" table:formula="oooc:=[Rogue.G20]" office:value-type="string" office:string-value="ACTION (move east)">
            <text:p>ACTION (move east)</text:p>
          </table:table-cell>
          <table:table-cell office:value-type="float" office:value="30">
            <text:p>30</text:p>
          </table:table-cell>
          <table:table-cell table:style-name="ce7" table:formula="oooc:=[.I4]-[.M4]" office:value-type="float" office:value="27.6356433880803">
            <text:p>27.64</text:p>
          </table:table-cell>
          <table:table-cell table:formula="oooc:=[.J4]-[.M4]" office:value-type="float" office:value="-30">
            <text:p>-30</text:p>
          </table:table-cell>
          <table:table-cell table:formula="oooc:=[.L4]-[.M4]" office:value-type="float" office:value="-30">
            <text:p>-30</text:p>
          </table:table-cell>
          <table:table-cell table:formula="oooc:=[.L4]-[.M4]" office:value-type="float" office:value="-30">
            <text:p>-30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Tue Oct  2 15:02:14 2007">
            <text:p>Tue Oct <text:s/>2 15:02:14 2007</text:p>
          </table:table-cell>
          <table:table-cell table:style-name="ce8" table:formula="oooc:=[$Rogue.J6]" office:value-type="float" office:value="37213">
            <text:p>37213</text:p>
          </table:table-cell>
          <table:table-cell table:style-name="ce8" table:formula="oooc:=[$Rogue.K6]" office:value-type="float" office:value="39787">
            <text:p>39787</text:p>
          </table:table-cell>
          <table:table-cell table:style-name="ce8" table:formula="oooc:=[$Rogue.L6]" office:value-type="float" office:value="188312">
            <text:p>188312</text:p>
          </table:table-cell>
          <table:table-cell table:style-name="ce7" table:formula="oooc:=[$Rogue.M6]" office:value-type="float" office:value="84469">
            <text:p>84469</text:p>
          </table:table-cell>
          <table:table-cell office:value-type="float" office:value="1">
            <text:p>1</text:p>
          </table:table-cell>
          <table:table-cell table:style-name="ce7" table:formula="oooc:=(([.F5]-[.G5])*100)/MAX([.F5];[.G5])*[.H5]" office:value-type="float" office:value="55.1441225200731">
            <text:p>55.14</text:p>
          </table:table-cell>
          <table:table-cell table:style-name="ce7" table:formula="oooc:=[Rogue.K18]" office:value-type="string" office:string-value="ACTION (move east)">
            <text:p>ACTION (move east)</text:p>
          </table:table-cell>
          <table:table-cell table:style-name="ce7" table:formula="oooc:=[Rogue.K19]" office:value-type="string" office:string-value="ACTION (move east)">
            <text:p>ACTION (move east)</text:p>
          </table:table-cell>
          <table:table-cell table:style-name="ce7" table:formula="oooc:=[Rogue.K20]" office:value-type="string" office:string-value="ACTION (move east)">
            <text:p>ACTION (move east)</text:p>
          </table:table-cell>
          <table:table-cell office:value-type="float" office:value="30">
            <text:p>30</text:p>
          </table:table-cell>
          <table:table-cell table:style-name="ce7" table:formula="oooc:=[.I5]-[.M5]" office:value-type="float" office:value="25.1441225200731">
            <text:p>25.14</text:p>
          </table:table-cell>
          <table:table-cell table:formula="oooc:=[.J5]-[.M5]" office:value-type="float" office:value="-30">
            <text:p>-30</text:p>
          </table:table-cell>
          <table:table-cell table:formula="oooc:=[.L5]-[.M5]" office:value-type="float" office:value="-30">
            <text:p>-30</text:p>
          </table:table-cell>
          <table:table-cell table:formula="oooc:=[.L5]-[.M5]" office:value-type="float" office:value="-30">
            <text:p>-30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Tue Oct  2 15:28:58 2007">
            <text:p>Tue Oct <text:s/>2 15:28:58 2007</text:p>
          </table:table-cell>
          <table:table-cell table:style-name="ce8" table:formula="oooc:=[$Rogue.N6]" office:value-type="float" office:value="70724">
            <text:p>70724</text:p>
          </table:table-cell>
          <table:table-cell/>
          <table:table-cell table:style-name="ce7" table:formula="oooc:=[$Rogue.O6]" office:value-type="float" office:value="7790">
            <text:p>7790</text:p>
          </table:table-cell>
          <table:table-cell table:style-name="ce7" table:formula="oooc:=[$Rogue.P6]" office:value-type="float" office:value="14488">
            <text:p>14488</text:p>
          </table:table-cell>
          <table:table-cell office:value-type="float" office:value="1">
            <text:p>1</text:p>
          </table:table-cell>
          <table:table-cell table:style-name="ce7" table:formula="oooc:=(([.F6]-[.G6])*100)/MAX([.F6];[.G6])*[.H6]" office:value-type="float" office:value="-46.2313638873551">
            <text:p>-46.23</text:p>
          </table:table-cell>
          <table:table-cell table:style-name="ce7" table:formula="oooc:=[Rogue.P18]" office:value-type="string" office:string-value="ACTION (move east)">
            <text:p>ACTION (move east)</text:p>
          </table:table-cell>
          <table:table-cell table:style-name="ce7" table:formula="oooc:=[Rogue.P19]" office:value-type="string" office:string-value="ACTION (move east)">
            <text:p>ACTION (move east)</text:p>
          </table:table-cell>
          <table:table-cell table:style-name="ce7" table:formula="oooc:=[Rogue.P20]" office:value-type="string" office:string-value="ACTION (move east)">
            <text:p>ACTION (move east)</text:p>
          </table:table-cell>
          <table:table-cell office:value-type="float" office:value="20">
            <text:p>20</text:p>
          </table:table-cell>
          <table:table-cell table:style-name="ce7" table:formula="oooc:=[.I6]-[.M6]" office:value-type="float" office:value="-66.2313638873551">
            <text:p>-66.23</text:p>
          </table:table-cell>
          <table:table-cell table:formula="oooc:=[.J6]-[.M6]" office:value-type="float" office:value="-20">
            <text:p>-20</text:p>
          </table:table-cell>
          <table:table-cell table:formula="oooc:=[.L6]-[.M6]" office:value-type="float" office:value="-20">
            <text:p>-20</text:p>
          </table:table-cell>
          <table:table-cell table:formula="oooc:=[.L6]-[.M6]" office:value-type="float" office:value="-20">
            <text:p>-20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Tue Oct  2 14:54:30 2007">
            <text:p>Tue Oct <text:s/>2 14:54:30 2007</text:p>
          </table:table-cell>
          <table:table-cell table:style-name="ce8" table:formula="oooc:=[$Rogue.Q6]" office:value-type="float" office:value="23826">
            <text:p>23826</text:p>
          </table:table-cell>
          <table:table-cell/>
          <table:table-cell table:style-name="ce7" table:formula="oooc:=[$Rogue.R6]" office:value-type="float" office:value="23826">
            <text:p>23826</text:p>
          </table:table-cell>
          <table:table-cell table:style-name="ce7" table:formula="oooc:=[$Rogue.S6]" office:value-type="float" office:value="1115">
            <text:p>1115</text:p>
          </table:table-cell>
          <table:table-cell office:value-type="float" office:value="1">
            <text:p>1</text:p>
          </table:table-cell>
          <table:table-cell table:style-name="ce7" table:formula="oooc:=(([.F7]-[.G7])*100)/MAX([.F7];[.G7])*[.H7]" office:value-type="float" office:value="95.3202383950306">
            <text:p>95.32</text:p>
          </table:table-cell>
          <table:table-cell table:style-name="ce7" table:formula="oooc:=[Rogue.S18]" office:value-type="string" office:string-value="ACTION (move east)">
            <text:p>ACTION (move east)</text:p>
          </table:table-cell>
          <table:table-cell table:style-name="ce7" table:formula="oooc:=[Rogue.S19]" office:value-type="string" office:string-value="ACTION (move west)">
            <text:p>ACTION (move west)</text:p>
          </table:table-cell>
          <table:table-cell table:style-name="ce7" table:formula="oooc:=[Rogue.S20]" office:value-type="string" office:string-value="ACTION (move west)">
            <text:p>ACTION (move west)</text:p>
          </table:table-cell>
          <table:table-cell office:value-type="float" office:value="20">
            <text:p>20</text:p>
          </table:table-cell>
          <table:table-cell table:style-name="ce7" table:formula="oooc:=[.I7]-[.M7]" office:value-type="float" office:value="75.3202383950306">
            <text:p>75.32</text:p>
          </table:table-cell>
          <table:table-cell table:formula="oooc:=[.J7]-[.M7]" office:value-type="float" office:value="-20">
            <text:p>-20</text:p>
          </table:table-cell>
          <table:table-cell table:formula="oooc:=[.L7]-[.M7]" office:value-type="float" office:value="-20">
            <text:p>-20</text:p>
          </table:table-cell>
          <table:table-cell table:formula="oooc:=[.L7]-[.M7]" office:value-type="float" office:value="-20">
            <text:p>-20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Oct  3 13:07:39 2007">
            <text:p>Wed Oct <text:s/>3 13:07:39 2007</text:p>
          </table:table-cell>
          <table:table-cell table:style-name="ce7" table:formula="oooc:=[$Rogue.T6]" office:value-type="float" office:value="3960">
            <text:p>3960</text:p>
          </table:table-cell>
          <table:table-cell/>
          <table:table-cell table:style-name="ce7" table:formula="oooc:=[$Rogue.U6]" office:value-type="float" office:value="5656">
            <text:p>5656</text:p>
          </table:table-cell>
          <table:table-cell table:style-name="ce7" table:formula="oooc:=[$Rogue.V6]" office:value-type="float" office:value="1296">
            <text:p>1296</text:p>
          </table:table-cell>
          <table:table-cell office:value-type="float" office:value="1">
            <text:p>1</text:p>
          </table:table-cell>
          <table:table-cell table:style-name="ce7" table:formula="oooc:=(([.F8]-[.G8])*100)/MAX([.F8];[.G8])*[.H8]" office:value-type="float" office:value="77.0862800565771">
            <text:p>77.09</text:p>
          </table:table-cell>
          <table:table-cell table:style-name="ce7" table:formula="oooc:=[Rogue.V18]" office:value-type="float" office:value="65.1100188578677">
            <text:p>65.11</text:p>
          </table:table-cell>
          <table:table-cell table:style-name="ce7" table:formula="oooc:=[Rogue.V19]" office:value-type="float" office:value="65.0708374853776">
            <text:p>65.07</text:p>
          </table:table-cell>
          <table:table-cell table:style-name="ce7" table:formula="oooc:=[Rogue.V20]" office:value-type="float" office:value="64.9474730880636">
            <text:p>64.95</text:p>
          </table:table-cell>
          <table:table-cell office:value-type="float" office:value="20">
            <text:p>20</text:p>
          </table:table-cell>
          <table:table-cell table:style-name="ce7" table:formula="oooc:=[.I8]-[.M8]" office:value-type="float" office:value="57.0862800565771">
            <text:p>57.09</text:p>
          </table:table-cell>
          <table:table-cell table:formula="oooc:=[.J8]-[.M8]" office:value-type="float" office:value="45.1100188578677">
            <text:p>45.11</text:p>
          </table:table-cell>
          <table:table-cell table:formula="oooc:=[.L8]-[.M8]" office:value-type="float" office:value="44.9474730880636">
            <text:p>44.95</text:p>
          </table:table-cell>
          <table:table-cell table:formula="oooc:=[.L8]-[.M8]" office:value-type="float" office:value="44.9474730880636">
            <text:p>44.95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Tue Oct  2 14:44:56 2007">
            <text:p>Tue Oct <text:s/>2 14:44:56 2007</text:p>
          </table:table-cell>
          <table:table-cell table:style-name="ce7" table:formula="oooc:=[$Rogue.W6]" office:value-type="float" office:value="6226">
            <text:p>6226</text:p>
          </table:table-cell>
          <table:table-cell/>
          <table:table-cell table:style-name="ce8" table:formula="oooc:=[$Rogue.X6]" office:value-type="float" office:value="9665">
            <text:p>9665</text:p>
          </table:table-cell>
          <table:table-cell table:style-name="ce7" table:formula="oooc:=[$Rogue.Y6]" office:value-type="float" office:value="2546">
            <text:p>2546</text:p>
          </table:table-cell>
          <table:table-cell office:value-type="float" office:value="1">
            <text:p>1</text:p>
          </table:table-cell>
          <table:table-cell table:style-name="ce7" table:formula="oooc:=(([.F9]-[.G9])*100)/MAX([.F9];[.G9])*[.H9]" office:value-type="float" office:value="73.6575271598551">
            <text:p>73.66</text:p>
          </table:table-cell>
          <table:table-cell table:style-name="ce7" table:formula="oooc:=[Rogue.Y18]" office:value-type="string" office:string-value="ACTION (move east)">
            <text:p>ACTION (move east)</text:p>
          </table:table-cell>
          <table:table-cell table:style-name="ce7" table:formula="oooc:=[Rogue.Y19]" office:value-type="string" office:string-value="ACTION (move east)">
            <text:p>ACTION (move east)</text:p>
          </table:table-cell>
          <table:table-cell table:style-name="ce7" table:formula="oooc:=[Rogue.Y20]" office:value-type="string" office:string-value="ACTION (move east)">
            <text:p>ACTION (move east)</text:p>
          </table:table-cell>
          <table:table-cell office:value-type="float" office:value="20">
            <text:p>20</text:p>
          </table:table-cell>
          <table:table-cell table:style-name="ce7" table:formula="oooc:=[.I9]-[.M9]" office:value-type="float" office:value="53.6575271598551">
            <text:p>53.66</text:p>
          </table:table-cell>
          <table:table-cell table:formula="oooc:=[.J9]-[.M9]" office:value-type="float" office:value="-20">
            <text:p>-20</text:p>
          </table:table-cell>
          <table:table-cell table:formula="oooc:=[.L9]-[.M9]" office:value-type="float" office:value="-20">
            <text:p>-20</text:p>
          </table:table-cell>
          <table:table-cell table:formula="oooc:=[.L9]-[.M9]" office:value-type="float" office:value="-20">
            <text:p>-2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Oct  3 13:05:40 2007">
            <text:p>Wed Oct <text:s/>3 13:05:40 2007</text:p>
          </table:table-cell>
          <table:table-cell table:style-name="ce7" table:formula="oooc:=[$Wargame.B7]" office:value-type="float" office:value="3824">
            <text:p>3824</text:p>
          </table:table-cell>
          <table:table-cell table:style-name="ce8" table:formula="oooc:=[$Wargame.C7]" office:value-type="float" office:value="3680">
            <text:p>3680</text:p>
          </table:table-cell>
          <table:table-cell table:style-name="ce8" table:formula="oooc:=[$Wargame.D7]" office:value-type="float" office:value="6674">
            <text:p>6674</text:p>
          </table:table-cell>
          <table:table-cell table:style-name="ce7" table:formula="oooc:=[$Wargame.E7]" office:value-type="float" office:value="4558">
            <text:p>4558</text:p>
          </table:table-cell>
          <table:table-cell office:value-type="float" office:value="1">
            <text:p>1</text:p>
          </table:table-cell>
          <table:table-cell table:style-name="ce7" table:formula="oooc:=(([.F13]-[.G13])*100)/MAX([.F13];[.G13])*[.H13]" office:value-type="float" office:value="31.7051243632005">
            <text:p>31.71</text:p>
          </table:table-cell>
          <table:table-cell table:style-name="ce7" table:formula="oooc:=[Wargame.E19]" office:value-type="float" office:value="25.9700842307418">
            <text:p>25.97</text:p>
          </table:table-cell>
          <table:table-cell table:style-name="ce7" table:formula="oooc:=[Wargame.E20]" office:value-type="float" office:value="26.1054617402107">
            <text:p>26.11</text:p>
          </table:table-cell>
          <table:table-cell table:style-name="ce7" table:formula="oooc:=[Wargame.E21]" office:value-type="float" office:value="25.9175153683824">
            <text:p>25.92</text:p>
          </table:table-cell>
          <table:table-cell office:value-type="float" office:value="30">
            <text:p>30</text:p>
          </table:table-cell>
          <table:table-cell table:style-name="ce7" table:formula="oooc:=[.I13]-[.M13]" office:value-type="float" office:value="1.70512436320048">
            <text:p>1.71</text:p>
          </table:table-cell>
          <table:table-cell table:formula="oooc:=[.J13]-[.M13]" office:value-type="float" office:value="-4.0299157692582">
            <text:p>-4.03</text:p>
          </table:table-cell>
          <table:table-cell table:formula="oooc:=[.L13]-[.M13]" office:value-type="float" office:value="-4.0824846316176">
            <text:p>-4.08</text:p>
          </table:table-cell>
          <table:table-cell table:formula="oooc:=[.L13]-[.M13]" office:value-type="float" office:value="-4.0824846316176">
            <text:p>-4.08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Oct  3 12:10:34 2007">
            <text:p>Wed Oct <text:s/>3 12:10:34 2007</text:p>
          </table:table-cell>
          <table:table-cell table:style-name="ce8" table:formula="oooc:=[$Wargame.F7]" office:value-type="float" office:value="1123">
            <text:p>1123</text:p>
          </table:table-cell>
          <table:table-cell table:style-name="ce8" table:formula="oooc:=[$Wargame.G7]" office:value-type="float" office:value="5074">
            <text:p>5074</text:p>
          </table:table-cell>
          <table:table-cell table:style-name="ce8" table:formula="oooc:=[$Wargame.H7]" office:value-type="float" office:value="5339">
            <text:p>5339</text:p>
          </table:table-cell>
          <table:table-cell table:style-name="ce7" table:formula="oooc:=[$Wargame.I7]" office:value-type="float" office:value="3379">
            <text:p>3379</text:p>
          </table:table-cell>
          <table:table-cell office:value-type="float" office:value="1">
            <text:p>1</text:p>
          </table:table-cell>
          <table:table-cell table:style-name="ce7" table:formula="oooc:=(([.F14]-[.G14])*100)/MAX([.F14];[.G14])*[.H14]" office:value-type="float" office:value="36.7109945682712">
            <text:p>36.71</text:p>
          </table:table-cell>
          <table:table-cell table:style-name="ce7" table:formula="oooc:=[Wargame.I19]" office:value-type="float" office:value="21.2385729043174">
            <text:p>21.24</text:p>
          </table:table-cell>
          <table:table-cell table:style-name="ce7" table:formula="oooc:=[Wargame.I20]" office:value-type="float" office:value="21.3239096707464">
            <text:p>21.32</text:p>
          </table:table-cell>
          <table:table-cell table:style-name="ce7" table:formula="oooc:=[Wargame.I21]" office:value-type="float" office:value="21.2317387568032">
            <text:p>21.23</text:p>
          </table:table-cell>
          <table:table-cell office:value-type="float" office:value="30">
            <text:p>30</text:p>
          </table:table-cell>
          <table:table-cell table:style-name="ce7" table:formula="oooc:=[.I14]-[.M14]" office:value-type="float" office:value="6.71099456827121">
            <text:p>6.71</text:p>
          </table:table-cell>
          <table:table-cell table:formula="oooc:=[.J14]-[.M14]" office:value-type="float" office:value="-8.7614270956826">
            <text:p>-8.76</text:p>
          </table:table-cell>
          <table:table-cell table:formula="oooc:=[.L14]-[.M14]" office:value-type="float" office:value="-8.7682612431968">
            <text:p>-8.77</text:p>
          </table:table-cell>
          <table:table-cell table:formula="oooc:=[.L14]-[.M14]" office:value-type="float" office:value="-8.7682612431968">
            <text:p>-8.77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Oct  3 13:12:44 2007">
            <text:p>Wed Oct <text:s/>3 13:12:44 2007</text:p>
          </table:table-cell>
          <table:table-cell table:style-name="ce7" table:formula="oooc:=[$Wargame.J7]" office:value-type="float" office:value="10176">
            <text:p>10176</text:p>
          </table:table-cell>
          <table:table-cell/>
          <table:table-cell table:style-name="ce7" table:formula="oooc:=[$Wargame.K7]" office:value-type="float" office:value="5436">
            <text:p>5436</text:p>
          </table:table-cell>
          <table:table-cell table:style-name="ce7" table:formula="oooc:=[$Wargame.L7]" office:value-type="float" office:value="2244">
            <text:p>2244</text:p>
          </table:table-cell>
          <table:table-cell office:value-type="float" office:value="1">
            <text:p>1</text:p>
          </table:table-cell>
          <table:table-cell table:style-name="ce7" table:formula="oooc:=(([.F15]-[.G15])*100)/MAX([.F15];[.G15])*[.H15]" office:value-type="float" office:value="58.719646799117">
            <text:p>58.72</text:p>
          </table:table-cell>
          <table:table-cell table:style-name="ce7" table:formula="oooc:=[Wargame.L19]" office:value-type="float" office:value="63.8291939324702">
            <text:p>63.83</text:p>
          </table:table-cell>
          <table:table-cell table:style-name="ce7" table:formula="oooc:=[Wargame.L20]" office:value-type="float" office:value="63.7508613429293">
            <text:p>63.75</text:p>
          </table:table-cell>
          <table:table-cell table:style-name="ce7" table:formula="oooc:=[Wargame.L21]" office:value-type="float" office:value="63.7023177670014">
            <text:p>63.7</text:p>
          </table:table-cell>
          <table:table-cell office:value-type="float" office:value="30">
            <text:p>30</text:p>
          </table:table-cell>
          <table:table-cell table:style-name="ce7" table:formula="oooc:=[.I15]-[.M15]" office:value-type="float" office:value="28.719646799117">
            <text:p>28.72</text:p>
          </table:table-cell>
          <table:table-cell table:formula="oooc:=[.J15]-[.M15]" office:value-type="float" office:value="33.8291939324702">
            <text:p>33.83</text:p>
          </table:table-cell>
          <table:table-cell table:formula="oooc:=[.L15]-[.M15]" office:value-type="float" office:value="33.7023177670014">
            <text:p>33.7</text:p>
          </table:table-cell>
          <table:table-cell table:formula="oooc:=[.L15]-[.M15]" office:value-type="float" office:value="33.7023177670014">
            <text:p>33.7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Oct  3 12:40:04 2007">
            <text:p>Wed Oct <text:s/>3 12:40:04 2007</text:p>
          </table:table-cell>
          <table:table-cell table:style-name="ce7" table:formula="oooc:=[$Wargame.M7]" office:value-type="float" office:value="7476">
            <text:p>7476</text:p>
          </table:table-cell>
          <table:table-cell/>
          <table:table-cell table:style-name="ce7" table:formula="oooc:=[$Wargame.N7]" office:value-type="float" office:value="2897">
            <text:p>2897</text:p>
          </table:table-cell>
          <table:table-cell table:style-name="ce7" table:formula="oooc:=[$Wargame.O7]" office:value-type="float" office:value="2118">
            <text:p>2118</text:p>
          </table:table-cell>
          <table:table-cell office:value-type="float" office:value="1">
            <text:p>1</text:p>
          </table:table-cell>
          <table:table-cell table:style-name="ce7" table:formula="oooc:=(([.F16]-[.G16])*100)/MAX([.F16];[.G16])*[.H16]" office:value-type="float" office:value="26.8898860890576">
            <text:p>26.89</text:p>
          </table:table-cell>
          <table:table-cell table:style-name="ce7" table:formula="oooc:=[Wargame.O19]" office:value-type="float" office:value="33.6656262088581">
            <text:p>33.67</text:p>
          </table:table-cell>
          <table:table-cell table:style-name="ce7" table:formula="oooc:=[Wargame.O20]" office:value-type="float" office:value="33.3809070726292">
            <text:p>33.38</text:p>
          </table:table-cell>
          <table:table-cell table:style-name="ce7" table:formula="oooc:=[Wargame.O21]" office:value-type="float" office:value="33.3333333333333">
            <text:p>33.33</text:p>
          </table:table-cell>
          <table:table-cell office:value-type="float" office:value="30">
            <text:p>30</text:p>
          </table:table-cell>
          <table:table-cell table:style-name="ce7" table:formula="oooc:=[.I16]-[.M16]" office:value-type="float" office:value="-3.11011391094235">
            <text:p>-3.11</text:p>
          </table:table-cell>
          <table:table-cell table:formula="oooc:=[.J16]-[.M16]" office:value-type="float" office:value="3.6656262088581">
            <text:p>3.67</text:p>
          </table:table-cell>
          <table:table-cell table:formula="oooc:=[.L16]-[.M16]" office:value-type="float" office:value="3.3333333333333">
            <text:p>3.33</text:p>
          </table:table-cell>
          <table:table-cell table:formula="oooc:=[.L16]-[.M16]" office:value-type="float" office:value="3.3333333333333">
            <text:p>3.33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Oct  3 13:19:17 2007">
            <text:p>Wed Oct <text:s/>3 13:19:17 2007</text:p>
          </table:table-cell>
          <table:table-cell table:style-name="ce9" table:formula="oooc:=[$Wargame.P7]" office:value-type="float" office:value="18889">
            <text:p>18889</text:p>
          </table:table-cell>
          <table:table-cell/>
          <table:table-cell table:style-name="ce8" table:formula="oooc:=[$Wargame.Q7]" office:value-type="float" office:value="5299">
            <text:p>5299</text:p>
          </table:table-cell>
          <table:table-cell table:style-name="ce7" table:formula="oooc:=[$Wargame.R7]" office:value-type="float" office:value="6293">
            <text:p>6293</text:p>
          </table:table-cell>
          <table:table-cell office:value-type="float" office:value="1">
            <text:p>1</text:p>
          </table:table-cell>
          <table:table-cell table:style-name="ce7" table:formula="oooc:=(([.F17]-[.G17])*100)/MAX([.F17];[.G17])*[.H17]" office:value-type="float" office:value="-15.7953281423804">
            <text:p>-15.8</text:p>
          </table:table-cell>
          <table:table-cell table:style-name="ce7" table:formula="oooc:=[Wargame.R19]" office:value-type="float" office:value="-23.2569708295493">
            <text:p>-23.26</text:p>
          </table:table-cell>
          <table:table-cell table:style-name="ce7" table:formula="oooc:=[Wargame.R20]" office:value-type="float" office:value="-23.1745479833102">
            <text:p>-23.17</text:p>
          </table:table-cell>
          <table:table-cell table:style-name="ce7" table:formula="oooc:=[Wargame.R21]" office:value-type="float" office:value="-23.102567433">
            <text:p>-23.1</text:p>
          </table:table-cell>
          <table:table-cell office:value-type="float" office:value="20">
            <text:p>20</text:p>
          </table:table-cell>
          <table:table-cell table:style-name="ce7" table:formula="oooc:=[.I17]-[.M17]" office:value-type="float" office:value="-35.7953281423804">
            <text:p>-35.8</text:p>
          </table:table-cell>
          <table:table-cell table:formula="oooc:=[.J17]-[.M17]" office:value-type="float" office:value="-43.2569708295493">
            <text:p>-43.26</text:p>
          </table:table-cell>
          <table:table-cell table:formula="oooc:=[.L17]-[.M17]" office:value-type="float" office:value="-43.102567433">
            <text:p>-43.1</text:p>
          </table:table-cell>
          <table:table-cell table:formula="oooc:=[.L17]-[.M17]" office:value-type="float" office:value="-43.102567433">
            <text:p>-43.1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Tue Oct  2 14:34:03 2007">
            <text:p>Tue Oct <text:s/>2 14:34:03 2007</text:p>
          </table:table-cell>
          <table:table-cell table:style-name="ce8" table:formula="oooc:=[$Wargame.S7]" office:value-type="float" office:value="20553">
            <text:p>20553</text:p>
          </table:table-cell>
          <table:table-cell/>
          <table:table-cell table:style-name="ce8" table:formula="oooc:=[$Wargame.T7]" office:value-type="float" office:value="7642">
            <text:p>7642</text:p>
          </table:table-cell>
          <table:table-cell table:style-name="ce7" table:formula="oooc:=[$Wargame.U7]" office:value-type="float" office:value="2292">
            <text:p>2292</text:p>
          </table:table-cell>
          <table:table-cell office:value-type="float" office:value="1">
            <text:p>1</text:p>
          </table:table-cell>
          <table:table-cell table:style-name="ce7" table:formula="oooc:=(([.F18]-[.G18])*100)/MAX([.F18];[.G18])*[.H18]" office:value-type="float" office:value="70.0078513478147">
            <text:p>70.01</text:p>
          </table:table-cell>
          <table:table-cell table:style-name="ce7" table:formula="oooc:=[Wargame.U19]" office:value-type="string" office:string-value="ACTION (move east)">
            <text:p>ACTION (move east)</text:p>
          </table:table-cell>
          <table:table-cell table:style-name="ce7" table:formula="oooc:=[Wargame.U20]" office:value-type="string" office:string-value="ACTION (move east)">
            <text:p>ACTION (move east)</text:p>
          </table:table-cell>
          <table:table-cell table:style-name="ce7" table:formula="oooc:=[Wargame.U21]" office:value-type="string" office:string-value="ACTION (move south)">
            <text:p>ACTION (move south)</text:p>
          </table:table-cell>
          <table:table-cell office:value-type="float" office:value="20">
            <text:p>20</text:p>
          </table:table-cell>
          <table:table-cell table:style-name="ce7" table:formula="oooc:=[.I18]-[.M18]" office:value-type="float" office:value="50.0078513478147">
            <text:p>50.01</text:p>
          </table:table-cell>
          <table:table-cell table:formula="oooc:=[.J18]-[.M18]" office:value-type="float" office:value="-20">
            <text:p>-20</text:p>
          </table:table-cell>
          <table:table-cell table:formula="oooc:=[.L18]-[.M18]" office:value-type="float" office:value="-20">
            <text:p>-20</text:p>
          </table:table-cell>
          <table:table-cell table:formula="oooc:=[.L18]-[.M18]" office:value-type="float" office:value="-20">
            <text:p>-20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Oct  3 11:57:00 2007">
            <text:p>Wed Oct <text:s/>3 11:57:00 2007</text:p>
          </table:table-cell>
          <table:table-cell table:style-name="ce8" table:formula="oooc:=[$Wargame.V7]" office:value-type="float" office:value="10176">
            <text:p>10176</text:p>
          </table:table-cell>
          <table:table-cell/>
          <table:table-cell table:style-name="ce7" table:formula="oooc:=[$Wargame.W7]" office:value-type="float" office:value="8813">
            <text:p>8813</text:p>
          </table:table-cell>
          <table:table-cell table:style-name="ce7" table:formula="oooc:=[$Wargame.X7]" office:value-type="float" office:value="6113">
            <text:p>6113</text:p>
          </table:table-cell>
          <table:table-cell office:value-type="float" office:value="1">
            <text:p>1</text:p>
          </table:table-cell>
          <table:table-cell table:style-name="ce7" table:formula="oooc:=(([.F19]-[.G19])*100)/MAX([.F19];[.G19])*[.H19]" office:value-type="float" office:value="30.6365596278225">
            <text:p>30.64</text:p>
          </table:table-cell>
          <table:table-cell table:style-name="ce7" table:formula="oooc:=[Wargame.X19]" office:value-type="float" office:value="31.261132347185">
            <text:p>31.26</text:p>
          </table:table-cell>
          <table:table-cell table:style-name="ce7" table:formula="oooc:=[Wargame.X20]" office:value-type="float" office:value="31.2197728790915">
            <text:p>31.22</text:p>
          </table:table-cell>
          <table:table-cell table:style-name="ce7" table:formula="oooc:=[Wargame.X21]" office:value-type="float" office:value="31.1495080393568">
            <text:p>31.15</text:p>
          </table:table-cell>
          <table:table-cell office:value-type="float" office:value="20">
            <text:p>20</text:p>
          </table:table-cell>
          <table:table-cell table:style-name="ce7" table:formula="oooc:=[.I19]-[.M19]" office:value-type="float" office:value="10.6365596278225">
            <text:p>10.64</text:p>
          </table:table-cell>
          <table:table-cell table:formula="oooc:=[.J19]-[.M19]" office:value-type="float" office:value="11.261132347185">
            <text:p>11.26</text:p>
          </table:table-cell>
          <table:table-cell table:formula="oooc:=[.L19]-[.M19]" office:value-type="float" office:value="11.1495080393568">
            <text:p>11.15</text:p>
          </table:table-cell>
          <table:table-cell table:formula="oooc:=[.L19]-[.M19]" office:value-type="float" office:value="11.1495080393568">
            <text:p>11.15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Tue Oct  2 14:33:12 2007">
            <text:p>Tue Oct <text:s/>2 14:33:12 2007</text:p>
          </table:table-cell>
          <table:table-cell table:style-name="ce7" table:formula="oooc:=[$Wargame.Y7]" office:value-type="float" office:value="7476">
            <text:p>7476</text:p>
          </table:table-cell>
          <table:table-cell/>
          <table:table-cell table:style-name="ce8" table:formula="oooc:=[$Wargame.Z7]" office:value-type="float" office:value="7722">
            <text:p>7722</text:p>
          </table:table-cell>
          <table:table-cell table:style-name="ce7" table:formula="oooc:=[$Wargame.AA7]" office:value-type="float" office:value="5347">
            <text:p>5347</text:p>
          </table:table-cell>
          <table:table-cell office:value-type="float" office:value="1">
            <text:p>1</text:p>
          </table:table-cell>
          <table:table-cell table:style-name="ce7" table:formula="oooc:=(([.F20]-[.G20])*100)/MAX([.F20];[.G20])*[.H20]" office:value-type="float" office:value="30.7562807562808">
            <text:p>30.76</text:p>
          </table:table-cell>
          <table:table-cell table:style-name="ce7" table:formula="oooc:=[Wargame.AA19]" office:value-type="string" office:string-value="ACTION (move east)">
            <text:p>ACTION (move east)</text:p>
          </table:table-cell>
          <table:table-cell table:style-name="ce7" table:formula="oooc:=[Wargame.AA20]" office:value-type="string" office:string-value="ACTION (move south)">
            <text:p>ACTION (move south)</text:p>
          </table:table-cell>
          <table:table-cell table:style-name="ce7" table:formula="oooc:=[Wargame.AA21]" office:value-type="string" office:string-value="ACTION (move east)">
            <text:p>ACTION (move east)</text:p>
          </table:table-cell>
          <table:table-cell office:value-type="float" office:value="20">
            <text:p>20</text:p>
          </table:table-cell>
          <table:table-cell table:style-name="ce7" table:formula="oooc:=[.I20]-[.M20]" office:value-type="float" office:value="10.7562807562808">
            <text:p>10.76</text:p>
          </table:table-cell>
          <table:table-cell table:formula="oooc:=[.J20]-[.M20]" office:value-type="float" office:value="-20">
            <text:p>-20</text:p>
          </table:table-cell>
          <table:table-cell table:formula="oooc:=[.L20]-[.M20]" office:value-type="float" office:value="-20">
            <text:p>-20</text:p>
          </table:table-cell>
          <table:table-cell table:formula="oooc:=[.L20]-[.M20]" office:value-type="float" office:value="-20">
            <text:p>-2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Oct  3 13:09:18 2007">
            <text:p>Wed Oct <text:s/>3 13:09:18 2007</text:p>
          </table:table-cell>
          <table:table-cell table:style-name="ce7" table:formula="oooc:=[$Escape.B7]" office:value-type="float" office:value="21085">
            <text:p>21085</text:p>
          </table:table-cell>
          <table:table-cell table:style-name="ce7" table:formula="oooc:=[$Escape.C7]" office:value-type="float" office:value="1659">
            <text:p>1659</text:p>
          </table:table-cell>
          <table:table-cell table:style-name="ce8" table:formula="oooc:=[$Escape.D7]" office:value-type="float" office:value="13714">
            <text:p>13714</text:p>
          </table:table-cell>
          <table:table-cell table:style-name="ce8" table:formula="oooc:=[$Escape.E7]" office:value-type="float" office:value="2302">
            <text:p>2302</text:p>
          </table:table-cell>
          <table:table-cell office:value-type="float" office:value="1">
            <text:p>1</text:p>
          </table:table-cell>
          <table:table-cell table:style-name="ce7" table:formula="oooc:=(([.F24]-[.G24])*100)/MAX([.F24];[.G24])*[.H24]" office:value-type="float" office:value="83.2142336298673">
            <text:p>83.21</text:p>
          </table:table-cell>
          <table:table-cell table:style-name="ce7" table:formula="oooc:=[Escape.E19]" office:value-type="float" office:value="88.3531405058871">
            <text:p>88.35</text:p>
          </table:table-cell>
          <table:table-cell table:style-name="ce7" table:formula="oooc:=[Escape.E20]" office:value-type="float" office:value="88.0024682651622">
            <text:p>88</text:p>
          </table:table-cell>
          <table:table-cell table:style-name="ce7" table:formula="oooc:=[Escape.E21]" office:value-type="float" office:value="87.8717634709587">
            <text:p>87.87</text:p>
          </table:table-cell>
          <table:table-cell office:value-type="float" office:value="30">
            <text:p>30</text:p>
          </table:table-cell>
          <table:table-cell table:style-name="ce7" table:formula="oooc:=[.I24]-[.M24]" office:value-type="float" office:value="53.2142336298673">
            <text:p>53.21</text:p>
          </table:table-cell>
          <table:table-cell table:formula="oooc:=[.J24]-[.M24]" office:value-type="float" office:value="58.3531405058871">
            <text:p>58.35</text:p>
          </table:table-cell>
          <table:table-cell table:formula="oooc:=[.L24]-[.M24]" office:value-type="float" office:value="57.8717634709587">
            <text:p>57.87</text:p>
          </table:table-cell>
          <table:table-cell table:formula="oooc:=[.L24]-[.M24]" office:value-type="float" office:value="57.8717634709587">
            <text:p>57.87</text:p>
          </table:table-cell>
          <table:table-cell table:number-columns-repeated="23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Oct  3 12:11:56 2007">
            <text:p>Wed Oct <text:s/>3 12:11:56 2007</text:p>
          </table:table-cell>
          <table:table-cell table:style-name="ce7" table:formula="oooc:=[$Escape.F7]" office:value-type="float" office:value="4780">
            <text:p>4780</text:p>
          </table:table-cell>
          <table:table-cell table:style-name="ce7" table:formula="oooc:=[$Escape.G7]" office:value-type="float" office:value="10588">
            <text:p>10588</text:p>
          </table:table-cell>
          <table:table-cell table:style-name="ce7" table:formula="oooc:=[$Escape.H7]" office:value-type="float" office:value="27928">
            <text:p>27928</text:p>
          </table:table-cell>
          <table:table-cell table:style-name="ce7" table:formula="oooc:=[$Escape.I7]" office:value-type="float" office:value="3637">
            <text:p>3637</text:p>
          </table:table-cell>
          <table:table-cell office:value-type="float" office:value="1">
            <text:p>1</text:p>
          </table:table-cell>
          <table:table-cell table:style-name="ce7" table:formula="oooc:=(([.F25]-[.G25])*100)/MAX([.F25];[.G25])*[.H25]" office:value-type="float" office:value="86.9772271555428">
            <text:p>86.98</text:p>
          </table:table-cell>
          <table:table-cell table:style-name="ce7" table:formula="oooc:=[Escape.I19]" office:value-type="float" office:value="87.9398557525385">
            <text:p>87.94</text:p>
          </table:table-cell>
          <table:table-cell table:style-name="ce7" table:formula="oooc:=[Escape.I20]" office:value-type="float" office:value="87.8482867142353">
            <text:p>87.85</text:p>
          </table:table-cell>
          <table:table-cell table:style-name="ce7" table:formula="oooc:=[Escape.I21]" office:value-type="float" office:value="87.7402842325049">
            <text:p>87.74</text:p>
          </table:table-cell>
          <table:table-cell office:value-type="float" office:value="30">
            <text:p>30</text:p>
          </table:table-cell>
          <table:table-cell table:style-name="ce7" table:formula="oooc:=[.I25]-[.M25]" office:value-type="float" office:value="56.9772271555428">
            <text:p>56.98</text:p>
          </table:table-cell>
          <table:table-cell table:formula="oooc:=[.J25]-[.M25]" office:value-type="float" office:value="57.9398557525385">
            <text:p>57.94</text:p>
          </table:table-cell>
          <table:table-cell table:formula="oooc:=[.L25]-[.M25]" office:value-type="float" office:value="57.7402842325049">
            <text:p>57.74</text:p>
          </table:table-cell>
          <table:table-cell table:formula="oooc:=[.L25]-[.M25]" office:value-type="float" office:value="57.7402842325049">
            <text:p>57.74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Wed Oct  3 13:05:14 2007">
            <text:p>Wed Oct <text:s/>3 13:05:14 2007</text:p>
          </table:table-cell>
          <table:table-cell table:style-name="ce7" table:formula="oooc:=[$Escape.J7]" office:value-type="float" office:value="9261">
            <text:p>9261</text:p>
          </table:table-cell>
          <table:table-cell/>
          <table:table-cell table:style-name="ce7" table:formula="oooc:=[$Escape.K7]" office:value-type="float" office:value="6812">
            <text:p>6812</text:p>
          </table:table-cell>
          <table:table-cell table:style-name="ce7" table:formula="oooc:=[$Escape.L7]" office:value-type="float" office:value="2445">
            <text:p>2445</text:p>
          </table:table-cell>
          <table:table-cell office:value-type="float" office:value="1">
            <text:p>1</text:p>
          </table:table-cell>
          <table:table-cell table:style-name="ce7" table:formula="oooc:=(([.F26]-[.G26])*100)/MAX([.F26];[.G26])*[.H26]" office:value-type="float" office:value="64.1074574280681">
            <text:p>64.11</text:p>
          </table:table-cell>
          <table:table-cell table:style-name="ce7" table:formula="oooc:=[Escape.L19]" office:value-type="float" office:value="65.4535188928555">
            <text:p>65.45</text:p>
          </table:table-cell>
          <table:table-cell table:style-name="ce7" table:formula="oooc:=[Escape.L20]" office:value-type="float" office:value="64.605614973262">
            <text:p>64.61</text:p>
          </table:table-cell>
          <table:table-cell table:style-name="ce7" table:formula="oooc:=[Escape.L21]" office:value-type="float" office:value="63.9935064935065">
            <text:p>63.99</text:p>
          </table:table-cell>
          <table:table-cell office:value-type="float" office:value="30">
            <text:p>30</text:p>
          </table:table-cell>
          <table:table-cell table:style-name="ce7" table:formula="oooc:=[.I26]-[.M26]" office:value-type="float" office:value="34.1074574280681">
            <text:p>34.11</text:p>
          </table:table-cell>
          <table:table-cell table:formula="oooc:=[.J26]-[.M26]" office:value-type="float" office:value="35.4535188928555">
            <text:p>35.45</text:p>
          </table:table-cell>
          <table:table-cell table:formula="oooc:=[.L26]-[.M26]" office:value-type="float" office:value="33.9935064935065">
            <text:p>33.99</text:p>
          </table:table-cell>
          <table:table-cell table:formula="oooc:=[.L26]-[.M26]" office:value-type="float" office:value="33.9935064935065">
            <text:p>33.99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Tue Oct  2 14:17:21 2007">
            <text:p>Tue Oct <text:s/>2 14:17:21 2007</text:p>
          </table:table-cell>
          <table:table-cell table:style-name="ce7" table:formula="oooc:=[$Escape.M7]" office:value-type="float" office:value="9261">
            <text:p>9261</text:p>
          </table:table-cell>
          <table:table-cell/>
          <table:table-cell table:style-name="ce7" table:formula="oooc:=[$Escape.N7]" office:value-type="float" office:value="10890">
            <text:p>10890</text:p>
          </table:table-cell>
          <table:table-cell table:style-name="ce7" table:formula="oooc:=[$Escape.O7]" office:value-type="float" office:value="2068">
            <text:p>2068</text:p>
          </table:table-cell>
          <table:table-cell office:value-type="float" office:value="1">
            <text:p>1</text:p>
          </table:table-cell>
          <table:table-cell table:style-name="ce7" table:formula="oooc:=(([.F27]-[.G27])*100)/MAX([.F27];[.G27])*[.H27]" office:value-type="float" office:value="81.010101010101">
            <text:p>81.01</text:p>
          </table:table-cell>
          <table:table-cell table:style-name="ce7" table:formula="oooc:=[Escape.O19]" office:value-type="string" office:string-value="ACTION (move east)">
            <text:p>ACTION (move east)</text:p>
          </table:table-cell>
          <table:table-cell table:style-name="ce7" table:formula="oooc:=[Escape.O20]" office:value-type="string" office:string-value="ACTION (move east)">
            <text:p>ACTION (move east)</text:p>
          </table:table-cell>
          <table:table-cell table:style-name="ce7" table:formula="oooc:=[Escape.O21]" office:value-type="string" office:string-value="ACTION (move east)">
            <text:p>ACTION (move east)</text:p>
          </table:table-cell>
          <table:table-cell office:value-type="float" office:value="30">
            <text:p>30</text:p>
          </table:table-cell>
          <table:table-cell table:style-name="ce7" table:formula="oooc:=[.I27]-[.M27]" office:value-type="float" office:value="51.010101010101">
            <text:p>51.01</text:p>
          </table:table-cell>
          <table:table-cell table:formula="oooc:=[.J27]-[.M27]" office:value-type="float" office:value="-30">
            <text:p>-30</text:p>
          </table:table-cell>
          <table:table-cell table:formula="oooc:=[.L27]-[.M27]" office:value-type="float" office:value="-30">
            <text:p>-30</text:p>
          </table:table-cell>
          <table:table-cell table:formula="oooc:=[.L27]-[.M27]" office:value-type="float" office:value="-30">
            <text:p>-30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Tue Oct  2 15:12:42 2007">
            <text:p>Tue Oct <text:s/>2 15:12:42 2007</text:p>
          </table:table-cell>
          <table:table-cell table:style-name="ce9" table:formula="oooc:=[$Escape.P7]" office:value-type="float" office:value="157096">
            <text:p>157096</text:p>
          </table:table-cell>
          <table:table-cell/>
          <table:table-cell table:style-name="ce7" table:formula="oooc:=[$Escape.Q7]" office:value-type="float" office:value="24561">
            <text:p>24561</text:p>
          </table:table-cell>
          <table:table-cell table:style-name="ce8" table:formula="oooc:=[$Escape.R7]" office:value-type="float" office:value="5101">
            <text:p>5101</text:p>
          </table:table-cell>
          <table:table-cell office:value-type="float" office:value="1">
            <text:p>1</text:p>
          </table:table-cell>
          <table:table-cell table:style-name="ce7" table:formula="oooc:=(([.F28]-[.G28])*100)/MAX([.F28];[.G28])*[.H28]" office:value-type="float" office:value="79.2313016570987">
            <text:p>79.23</text:p>
          </table:table-cell>
          <table:table-cell table:style-name="ce7" table:formula="oooc:=[Escape.R19]" office:value-type="string" office:string-value="ACTION (move west)">
            <text:p>ACTION (move west)</text:p>
          </table:table-cell>
          <table:table-cell table:style-name="ce7" table:formula="oooc:=[Escape.R20]" office:value-type="string" office:string-value="ACTION (move west)">
            <text:p>ACTION (move west)</text:p>
          </table:table-cell>
          <table:table-cell table:style-name="ce7" table:formula="oooc:=[Escape.R21]" office:value-type="string" office:string-value="ACTION (move north)">
            <text:p>ACTION (move north)</text:p>
          </table:table-cell>
          <table:table-cell office:value-type="float" office:value="20">
            <text:p>20</text:p>
          </table:table-cell>
          <table:table-cell table:style-name="ce7" table:formula="oooc:=[.I28]-[.M28]" office:value-type="float" office:value="59.2313016570987">
            <text:p>59.23</text:p>
          </table:table-cell>
          <table:table-cell table:formula="oooc:=[.J28]-[.M28]" office:value-type="float" office:value="-20">
            <text:p>-20</text:p>
          </table:table-cell>
          <table:table-cell table:formula="oooc:=[.L28]-[.M28]" office:value-type="float" office:value="-20">
            <text:p>-20</text:p>
          </table:table-cell>
          <table:table-cell table:formula="oooc:=[.L28]-[.M28]" office:value-type="float" office:value="-20">
            <text:p>-20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Wed Oct  3 13:40:55 2007">
            <text:p>Wed Oct <text:s/>3 13:40:55 2007</text:p>
          </table:table-cell>
          <table:table-cell table:style-name="ce8" table:formula="oooc:=[$Escape.S7]" office:value-type="float" office:value="52969">
            <text:p>52969</text:p>
          </table:table-cell>
          <table:table-cell/>
          <table:table-cell table:style-name="ce7" table:formula="oooc:=[$Escape.T7]" office:value-type="float" office:value="1497">
            <text:p>1497</text:p>
          </table:table-cell>
          <table:table-cell table:style-name="ce7" table:formula="oooc:=[$Escape.U7]" office:value-type="float" office:value="980">
            <text:p>980</text:p>
          </table:table-cell>
          <table:table-cell office:value-type="float" office:value="1">
            <text:p>1</text:p>
          </table:table-cell>
          <table:table-cell table:style-name="ce7" table:formula="oooc:=(([.F29]-[.G29])*100)/MAX([.F29];[.G29])*[.H29]" office:value-type="float" office:value="34.5357381429526">
            <text:p>34.54</text:p>
          </table:table-cell>
          <table:table-cell table:style-name="ce7" table:formula="oooc:=[Escape.U19]" office:value-type="float" office:value="15.4070825504918">
            <text:p>15.41</text:p>
          </table:table-cell>
          <table:table-cell table:style-name="ce7" table:formula="oooc:=[Escape.U20]" office:value-type="float" office:value="18.4696569920844">
            <text:p>18.47</text:p>
          </table:table-cell>
          <table:table-cell table:style-name="ce7" table:formula="oooc:=[Escape.U21]"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7" table:formula="oooc:=[.I29]-[.M29]" office:value-type="float" office:value="14.5357381429526">
            <text:p>14.54</text:p>
          </table:table-cell>
          <table:table-cell table:formula="oooc:=[.J29]-[.M29]" office:value-type="float" office:value="-4.5929174495082">
            <text:p>-4.59</text:p>
          </table:table-cell>
          <table:table-cell table:formula="oooc:=[.L29]-[.M29]" office:value-type="float" office:value="-3">
            <text:p>-3</text:p>
          </table:table-cell>
          <table:table-cell table:formula="oooc:=[.L29]-[.M29]" office:value-type="float" office:value="-3">
            <text:p>-3</text:p>
          </table:table-cell>
          <table:table-cell table:number-columns-repeated="23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Wed Oct  3 13:12:36 2007">
            <text:p>Wed Oct <text:s/>3 13:12:36 2007</text:p>
          </table:table-cell>
          <table:table-cell table:style-name="ce7" table:formula="oooc:=[$Escape.V7]" office:value-type="float" office:value="21441">
            <text:p>21441</text:p>
          </table:table-cell>
          <table:table-cell/>
          <table:table-cell table:style-name="ce8" table:formula="oooc:=[$Escape.W7]" office:value-type="float" office:value="21539">
            <text:p>21539</text:p>
          </table:table-cell>
          <table:table-cell table:style-name="ce7" table:formula="oooc:=[$Escape.X7]" office:value-type="float" office:value="5528">
            <text:p>5528</text:p>
          </table:table-cell>
          <table:table-cell office:value-type="float" office:value="1">
            <text:p>1</text:p>
          </table:table-cell>
          <table:table-cell table:style-name="ce7" table:formula="oooc:=(([.F30]-[.G30])*100)/MAX([.F30];[.G30])*[.H30]" office:value-type="float" office:value="74.3349273411022">
            <text:p>74.33</text:p>
          </table:table-cell>
          <table:table-cell table:style-name="ce7" table:formula="oooc:=[Escape.X19]" office:value-type="float" office:value="75.8677148639973">
            <text:p>75.87</text:p>
          </table:table-cell>
          <table:table-cell table:style-name="ce7" table:formula="oooc:=[Escape.X20]" office:value-type="float" office:value="75.6122207649803">
            <text:p>75.61</text:p>
          </table:table-cell>
          <table:table-cell table:style-name="ce7" table:formula="oooc:=[Escape.X21]" office:value-type="float" office:value="75.5113830879836">
            <text:p>75.51</text:p>
          </table:table-cell>
          <table:table-cell office:value-type="float" office:value="20">
            <text:p>20</text:p>
          </table:table-cell>
          <table:table-cell table:style-name="ce7" table:formula="oooc:=[.I30]-[.M30]" office:value-type="float" office:value="54.3349273411022">
            <text:p>54.33</text:p>
          </table:table-cell>
          <table:table-cell table:formula="oooc:=[.J30]-[.M30]" office:value-type="float" office:value="55.8677148639973">
            <text:p>55.87</text:p>
          </table:table-cell>
          <table:table-cell table:formula="oooc:=[.L30]-[.M30]" office:value-type="float" office:value="55.5113830879836">
            <text:p>55.51</text:p>
          </table:table-cell>
          <table:table-cell table:formula="oooc:=[.L30]-[.M30]" office:value-type="float" office:value="55.5113830879836">
            <text:p>55.51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Wed Oct  3 13:06:53 2007">
            <text:p>Wed Oct <text:s/>3 13:06:53 2007</text:p>
          </table:table-cell>
          <table:table-cell table:style-name="ce7" table:formula="oooc:=[$Level10.B7]" office:value-type="float" office:value="3307">
            <text:p>3307</text:p>
          </table:table-cell>
          <table:table-cell/>
          <table:table-cell table:style-name="ce7" table:formula="oooc:=[$Level10.C7]" office:value-type="float" office:value="1754">
            <text:p>1754</text:p>
          </table:table-cell>
          <table:table-cell table:style-name="ce7" table:formula="oooc:=[$Level10.D7]" office:value-type="float" office:value="334">
            <text:p>334</text:p>
          </table:table-cell>
          <table:table-cell office:value-type="float" office:value="1">
            <text:p>1</text:p>
          </table:table-cell>
          <table:table-cell table:style-name="ce7" table:formula="oooc:=(([.F35]-[.G35])*100)/MAX([.F35];[.G35])*[.H35]" office:value-type="float" office:value="80.957810718358">
            <text:p>80.96</text:p>
          </table:table-cell>
          <table:table-cell table:style-name="ce7" table:formula="oooc:=[Level10.D19]" office:value-type="float" office:value="88.5205687326323">
            <text:p>88.52</text:p>
          </table:table-cell>
          <table:table-cell table:style-name="ce7" table:formula="oooc:=[Level10.D20]" office:value-type="float" office:value="86.6567136325464">
            <text:p>86.66</text:p>
          </table:table-cell>
          <table:table-cell table:style-name="ce7" table:formula="oooc:=[Level10.D21]" office:value-type="float" office:value="86.6263378315495">
            <text:p>86.63</text:p>
          </table:table-cell>
          <table:table-cell office:value-type="float" office:value="20">
            <text:p>20</text:p>
          </table:table-cell>
          <table:table-cell table:style-name="ce7" table:formula="oooc:=[.I35]-[.M35]" office:value-type="float" office:value="60.957810718358">
            <text:p>60.96</text:p>
          </table:table-cell>
          <table:table-cell table:formula="oooc:=[.J35]-[.M35]" office:value-type="float" office:value="68.5205687326323">
            <text:p>68.52</text:p>
          </table:table-cell>
          <table:table-cell table:formula="oooc:=[.L35]-[.M35]" office:value-type="float" office:value="66.6263378315495">
            <text:p>66.63</text:p>
          </table:table-cell>
          <table:table-cell table:formula="oooc:=[.L35]-[.M35]" office:value-type="float" office:value="66.6263378315495">
            <text:p>66.63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Wed Oct  3 13:39:25 2007">
            <text:p>Wed Oct <text:s/>3 13:39:25 2007</text:p>
          </table:table-cell>
          <table:table-cell table:style-name="ce7" table:formula="oooc:=[$Level10.E7]" office:value-type="float" office:value="19605">
            <text:p>19605</text:p>
          </table:table-cell>
          <table:table-cell/>
          <table:table-cell table:style-name="ce7" table:formula="oooc:=[$Level10.F7]" office:value-type="float" office:value="4153">
            <text:p>4153</text:p>
          </table:table-cell>
          <table:table-cell table:style-name="ce7" table:formula="oooc:=[$Level10.G7]" office:value-type="float" office:value="2029">
            <text:p>2029</text:p>
          </table:table-cell>
          <table:table-cell office:value-type="float" office:value="1">
            <text:p>1</text:p>
          </table:table-cell>
          <table:table-cell table:style-name="ce7" table:formula="oooc:=(([.F36]-[.G36])*100)/MAX([.F36];[.G36])*[.H36]" office:value-type="float" office:value="51.1437515049362">
            <text:p>51.14</text:p>
          </table:table-cell>
          <table:table-cell table:style-name="ce7" table:formula="oooc:=[Level10.G19]" office:value-type="float" office:value="54.0953957889885">
            <text:p>54.1</text:p>
          </table:table-cell>
          <table:table-cell table:style-name="ce7" table:formula="oooc:=[Level10.G20]" office:value-type="float" office:value="53.8709215798512">
            <text:p>53.87</text:p>
          </table:table-cell>
          <table:table-cell table:style-name="ce7" table:formula="oooc:=[Level10.G21]" office:value-type="float" office:value="53.834618680377">
            <text:p>53.83</text:p>
          </table:table-cell>
          <table:table-cell office:value-type="float" office:value="20">
            <text:p>20</text:p>
          </table:table-cell>
          <table:table-cell table:style-name="ce7" table:formula="oooc:=[.I36]-[.M36]" office:value-type="float" office:value="31.1437515049362">
            <text:p>31.14</text:p>
          </table:table-cell>
          <table:table-cell table:formula="oooc:=[.J36]-[.M36]" office:value-type="float" office:value="34.0953957889885">
            <text:p>34.1</text:p>
          </table:table-cell>
          <table:table-cell table:formula="oooc:=[.L36]-[.M36]" office:value-type="float" office:value="33.834618680377">
            <text:p>33.83</text:p>
          </table:table-cell>
          <table:table-cell table:formula="oooc:=[.L36]-[.M36]" office:value-type="float" office:value="33.834618680377">
            <text:p>33.83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Wed Oct  3 13:15:49 2007">
            <text:p>Wed Oct <text:s/>3 13:15:49 2007</text:p>
          </table:table-cell>
          <table:table-cell table:style-name="ce7" table:formula="oooc:=[$Level10.H7]" office:value-type="float" office:value="4729">
            <text:p>4729</text:p>
          </table:table-cell>
          <table:table-cell/>
          <table:table-cell table:style-name="ce7" table:formula="oooc:=[$Level10.I7]" office:value-type="float" office:value="9676">
            <text:p>9676</text:p>
          </table:table-cell>
          <table:table-cell table:style-name="ce7" table:formula="oooc:=[$Level10.J7]" office:value-type="float" office:value="7486">
            <text:p>7486</text:p>
          </table:table-cell>
          <table:table-cell office:value-type="float" office:value="1">
            <text:p>1</text:p>
          </table:table-cell>
          <table:table-cell table:style-name="ce7" table:formula="oooc:=(([.F37]-[.G37])*100)/MAX([.F37];[.G37])*[.H37]" office:value-type="float" office:value="22.6333195535345">
            <text:p>22.63</text:p>
          </table:table-cell>
          <table:table-cell table:style-name="ce7" table:formula="oooc:=[Level10.J19]" office:value-type="float" office:value="23.4391504908282">
            <text:p>23.44</text:p>
          </table:table-cell>
          <table:table-cell table:style-name="ce7" table:formula="oooc:=[Level10.J20]" office:value-type="float" office:value="23.2726579624512">
            <text:p>23.27</text:p>
          </table:table-cell>
          <table:table-cell table:style-name="ce7" table:formula="oooc:=[Level10.J21]" office:value-type="float" office:value="23.3846883147665">
            <text:p>23.38</text:p>
          </table:table-cell>
          <table:table-cell office:value-type="float" office:value="20">
            <text:p>20</text:p>
          </table:table-cell>
          <table:table-cell table:style-name="ce7" table:formula="oooc:=[.I37]-[.M37]" office:value-type="float" office:value="2.63331955353452">
            <text:p>2.63</text:p>
          </table:table-cell>
          <table:table-cell table:formula="oooc:=[.J37]-[.M37]" office:value-type="float" office:value="3.4391504908282">
            <text:p>3.44</text:p>
          </table:table-cell>
          <table:table-cell table:formula="oooc:=[.L37]-[.M37]" office:value-type="float" office:value="3.3846883147665">
            <text:p>3.38</text:p>
          </table:table-cell>
          <table:table-cell table:formula="oooc:=[.L37]-[.M37]" office:value-type="float" office:value="3.3846883147665">
            <text:p>3.38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Wed Oct  3 13:42:14 2007">
            <text:p>Wed Oct <text:s/>3 13:42:14 2007</text:p>
          </table:table-cell>
          <table:table-cell table:style-name="ce7" table:formula="oooc:=[$Level10.K7]" office:value-type="float" office:value="17941">
            <text:p>17941</text:p>
          </table:table-cell>
          <table:table-cell/>
          <table:table-cell table:style-name="ce7" table:formula="oooc:=[$Level10.L7]" office:value-type="float" office:value="1123">
            <text:p>1123</text:p>
          </table:table-cell>
          <table:table-cell table:style-name="ce7" table:formula="oooc:=[$Level10.M7]" office:value-type="float" office:value="534">
            <text:p>534</text:p>
          </table:table-cell>
          <table:table-cell office:value-type="float" office:value="1">
            <text:p>1</text:p>
          </table:table-cell>
          <table:table-cell table:style-name="ce7" table:formula="oooc:=(([.F38]-[.G38])*100)/MAX([.F38];[.G38])*[.H38]" office:value-type="float" office:value="52.4487978628673">
            <text:p>52.45</text:p>
          </table:table-cell>
          <table:table-cell table:style-name="ce7" table:formula="oooc:=[Level10.M19]" office:value-type="float" office:value="46.9540674785925">
            <text:p>46.95</text:p>
          </table:table-cell>
          <table:table-cell table:style-name="ce7" table:formula="oooc:=[Level10.M20]" office:value-type="float" office:value="46.5906550413593">
            <text:p>46.59</text:p>
          </table:table-cell>
          <table:table-cell table:style-name="ce7" table:formula="oooc:=[Level10.M21]" office:value-type="float" office:value="46.2391834923452">
            <text:p>46.24</text:p>
          </table:table-cell>
          <table:table-cell office:value-type="float" office:value="20">
            <text:p>20</text:p>
          </table:table-cell>
          <table:table-cell table:style-name="ce7" table:formula="oooc:=[.I38]-[.M38]" office:value-type="float" office:value="32.4487978628673">
            <text:p>32.45</text:p>
          </table:table-cell>
          <table:table-cell table:formula="oooc:=[.J38]-[.M38]" office:value-type="float" office:value="26.9540674785925">
            <text:p>26.95</text:p>
          </table:table-cell>
          <table:table-cell table:formula="oooc:=[.L38]-[.M38]" office:value-type="float" office:value="26.2391834923452">
            <text:p>26.24</text:p>
          </table:table-cell>
          <table:table-cell table:formula="oooc:=[.L38]-[.M38]" office:value-type="float" office:value="26.2391834923452">
            <text:p>26.24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Wed Oct  3 13:29:26 2007">
            <text:p>Wed Oct <text:s/>3 13:29:26 2007</text:p>
          </table:table-cell>
          <table:table-cell table:style-name="ce7" table:formula="oooc:=[$Level10.N7]" office:value-type="float" office:value="52969">
            <text:p>52969</text:p>
          </table:table-cell>
          <table:table-cell/>
          <table:table-cell table:style-name="ce7" table:formula="oooc:=[$Level10.O7]" office:value-type="float" office:value="7565">
            <text:p>7565</text:p>
          </table:table-cell>
          <table:table-cell table:style-name="ce7" table:formula="oooc:=[$Level10.P7]" office:value-type="float" office:value="5683">
            <text:p>5683</text:p>
          </table:table-cell>
          <table:table-cell office:value-type="float" office:value="1">
            <text:p>1</text:p>
          </table:table-cell>
          <table:table-cell table:style-name="ce7" table:formula="oooc:=(([.F39]-[.G39])*100)/MAX([.F39];[.G39])*[.H39]" office:value-type="float" office:value="24.8777263714475">
            <text:p>24.88</text:p>
          </table:table-cell>
          <table:table-cell table:style-name="ce7" table:formula="oooc:=[Level10.P19]" office:value-type="float" office:value="25.2795201709792">
            <text:p>25.28</text:p>
          </table:table-cell>
          <table:table-cell table:style-name="ce7" table:formula="oooc:=[Level10.P20]" office:value-type="float" office:value="25.3286384976526">
            <text:p>25.33</text:p>
          </table:table-cell>
          <table:table-cell table:style-name="ce7" table:formula="oooc:=[Level10.P21]" office:value-type="float" office:value="25.0578435909301">
            <text:p>25.06</text:p>
          </table:table-cell>
          <table:table-cell office:value-type="float" office:value="20">
            <text:p>20</text:p>
          </table:table-cell>
          <table:table-cell table:style-name="ce7" table:formula="oooc:=[.I39]-[.M39]" office:value-type="float" office:value="4.87772637144746">
            <text:p>4.88</text:p>
          </table:table-cell>
          <table:table-cell table:formula="oooc:=[.J39]-[.M39]" office:value-type="float" office:value="5.2795201709792">
            <text:p>5.28</text:p>
          </table:table-cell>
          <table:table-cell table:formula="oooc:=[.L39]-[.M39]" office:value-type="float" office:value="5.0578435909301">
            <text:p>5.06</text:p>
          </table:table-cell>
          <table:table-cell table:formula="oooc:=[.L39]-[.M39]" office:value-type="float" office:value="5.0578435909301">
            <text:p>5.06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Wed Oct  3 13:29:53 2007">
            <text:p>Wed Oct <text:s/>3 13:29:53 2007</text:p>
          </table:table-cell>
          <table:table-cell table:style-name="ce7" table:formula="oooc:=[$Level10.Q7]" office:value-type="float" office:value="13621">
            <text:p>13621</text:p>
          </table:table-cell>
          <table:table-cell/>
          <table:table-cell table:style-name="ce7" table:formula="oooc:=[$Level10.R7]" office:value-type="float" office:value="3329">
            <text:p>3329</text:p>
          </table:table-cell>
          <table:table-cell table:style-name="ce7" table:formula="oooc:=[$Level10.S7]" office:value-type="float" office:value="1878">
            <text:p>1878</text:p>
          </table:table-cell>
          <table:table-cell office:value-type="float" office:value="1">
            <text:p>1</text:p>
          </table:table-cell>
          <table:table-cell table:style-name="ce7" table:formula="oooc:=(([.F40]-[.G40])*100)/MAX([.F40];[.G40])*[.H40]" office:value-type="float" office:value="43.5866626614599">
            <text:p>43.59</text:p>
          </table:table-cell>
          <table:table-cell table:style-name="ce7" table:formula="oooc:=[Level10.S19]" office:value-type="float" office:value="43.2271074719181">
            <text:p>43.23</text:p>
          </table:table-cell>
          <table:table-cell table:style-name="ce7" table:formula="oooc:=[Level10.S20]" office:value-type="float" office:value="40.4074702886248">
            <text:p>40.41</text:p>
          </table:table-cell>
          <table:table-cell table:style-name="ce7" table:formula="oooc:=[Level10.S21]" office:value-type="float" office:value="38.6217948717949">
            <text:p>38.62</text:p>
          </table:table-cell>
          <table:table-cell office:value-type="float" office:value="20">
            <text:p>20</text:p>
          </table:table-cell>
          <table:table-cell table:style-name="ce7" table:formula="oooc:=[.I40]-[.M40]" office:value-type="float" office:value="23.5866626614599">
            <text:p>23.59</text:p>
          </table:table-cell>
          <table:table-cell table:formula="oooc:=[.J40]-[.M40]" office:value-type="float" office:value="23.2271074719181">
            <text:p>23.23</text:p>
          </table:table-cell>
          <table:table-cell table:formula="oooc:=[.L40]-[.M40]" office:value-type="float" office:value="18.6217948717949">
            <text:p>18.62</text:p>
          </table:table-cell>
          <table:table-cell table:formula="oooc:=[.L40]-[.M40]" office:value-type="float" office:value="18.6217948717949">
            <text:p>18.62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Tue Oct  2 15:18:46 2007">
            <text:p>Tue Oct <text:s/>2 15:18:46 2007</text:p>
          </table:table-cell>
          <table:table-cell table:style-name="ce7" table:formula="oooc:=[$Level10.T7]" office:value-type="float" office:value="16375">
            <text:p>16375</text:p>
          </table:table-cell>
          <table:table-cell/>
          <table:table-cell table:style-name="ce7" table:formula="oooc:=[$Level10.U7]" office:value-type="float" office:value="3336">
            <text:p>3336</text:p>
          </table:table-cell>
          <table:table-cell table:style-name="ce7" table:formula="oooc:=[$Level10.V7]" office:value-type="float" office:value="953">
            <text:p>953</text:p>
          </table:table-cell>
          <table:table-cell office:value-type="float" office:value="1">
            <text:p>1</text:p>
          </table:table-cell>
          <table:table-cell table:style-name="ce7" table:formula="oooc:=(([.F41]-[.G41])*100)/MAX([.F41];[.G41])*[.H41]" office:value-type="float" office:value="71.4328537170264">
            <text:p>71.43</text:p>
          </table:table-cell>
          <table:table-cell table:style-name="ce7" table:formula="oooc:=[Level10.V19]" office:value-type="string" office:string-value="ACTION (move east)">
            <text:p>ACTION (move east)</text:p>
          </table:table-cell>
          <table:table-cell table:style-name="ce7" table:formula="oooc:=[Level10.V20]" office:value-type="string" office:string-value="ACTION (move east)">
            <text:p>ACTION (move east)</text:p>
          </table:table-cell>
          <table:table-cell table:style-name="ce7" table:formula="oooc:=[Level10.V21]" office:value-type="string" office:string-value="ACTION (move north)">
            <text:p>ACTION (move north)</text:p>
          </table:table-cell>
          <table:table-cell office:value-type="float" office:value="20">
            <text:p>20</text:p>
          </table:table-cell>
          <table:table-cell table:style-name="ce7" table:formula="oooc:=[.I41]-[.M41]" office:value-type="float" office:value="51.4328537170264">
            <text:p>51.43</text:p>
          </table:table-cell>
          <table:table-cell table:formula="oooc:=[.J41]-[.M41]" office:value-type="float" office:value="-20">
            <text:p>-20</text:p>
          </table:table-cell>
          <table:table-cell table:formula="oooc:=[.L41]-[.M41]" office:value-type="float" office:value="-20">
            <text:p>-20</text:p>
          </table:table-cell>
          <table:table-cell table:formula="oooc:=[.L41]-[.M41]" office:value-type="float" office:value="-20">
            <text:p>-20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Level10.W8]" office:value-type="string" office:string-value="Tue Oct  2 21:30:14 2007">
            <text:p>Tue Oct <text:s/>2 21:30:14 2007</text:p>
          </table:table-cell>
          <table:table-cell table:formula="oooc:=[Level10.W7]" office:value-type="float" office:value="188213">
            <text:p>188213</text:p>
          </table:table-cell>
          <table:table-cell/>
          <table:table-cell table:formula="oooc:=[Level10.X7]" office:value-type="float" office:value="1497">
            <text:p>1497</text:p>
          </table:table-cell>
          <table:table-cell table:formula="oooc:=[Level10.Y7]" office:value-type="float" office:value="980">
            <text:p>980</text:p>
          </table:table-cell>
          <table:table-cell office:value-type="float" office:value="1">
            <text:p>1</text:p>
          </table:table-cell>
          <table:table-cell table:style-name="ce7" table:formula="oooc:=(([.F42]-[.G42])*100)/MAX([.F42];[.G42])*[.H42]" office:value-type="float" office:value="34.5357381429526">
            <text:p>34.54</text:p>
          </table:table-cell>
          <table:table-cell table:style-name="ce7" table:formula="oooc:=[Level10.Y19]" office:value-type="string" office:string-value="ACTION (move north)">
            <text:p>ACTION (move north)</text:p>
          </table:table-cell>
          <table:table-cell table:style-name="ce7" table:formula="oooc:=[Level10.Y20]" office:value-type="string" office:string-value="ACTION (move north)">
            <text:p>ACTION (move north)</text:p>
          </table:table-cell>
          <table:table-cell table:style-name="ce7" table:formula="oooc:=[Level10.Y21]" office:value-type="string" office:string-value="ACTION (move west)">
            <text:p>ACTION (move west)</text:p>
          </table:table-cell>
          <table:table-cell office:value-type="float" office:value="20">
            <text:p>20</text:p>
          </table:table-cell>
          <table:table-cell table:style-name="ce7" table:formula="oooc:=[.I42]-[.M42]" office:value-type="float" office:value="14.5357381429526">
            <text:p>14.54</text:p>
          </table:table-cell>
          <table:table-cell table:formula="oooc:=[.J42]-[.M42]" office:value-type="float" office:value="-20">
            <text:p>-20</text:p>
          </table:table-cell>
          <table:table-cell table:formula="oooc:=[.L42]-[.M42]" office:value-type="float" office:value="-20">
            <text:p>-20</text:p>
          </table:table-cell>
          <table:table-cell table:formula="oooc:=[.L42]-[.M42]" office:value-type="float" office:value="-20">
            <text:p>-2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BUILD</text:p>
          </table:table-cell>
          <table:table-cell table:style-name="Default"/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/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(1)</text:p>
          </table:table-cell>
          <table:table-cell table:style-name="ce13" office:value-type="string">
            <text:p>regret(2)</text:p>
          </table:table-cell>
          <table:table-cell table:style-name="ce13" office:value-type="string">
            <text:p>regret(3)</text:p>
          </table:table-cell>
          <table:table-cell table:style-name="ce13" office:value-type="string">
            <text:p>regret(4)</text:p>
          </table:table-cell>
          <table:table-cell table:style-name="ce13" office:value-type="string">
            <text:p>needed</text:p>
          </table:table-cell>
          <table:table-cell table:style-name="ce13" office:value-type="string">
            <text:p>excess(1)</text:p>
          </table:table-cell>
          <table:table-cell table:style-name="ce2" office:value-type="string">
            <text:p>excess(2)</text:p>
          </table:table-cell>
          <table:table-cell table:style-name="ce2" office:value-type="string">
            <text:p>excess(3)</text:p>
          </table:table-cell>
          <table:table-cell table:style-name="ce2" office:value-type="string">
            <text:p>excess(4)</text:p>
          </table:table-cell>
          <table:table-cell table:style-name="ce2"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formula="oooc:=[Build.B7]" office:value-type="string" office:string-value="Tue Oct  2 13:03:29 2007">
            <text:p>Tue Oct <text:s/>2 13:03:29 2007</text:p>
          </table:table-cell>
          <table:table-cell table:formula="oooc:=[Build.B6]" office:value-type="float" office:value="57136">
            <text:p>57136</text:p>
          </table:table-cell>
          <table:table-cell/>
          <table:table-cell table:formula="oooc:=[Build.C6]" office:value-type="float" office:value="102654">
            <text:p>102654</text:p>
          </table:table-cell>
          <table:table-cell table:formula="oooc:=[Build.D6]" office:value-type="float" office:value="14696">
            <text:p>14696</text:p>
          </table:table-cell>
          <table:table-cell office:value-type="float" office:value="1">
            <text:p>1</text:p>
          </table:table-cell>
          <table:table-cell table:style-name="ce7" table:formula="oooc:=(([.F46]-[.G46])*100)/MAX([.F46];[.G46])*[.H46]" office:value-type="float" office:value="85.6839480195609">
            <text:p>85.68</text:p>
          </table:table-cell>
          <table:table-cell table:style-name="ce7" table:formula="oooc:=[Build.D18]" office:value-type="string" office:string-value="ACTION (reinforce w2 steel-plate)">
            <text:p>ACTION (reinforce w2 steel-plate)</text:p>
          </table:table-cell>
          <table:table-cell table:style-name="ce7" table:formula="oooc:=[Build.D19]" office:value-type="string" office:string-value="ACTION (reinforce w1 steel-plate)">
            <text:p>ACTION (reinforce w1 steel-plate)</text:p>
          </table:table-cell>
          <table:table-cell table:style-name="ce7" table:formula="oooc:=[Build.D20]" office:value-type="string" office:string-value="ACTION (stack w3 w5)">
            <text:p>ACTION (stack w3 w5)</text:p>
          </table:table-cell>
          <table:table-cell office:value-type="float" office:value="30">
            <text:p>30</text:p>
          </table:table-cell>
          <table:table-cell table:style-name="ce7" table:formula="oooc:=[.I46]-[.M46]" office:value-type="float" office:value="55.6839480195609">
            <text:p>55.68</text:p>
          </table:table-cell>
          <table:table-cell table:formula="oooc:=[.J46]-[.M46]" office:value-type="float" office:value="-30">
            <text:p>-30</text:p>
          </table:table-cell>
          <table:table-cell table:formula="oooc:=[.L46]-[.M46]" office:value-type="float" office:value="-30">
            <text:p>-30</text:p>
          </table:table-cell>
          <table:table-cell table:formula="oooc:=[.L46]-[.M46]" office:value-type="float" office:value="-30">
            <text:p>-30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formula="oooc:=[Build.E7]" office:value-type="string" office:string-value="Wed Oct  3 13:13:41 2007">
            <text:p>Wed Oct <text:s/>3 13:13:41 2007</text:p>
          </table:table-cell>
          <table:table-cell table:formula="oooc:=[Build.E6]" office:value-type="float" office:value="12383">
            <text:p>12383</text:p>
          </table:table-cell>
          <table:table-cell/>
          <table:table-cell table:formula="oooc:=[Build.F6]" office:value-type="float" office:value="15315">
            <text:p>15315</text:p>
          </table:table-cell>
          <table:table-cell table:formula="oooc:=[Build.G6]" office:value-type="float" office:value="319">
            <text:p>319</text:p>
          </table:table-cell>
          <table:table-cell office:value-type="float" office:value="1">
            <text:p>1</text:p>
          </table:table-cell>
          <table:table-cell table:style-name="ce7" table:formula="oooc:=(([.F47]-[.G47])*100)/MAX([.F47];[.G47])*[.H47]" office:value-type="float" office:value="97.9170747633039">
            <text:p>97.92</text:p>
          </table:table-cell>
          <table:table-cell table:style-name="ce7" table:formula="oooc:=[Build.G18]" office:value-type="float" office:value="98.8642438834891">
            <text:p>98.86</text:p>
          </table:table-cell>
          <table:table-cell table:style-name="ce7" table:formula="oooc:=[Build.G19]" office:value-type="float" office:value="98.8254231746271">
            <text:p>98.83</text:p>
          </table:table-cell>
          <table:table-cell table:style-name="ce7" table:formula="oooc:=[Build.G20]" office:value-type="float" office:value="98.8083873452913">
            <text:p>98.81</text:p>
          </table:table-cell>
          <table:table-cell office:value-type="float" office:value="30">
            <text:p>30</text:p>
          </table:table-cell>
          <table:table-cell table:style-name="ce7" table:formula="oooc:=[.I47]-[.M47]" office:value-type="float" office:value="67.9170747633039">
            <text:p>67.92</text:p>
          </table:table-cell>
          <table:table-cell table:formula="oooc:=[.J47]-[.M47]" office:value-type="float" office:value="68.8642438834891">
            <text:p>68.86</text:p>
          </table:table-cell>
          <table:table-cell table:formula="oooc:=[.L47]-[.M47]" office:value-type="float" office:value="68.8083873452913">
            <text:p>68.81</text:p>
          </table:table-cell>
          <table:table-cell table:formula="oooc:=[.L47]-[.M47]" office:value-type="float" office:value="68.8083873452913">
            <text:p>68.81</text:p>
          </table:table-cell>
          <table:table-cell table:number-columns-repeated="239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formula="oooc:=[Build.H7]" office:value-type="string" office:string-value="Tue Oct  2 13:11:46 2007">
            <text:p>Tue Oct <text:s/>2 13:11:46 2007</text:p>
          </table:table-cell>
          <table:table-cell table:formula="oooc:=[Build.H6]" office:value-type="float" office:value="111061">
            <text:p>111061</text:p>
          </table:table-cell>
          <table:table-cell/>
          <table:table-cell table:formula="oooc:=[Build.I6]" office:value-type="float" office:value="174997">
            <text:p>174997</text:p>
          </table:table-cell>
          <table:table-cell table:formula="oooc:=[Build.J6]" office:value-type="float" office:value="26411">
            <text:p>26411</text:p>
          </table:table-cell>
          <table:table-cell office:value-type="float" office:value="1">
            <text:p>1</text:p>
          </table:table-cell>
          <table:table-cell table:style-name="ce7" table:formula="oooc:=(([.F48]-[.G48])*100)/MAX([.F48];[.G48])*[.H48]" office:value-type="float" office:value="84.9077412755647">
            <text:p>84.91</text:p>
          </table:table-cell>
          <table:table-cell table:style-name="ce7" table:formula="oooc:=[Build.J18]" office:value-type="string" office:string-value="ACTION (stack w3 w4)">
            <text:p>ACTION (stack w3 w4)</text:p>
          </table:table-cell>
          <table:table-cell table:style-name="ce7" table:formula="oooc:=[Build.J19]" office:value-type="string" office:string-value="ACTION (stack w4 w5)">
            <text:p>ACTION (stack w4 w5)</text:p>
          </table:table-cell>
          <table:table-cell table:style-name="ce7" table:formula="oooc:=[Build.J20]" office:value-type="string" office:string-value="ACTION (stack w5 w6)">
            <text:p>ACTION (stack w5 w6)</text:p>
          </table:table-cell>
          <table:table-cell office:value-type="float" office:value="30">
            <text:p>30</text:p>
          </table:table-cell>
          <table:table-cell table:style-name="ce7" table:formula="oooc:=[.I48]-[.M48]" office:value-type="float" office:value="54.9077412755647">
            <text:p>54.91</text:p>
          </table:table-cell>
          <table:table-cell table:formula="oooc:=[.J48]-[.M48]" office:value-type="float" office:value="-30">
            <text:p>-30</text:p>
          </table:table-cell>
          <table:table-cell table:formula="oooc:=[.L48]-[.M48]" office:value-type="float" office:value="-30">
            <text:p>-30</text:p>
          </table:table-cell>
          <table:table-cell table:formula="oooc:=[.L48]-[.M48]" office:value-type="float" office:value="-30">
            <text:p>-30</text:p>
          </table:table-cell>
          <table:table-cell table:number-columns-repeated="239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formula="oooc:=[Build.K7]" office:value-type="string" office:string-value="Tue Oct  2 12:52:59 2007">
            <text:p>Tue Oct <text:s/>2 12:52:59 2007</text:p>
          </table:table-cell>
          <table:table-cell table:formula="oooc:=[Build.K6]" office:value-type="float" office:value="58690">
            <text:p>58690</text:p>
          </table:table-cell>
          <table:table-cell/>
          <table:table-cell table:formula="oooc:=[Build.L6]" office:value-type="float" office:value="2155">
            <text:p>2155</text:p>
          </table:table-cell>
          <table:table-cell table:formula="oooc:=[Build.M6]" office:value-type="float" office:value="290">
            <text:p>290</text:p>
          </table:table-cell>
          <table:table-cell office:value-type="float" office:value="1">
            <text:p>1</text:p>
          </table:table-cell>
          <table:table-cell table:style-name="ce7" table:formula="oooc:=(([.F49]-[.G49])*100)/MAX([.F49];[.G49])*[.H49]" office:value-type="float" office:value="86.5429234338747">
            <text:p>86.54</text:p>
          </table:table-cell>
          <table:table-cell table:style-name="ce7" table:formula="oooc:=[Build.M18]" office:value-type="string" office:string-value="ACTION (stack c2 c7)">
            <text:p>ACTION (stack c2 c7)</text:p>
          </table:table-cell>
          <table:table-cell table:style-name="ce7" table:formula="oooc:=[Build.M19]" office:value-type="string" office:string-value="ACTION (stack c7 c3)">
            <text:p>ACTION (stack c7 c3)</text:p>
          </table:table-cell>
          <table:table-cell table:style-name="ce7" table:formula="oooc:=[Build.M20]" office:value-type="string" office:string-value=".">
            <text:p>.</text:p>
          </table:table-cell>
          <table:table-cell office:value-type="float" office:value="20">
            <text:p>20</text:p>
          </table:table-cell>
          <table:table-cell table:style-name="ce7" table:formula="oooc:=[.I49]-[.M49]" office:value-type="float" office:value="66.5429234338747">
            <text:p>66.54</text:p>
          </table:table-cell>
          <table:table-cell table:formula="oooc:=[.J49]-[.M49]" office:value-type="float" office:value="-20">
            <text:p>-20</text:p>
          </table:table-cell>
          <table:table-cell table:formula="oooc:=[.L49]-[.M49]" office:value-type="float" office:value="-20">
            <text:p>-20</text:p>
          </table:table-cell>
          <table:table-cell table:formula="oooc:=[.L49]-[.M49]" office:value-type="float" office:value="-20">
            <text:p>-20</text:p>
          </table:table-cell>
          <table:table-cell table:number-columns-repeated="239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3"/>
          <table:table-cell table:style-name="ce10" office:value-type="string">
            <text:p>Average excess regret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er(1)</text:p>
          </table:table-cell>
          <table:table-cell table:style-name="ce2" office:value-type="string">
            <text:p>aer(2)</text:p>
          </table:table-cell>
          <table:table-cell table:style-name="ce2" office:value-type="string">
            <text:p>aer(3)</text:p>
          </table:table-cell>
          <table:table-cell table:style-name="ce2" office:value-type="string">
            <text:p>aer(4)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7" table:formula="oooc:=AVERAGE([.N3];[.N4];[.N5];[.N13];[.N14];[.N24];[.N25])" office:value-type="float" office:value="34.3195690437421">
            <text:p>34.32</text:p>
          </table:table-cell>
          <table:table-cell table:style-name="ce7" table:formula="oooc:=AVERAGE([.O3];[.O4];[.O5];[.O13];[.O14];[.O24];[.O25])" office:value-type="float" office:value="1.92880762764069">
            <text:p>1.93</text:p>
          </table:table-cell>
          <table:table-cell table:style-name="ce7" table:formula="oooc:=AVERAGE([.P3];[.P4];[.P5];[.P13];[.P14];[.P24];[.P25])" office:value-type="float" office:value="1.82304311837846">
            <text:p>1.82</text:p>
          </table:table-cell>
          <table:table-cell table:style-name="ce7" table:formula="oooc:=AVERAGE([.Q3];[.Q4];[.Q5];[.Q13];[.Q14];[.Q24];[.Q25])" office:value-type="float" office:value="1.82304311837846">
            <text:p>1.82</text:p>
          </table:table-cell>
          <table:table-cell table:number-columns-repeated="6"/>
          <table:table-cell table:style-name="ce14"/>
          <table:table-cell table:style-name="ce15"/>
          <table:table-cell table:number-columns-repeated="241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11" table:formula="oooc:=AVERAGE([.N15];[.N16];[.N26];[.N27];[RESULTS_time.K46];[RESULTS_time.K47];[RESULTS_time.K48])" office:value-type="float" office:value="40.8712017682113">
            <text:p>40.87</text:p>
          </table:table-cell>
          <table:table-cell table:style-name="ce11" table:formula="oooc:=AVERAGE([.O15];[.O16];[.O26];[.O27];[RESULTS_time.L46];[RESULTS_time.L47];[RESULTS_time.L48])" office:value-type="float" office:value="10.7370847585459">
            <text:p>10.74</text:p>
          </table:table-cell>
          <table:table-cell table:style-name="ce11" table:formula="oooc:=AVERAGE([.P15];[.P16];[.P26];[.P27];[RESULTS_time.M46];[RESULTS_time.M47];[RESULTS_time.M48])" office:value-type="float" office:value="10.2572893984603">
            <text:p>10.26</text:p>
          </table:table-cell>
          <table:table-cell table:style-name="ce11" table:formula="oooc:=AVERAGE([.Q15];[.Q16];[.Q26];[.Q27];[RESULTS_time.N46];[RESULTS_time.N47];[RESULTS_time.N48])" office:value-type="float" office:value="10.2572893984603">
            <text:p>10.26</text:p>
          </table:table-cell>
          <table:table-cell table:number-columns-repeated="6"/>
          <table:table-cell table:style-name="ce14"/>
          <table:table-cell table:style-name="ce15"/>
          <table:table-cell table:number-columns-repeated="241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7" table:formula="oooc:=AVERAGE([.N6];[.N7];[.N17];[.N18];[.N28];[.N29];[RESULTS_time.K49])" office:value-type="float" office:value="23.7299670352074">
            <text:p>23.73</text:p>
          </table:table-cell>
          <table:table-cell table:style-name="ce7" table:formula="oooc:=AVERAGE([.O6];[.O7];[.O17];[.O18];[.O28];[.O29];[RESULTS_time.L49])" office:value-type="float" office:value="-21.3083147131763">
            <text:p>-21.31</text:p>
          </table:table-cell>
          <table:table-cell table:style-name="ce7" table:formula="oooc:=AVERAGE([.P6];[.P7];[.P17];[.P18];[.P28];[.P29];[RESULTS_time.M49])" office:value-type="float" office:value="-21.0170945721667">
            <text:p>-21.02</text:p>
          </table:table-cell>
          <table:table-cell table:style-name="ce7" table:formula="oooc:=AVERAGE([.Q6];[.Q7];[.Q17];[.Q18];[.Q28];[.Q29];[RESULTS_time.N49])" office:value-type="float" office:value="-21.0170945721667">
            <text:p>-21.02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7" table:formula="oooc:=AVERAGE([.N8];[.N9];[.N19];[.N20];[.N30])" office:value-type="float" office:value="37.2943149883275">
            <text:p>37.29</text:p>
          </table:table-cell>
          <table:table-cell table:style-name="ce7" table:formula="oooc:=AVERAGE([.O8];[.O9];[.O19];[.O20];[.O30])" office:value-type="float" office:value="14.44777321381">
            <text:p>14.45</text:p>
          </table:table-cell>
          <table:table-cell table:style-name="ce7" table:formula="oooc:=AVERAGE([.P8];[.P9];[.P19];[.P20];[.P30])" office:value-type="float" office:value="14.3216728430808">
            <text:p>14.32</text:p>
          </table:table-cell>
          <table:table-cell table:style-name="ce7" table:formula="oooc:=AVERAGE([.Q8];[.Q9];[.Q19];[.Q20];[.Q30])" office:value-type="float" office:value="14.3216728430808">
            <text:p>14.32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7" table:formula="oooc:=AVERAGE([.N35:.N41])" office:value-type="float" office:value="29.5829889128043">
            <text:p>29.58</text:p>
          </table:table-cell>
          <table:table-cell table:style-name="ce7" table:formula="oooc:=AVERAGE([.O35:.O41])" office:value-type="float" office:value="20.2165443048484">
            <text:p>20.22</text:p>
          </table:table-cell>
          <table:table-cell table:style-name="ce7" table:formula="oooc:=AVERAGE([.P35:.P41])" office:value-type="float" office:value="19.1092095402519">
            <text:p>19.11</text:p>
          </table:table-cell>
          <table:table-cell table:style-name="ce7" table:formula="oooc:=AVERAGE([.Q35:.Q41])" office:value-type="float" office:value="19.1092095402519">
            <text:p>19.11</text:p>
          </table:table-cell>
          <table:table-cell table:number-columns-repeated="249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time" table:style-name="ta2" table:print="false">
        <office:forms form:automatic-focus="false" form:apply-design-mode="false"/>
        <table:table-column table:style-name="co9" table:default-cell-style-name="Default"/>
        <table:table-column table:style-name="co15" table:default-cell-style-name="ce4"/>
        <table:table-column table:style-name="co3" table:default-cell-style-name="Default"/>
        <table:table-column table:style-name="co9" table:number-columns-repeated="4" table:default-cell-style-name="Default"/>
        <table:table-column table:style-name="co9" table:default-cell-style-name="ce12"/>
        <table:table-column table:style-name="co9" table:default-cell-style-name="Default"/>
        <table:table-column table:style-name="co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Tue Oct  2 14:28:40 2007">
            <text:p>Tue Oct <text:s/>2 14:28:40 2007</text:p>
          </table:table-cell>
          <table:table-cell table:style-name="ce7" table:formula="oooc:=[$Rogue.B6]*[$Rogue.B10]*0.001" office:value-type="float" office:value="127.83172">
            <text:p>127.83</text:p>
          </table:table-cell>
          <table:table-cell table:style-name="ce7" table:formula="oooc:=[$Rogue.C6]*[$Rogue.C10]*0.001" office:value-type="float" office:value="138.946898">
            <text:p>138.95</text:p>
          </table:table-cell>
          <table:table-cell table:style-name="ce7" table:formula="oooc:=[$Rogue.D6]*[$Rogue.D10]*0.001" office:value-type="float" office:value="2809.63584">
            <text:p>2809.64</text:p>
          </table:table-cell>
          <table:table-cell table:style-name="ce7" table:formula="oooc:=[$Rogue.E6]*[$Rogue.E10]*0.001" office:value-type="float" office:value="46.991016">
            <text:p>46.99</text:p>
          </table:table-cell>
          <table:table-cell office:value-type="float" office:value="1">
            <text:p>1</text:p>
          </table:table-cell>
          <table:table-cell table:style-name="ce7" table:formula="oooc:=(([.F3]-[.G3])*100)/MAX([.F3];[.G3])*[.H3]" office:value-type="float" office:value="98.3275051047185">
            <text:p>98.33</text:p>
          </table:table-cell>
          <table:table-cell office:value-type="float" office:value="30">
            <text:p>30</text:p>
          </table:table-cell>
          <table:table-cell table:style-name="ce7" table:formula="oooc:=[.I3]-[.J3]" office:value-type="float" office:value="68.3275051047185">
            <text:p>68.33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Tue Oct  2 14:30:08 2007">
            <text:p>Tue Oct <text:s/>2 14:30:08 2007</text:p>
          </table:table-cell>
          <table:table-cell table:style-name="ce7" table:formula="oooc:=[$Rogue.F6]*[$Rogue.F10]*0.001" office:value-type="float" office:value="251.418332">
            <text:p>251.42</text:p>
          </table:table-cell>
          <table:table-cell table:style-name="ce7" table:formula="oooc:=[$Rogue.G6]*[$Rogue.G10]*0.001" office:value-type="float" office:value="235.477515">
            <text:p>235.48</text:p>
          </table:table-cell>
          <table:table-cell table:style-name="ce7" table:formula="oooc:=[$Rogue.H6]*[$Rogue.H10]*0.001" office:value-type="float" office:value="748.622907">
            <text:p>748.62</text:p>
          </table:table-cell>
          <table:table-cell table:style-name="ce7" table:formula="oooc:=[$Rogue.I6]*[$Rogue.I10]*0.001" office:value-type="float" office:value="289.280574">
            <text:p>289.28</text:p>
          </table:table-cell>
          <table:table-cell office:value-type="float" office:value="1">
            <text:p>1</text:p>
          </table:table-cell>
          <table:table-cell table:style-name="ce7" table:formula="oooc:=(([.F4]-[.G4])*100)/MAX([.F4];[.G4])*[.H4]" office:value-type="float" office:value="61.3583058579852">
            <text:p>61.36</text:p>
          </table:table-cell>
          <table:table-cell office:value-type="float" office:value="30">
            <text:p>30</text:p>
          </table:table-cell>
          <table:table-cell table:style-name="ce7" table:formula="oooc:=[.I4]-[.J4]" office:value-type="float" office:value="31.3583058579852">
            <text:p>31.36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Tue Oct  2 15:02:14 2007">
            <text:p>Tue Oct <text:s/>2 15:02:14 2007</text:p>
          </table:table-cell>
          <table:table-cell table:style-name="ce8" table:formula="oooc:=[$Rogue.J6]*[$Rogue.J10]*0.001" office:value-type="float" office:value="1886.513035">
            <text:p>1886.51</text:p>
          </table:table-cell>
          <table:table-cell table:style-name="ce8" table:formula="oooc:=[$Rogue.K6]*[$Rogue.K10]*0.001" office:value-type="float" office:value="2490.427478">
            <text:p>2490.43</text:p>
          </table:table-cell>
          <table:table-cell table:style-name="ce8" table:formula="oooc:=[$Rogue.L6]*[$Rogue.L10]*0.001" office:value-type="float" office:value="7344.732936">
            <text:p>7344.73</text:p>
          </table:table-cell>
          <table:table-cell table:style-name="ce7" table:formula="oooc:=[$Rogue.M6]*[$Rogue.M10]*0.001" office:value-type="float" office:value="3351.054168">
            <text:p>3351.05</text:p>
          </table:table-cell>
          <table:table-cell office:value-type="float" office:value="1">
            <text:p>1</text:p>
          </table:table-cell>
          <table:table-cell table:style-name="ce7" table:formula="oooc:=(([.F5]-[.G5])*100)/MAX([.F5];[.G5])*[.H5]" office:value-type="float" office:value="54.3747308826588">
            <text:p>54.37</text:p>
          </table:table-cell>
          <table:table-cell office:value-type="float" office:value="30">
            <text:p>30</text:p>
          </table:table-cell>
          <table:table-cell table:style-name="ce7" table:formula="oooc:=[.I5]-[.J5]" office:value-type="float" office:value="24.3747308826588">
            <text:p>24.3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Tue Oct  2 15:28:58 2007">
            <text:p>Tue Oct <text:s/>2 15:28:58 2007</text:p>
          </table:table-cell>
          <table:table-cell table:style-name="ce8" table:formula="oooc:=[$Rogue.N6]*[$Rogue.N10]*0.001" office:value-type="float" office:value="3200.473172">
            <text:p>3200.47</text:p>
          </table:table-cell>
          <table:table-cell/>
          <table:table-cell table:style-name="ce7" table:formula="oooc:=[$Rogue.O6]*[$Rogue.O10]*0.001" office:value-type="float" office:value="237.19771">
            <text:p>237.2</text:p>
          </table:table-cell>
          <table:table-cell table:style-name="ce7" table:formula="oooc:=[$Rogue.P6]*[$Rogue.P10]*0.001" office:value-type="float" office:value="1515.691096">
            <text:p>1515.69</text:p>
          </table:table-cell>
          <table:table-cell office:value-type="float" office:value="1">
            <text:p>1</text:p>
          </table:table-cell>
          <table:table-cell table:style-name="ce7" table:formula="oooc:=(([.F6]-[.G6])*100)/MAX([.F6];[.G6])*[.H6]" office:value-type="float" office:value="-84.3505242838743">
            <text:p>-84.35</text:p>
          </table:table-cell>
          <table:table-cell office:value-type="float" office:value="20">
            <text:p>20</text:p>
          </table:table-cell>
          <table:table-cell table:style-name="ce7" table:formula="oooc:=[.I6]-[.J6]" office:value-type="float" office:value="-104.350524283874">
            <text:p>-104.35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Tue Oct  2 14:54:30 2007">
            <text:p>Tue Oct <text:s/>2 14:54:30 2007</text:p>
          </table:table-cell>
          <table:table-cell table:style-name="ce8" table:formula="oooc:=[$Rogue.Q6]*[$Rogue.Q10]*0.001" office:value-type="float" office:value="901.266102">
            <text:p>901.27</text:p>
          </table:table-cell>
          <table:table-cell/>
          <table:table-cell table:style-name="ce7" table:formula="oooc:=[$Rogue.R6]*[$Rogue.R10]*0.001" office:value-type="float" office:value="901.623492">
            <text:p>901.62</text:p>
          </table:table-cell>
          <table:table-cell table:style-name="ce7" table:formula="oooc:=[$Rogue.S6]*[$Rogue.S10]*0.001" office:value-type="float" office:value="50.479395">
            <text:p>50.48</text:p>
          </table:table-cell>
          <table:table-cell office:value-type="float" office:value="1">
            <text:p>1</text:p>
          </table:table-cell>
          <table:table-cell table:style-name="ce7" table:formula="oooc:=(([.F7]-[.G7])*100)/MAX([.F7];[.G7])*[.H7]" office:value-type="float" office:value="94.4012777564141">
            <text:p>94.4</text:p>
          </table:table-cell>
          <table:table-cell office:value-type="float" office:value="20">
            <text:p>20</text:p>
          </table:table-cell>
          <table:table-cell table:style-name="ce7" table:formula="oooc:=[.I7]-[.J7]" office:value-type="float" office:value="74.4012777564141">
            <text:p>74.4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Wed Oct  3 13:07:39 2007">
            <text:p>Wed Oct <text:s/>3 13:07:39 2007</text:p>
          </table:table-cell>
          <table:table-cell table:style-name="ce7" table:formula="oooc:=[$Rogue.T6]*[$Rogue.T10]*0.001" office:value-type="float" office:value="145.21716">
            <text:p>145.22</text:p>
          </table:table-cell>
          <table:table-cell/>
          <table:table-cell table:style-name="ce7" table:formula="oooc:=[$Rogue.U6]*[$Rogue.U10]*0.001" office:value-type="float" office:value="229.667536">
            <text:p>229.67</text:p>
          </table:table-cell>
          <table:table-cell table:style-name="ce7" table:formula="oooc:=[$Rogue.V6]*[$Rogue.V10]*0.001" office:value-type="float" office:value="80.04096">
            <text:p>80.04</text:p>
          </table:table-cell>
          <table:table-cell office:value-type="float" office:value="1">
            <text:p>1</text:p>
          </table:table-cell>
          <table:table-cell table:style-name="ce7" table:formula="oooc:=(([.F8]-[.G8])*100)/MAX([.F8];[.G8])*[.H8]" office:value-type="float" office:value="65.1492059374034">
            <text:p>65.15</text:p>
          </table:table-cell>
          <table:table-cell office:value-type="float" office:value="20">
            <text:p>20</text:p>
          </table:table-cell>
          <table:table-cell table:style-name="ce7" table:formula="oooc:=[.I8]-[.J8]" office:value-type="float" office:value="45.1492059374034">
            <text:p>45.15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Tue Oct  2 14:44:56 2007">
            <text:p>Tue Oct <text:s/>2 14:44:56 2007</text:p>
          </table:table-cell>
          <table:table-cell table:style-name="ce7" table:formula="oooc:=[$Rogue.W6]*[$Rogue.W10]*0.001" office:value-type="float" office:value="247.041454">
            <text:p>247.04</text:p>
          </table:table-cell>
          <table:table-cell/>
          <table:table-cell table:style-name="ce8" table:formula="oooc:=[$Rogue.X6]*[$Rogue.X10]*0.001" office:value-type="float" office:value="407.563385">
            <text:p>407.56</text:p>
          </table:table-cell>
          <table:table-cell table:style-name="ce7" table:formula="oooc:=[$Rogue.Y6]*[$Rogue.Y10]*0.001" office:value-type="float" office:value="104.61514">
            <text:p>104.62</text:p>
          </table:table-cell>
          <table:table-cell office:value-type="float" office:value="1">
            <text:p>1</text:p>
          </table:table-cell>
          <table:table-cell table:style-name="ce7" table:formula="oooc:=(([.F9]-[.G9])*100)/MAX([.F9];[.G9])*[.H9]" office:value-type="float" office:value="74.3315656287426">
            <text:p>74.33</text:p>
          </table:table-cell>
          <table:table-cell office:value-type="float" office:value="20">
            <text:p>20</text:p>
          </table:table-cell>
          <table:table-cell table:style-name="ce7" table:formula="oooc:=[.I9]-[.J9]" office:value-type="float" office:value="54.3315656287426">
            <text:p>54.33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Wed Oct  3 13:05:40 2007">
            <text:p>Wed Oct <text:s/>3 13:05:40 2007</text:p>
          </table:table-cell>
          <table:table-cell table:style-name="ce7" table:formula="oooc:=[$Wargame.B7]*[$Wargame.B11]*0.001" office:value-type="float" office:value="77.084192">
            <text:p>77.08</text:p>
          </table:table-cell>
          <table:table-cell table:style-name="ce8" table:formula="oooc:=[$Wargame.C7]*[$Wargame.C11]*0.001" office:value-type="float" office:value="134.90144">
            <text:p>134.9</text:p>
          </table:table-cell>
          <table:table-cell table:style-name="ce8" table:formula="oooc:=[$Wargame.D7]*[$Wargame.D11]*0.001" office:value-type="float" office:value="432.949054">
            <text:p>432.95</text:p>
          </table:table-cell>
          <table:table-cell table:style-name="ce7" table:formula="oooc:=[$Wargame.E7]*[$Wargame.E11]*0.001" office:value-type="float" office:value="320.38182">
            <text:p>320.38</text:p>
          </table:table-cell>
          <table:table-cell office:value-type="float" office:value="1">
            <text:p>1</text:p>
          </table:table-cell>
          <table:table-cell table:style-name="ce7" table:formula="oooc:=(([.F13]-[.G13])*100)/MAX([.F13];[.G13])*[.H13]" office:value-type="float" office:value="26.000110858309">
            <text:p>26</text:p>
          </table:table-cell>
          <table:table-cell office:value-type="float" office:value="30">
            <text:p>30</text:p>
          </table:table-cell>
          <table:table-cell table:style-name="ce7" table:formula="oooc:=[.I13]-[.J13]" office:value-type="float" office:value="-3.99988914169103">
            <text:p>-4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Wed Oct  3 12:10:34 2007">
            <text:p>Wed Oct <text:s/>3 12:10:34 2007</text:p>
          </table:table-cell>
          <table:table-cell table:style-name="ce8" table:formula="oooc:=[$Wargame.F7]*[$Wargame.F11]*0.001" office:value-type="float" office:value="17.300938">
            <text:p>17.3</text:p>
          </table:table-cell>
          <table:table-cell table:style-name="ce8" table:formula="oooc:=[$Wargame.G7]*[$Wargame.G11]*0.001" office:value-type="float" office:value="95.183166">
            <text:p>95.18</text:p>
          </table:table-cell>
          <table:table-cell table:style-name="ce8" table:formula="oooc:=[$Wargame.H7]*[$Wargame.H11]*0.001" office:value-type="float" office:value="172.321564">
            <text:p>172.32</text:p>
          </table:table-cell>
          <table:table-cell table:style-name="ce7" table:formula="oooc:=[$Wargame.I7]*[$Wargame.I11]*0.001" office:value-type="float" office:value="135.622923">
            <text:p>135.62</text:p>
          </table:table-cell>
          <table:table-cell office:value-type="float" office:value="1">
            <text:p>1</text:p>
          </table:table-cell>
          <table:table-cell table:style-name="ce7" table:formula="oooc:=(([.F14]-[.G14])*100)/MAX([.F14];[.G14])*[.H14]" office:value-type="float" office:value="21.2966039467933">
            <text:p>21.3</text:p>
          </table:table-cell>
          <table:table-cell office:value-type="float" office:value="30">
            <text:p>30</text:p>
          </table:table-cell>
          <table:table-cell table:style-name="ce7" table:formula="oooc:=[.I14]-[.J14]" office:value-type="float" office:value="-8.70339605320667">
            <text:p>-8.7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Wed Oct  3 13:12:44 2007">
            <text:p>Wed Oct <text:s/>3 13:12:44 2007</text:p>
          </table:table-cell>
          <table:table-cell table:style-name="ce7" table:formula="oooc:=[$Wargame.J7]*[$Wargame.J11]*0.001" office:value-type="float" office:value="461.17632">
            <text:p>461.18</text:p>
          </table:table-cell>
          <table:table-cell/>
          <table:table-cell table:style-name="ce7" table:formula="oooc:=[$Wargame.K7]*[$Wargame.K11]*0.001" office:value-type="float" office:value="259.13412">
            <text:p>259.13</text:p>
          </table:table-cell>
          <table:table-cell table:style-name="ce7" table:formula="oooc:=[$Wargame.L7]*[$Wargame.L11]*0.001" office:value-type="float" office:value="93.6309">
            <text:p>93.63</text:p>
          </table:table-cell>
          <table:table-cell office:value-type="float" office:value="1">
            <text:p>1</text:p>
          </table:table-cell>
          <table:table-cell table:style-name="ce7" table:formula="oooc:=(([.F15]-[.G15])*100)/MAX([.F15];[.G15])*[.H15]" office:value-type="float" office:value="63.8677839876895">
            <text:p>63.87</text:p>
          </table:table-cell>
          <table:table-cell office:value-type="float" office:value="30">
            <text:p>30</text:p>
          </table:table-cell>
          <table:table-cell table:style-name="ce7" table:formula="oooc:=[.I15]-[.J15]" office:value-type="float" office:value="33.8677839876895">
            <text:p>33.87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Wed Oct  3 12:40:04 2007">
            <text:p>Wed Oct <text:s/>3 12:40:04 2007</text:p>
          </table:table-cell>
          <table:table-cell table:style-name="ce7" table:formula="oooc:=[$Wargame.M7]*[$Wargame.M11]*0.001" office:value-type="float" office:value="439.10286">
            <text:p>439.1</text:p>
          </table:table-cell>
          <table:table-cell/>
          <table:table-cell table:style-name="ce7" table:formula="oooc:=[$Wargame.N7]*[$Wargame.N11]*0.001" office:value-type="float" office:value="61.992903">
            <text:p>61.99</text:p>
          </table:table-cell>
          <table:table-cell table:style-name="ce7" table:formula="oooc:=[$Wargame.O7]*[$Wargame.O11]*0.001" office:value-type="float" office:value="41.042604">
            <text:p>41.04</text:p>
          </table:table-cell>
          <table:table-cell office:value-type="float" office:value="1">
            <text:p>1</text:p>
          </table:table-cell>
          <table:table-cell table:style-name="ce7" table:formula="oooc:=(([.F16]-[.G16])*100)/MAX([.F16];[.G16])*[.H16]" office:value-type="float" office:value="33.7946732386448">
            <text:p>33.79</text:p>
          </table:table-cell>
          <table:table-cell office:value-type="float" office:value="30">
            <text:p>30</text:p>
          </table:table-cell>
          <table:table-cell table:style-name="ce7" table:formula="oooc:=[.I16]-[.J16]" office:value-type="float" office:value="3.79467323864476">
            <text:p>3.79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Wed Oct  3 13:19:17 2007">
            <text:p>Wed Oct <text:s/>3 13:19:17 2007</text:p>
          </table:table-cell>
          <table:table-cell table:style-name="ce9" table:formula="oooc:=[$Wargame.P7]*[$Wargame.P11]*0.001" office:value-type="float" office:value="887.631888">
            <text:p>887.63</text:p>
          </table:table-cell>
          <table:table-cell/>
          <table:table-cell table:style-name="ce8" table:formula="oooc:=[$Wargame.Q7]*[$Wargame.Q11]*0.001" office:value-type="float" office:value="174.517266">
            <text:p>174.52</text:p>
          </table:table-cell>
          <table:table-cell table:style-name="ce7" table:formula="oooc:=[$Wargame.R7]*[$Wargame.R11]*0.001" office:value-type="float" office:value="227.164714">
            <text:p>227.16</text:p>
          </table:table-cell>
          <table:table-cell office:value-type="float" office:value="1">
            <text:p>1</text:p>
          </table:table-cell>
          <table:table-cell table:style-name="ce7" table:formula="oooc:=(([.F17]-[.G17])*100)/MAX([.F17];[.G17])*[.H17]" office:value-type="float" office:value="-23.1758916571876">
            <text:p>-23.18</text:p>
          </table:table-cell>
          <table:table-cell office:value-type="float" office:value="20">
            <text:p>20</text:p>
          </table:table-cell>
          <table:table-cell table:style-name="ce7" table:formula="oooc:=[.I17]-[.J17]" office:value-type="float" office:value="-43.1758916571876">
            <text:p>-43.18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Tue Oct  2 14:34:03 2007">
            <text:p>Tue Oct <text:s/>2 14:34:03 2007</text:p>
          </table:table-cell>
          <table:table-cell table:style-name="ce8" table:formula="oooc:=[$Wargame.S7]*[$Wargame.S11]*0.001" office:value-type="float" office:value="724.411038">
            <text:p>724.41</text:p>
          </table:table-cell>
          <table:table-cell/>
          <table:table-cell table:style-name="ce8" table:formula="oooc:=[$Wargame.T7]*[$Wargame.T11]*0.001" office:value-type="float" office:value="160.97873">
            <text:p>160.98</text:p>
          </table:table-cell>
          <table:table-cell table:style-name="ce7" table:formula="oooc:=[$Wargame.U7]*[$Wargame.U11]*0.001" office:value-type="float" office:value="48.306192">
            <text:p>48.31</text:p>
          </table:table-cell>
          <table:table-cell office:value-type="float" office:value="1">
            <text:p>1</text:p>
          </table:table-cell>
          <table:table-cell table:style-name="ce7" table:formula="oooc:=(([.F18]-[.G18])*100)/MAX([.F18];[.G18])*[.H18]" office:value-type="float" office:value="69.9921896513906">
            <text:p>69.99</text:p>
          </table:table-cell>
          <table:table-cell office:value-type="float" office:value="20">
            <text:p>20</text:p>
          </table:table-cell>
          <table:table-cell table:style-name="ce7" table:formula="oooc:=[.I18]-[.J18]" office:value-type="float" office:value="49.9921896513906">
            <text:p>49.99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Wed Oct  3 11:57:00 2007">
            <text:p>Wed Oct <text:s/>3 11:57:00 2007</text:p>
          </table:table-cell>
          <table:table-cell table:style-name="ce8" table:formula="oooc:=[$Wargame.V7]*[$Wargame.V11]*0.001" office:value-type="float" office:value="436.428288">
            <text:p>436.43</text:p>
          </table:table-cell>
          <table:table-cell/>
          <table:table-cell table:style-name="ce7" table:formula="oooc:=[$Wargame.W7]*[$Wargame.W11]*0.001" office:value-type="float" office:value="371.573706">
            <text:p>371.57</text:p>
          </table:table-cell>
          <table:table-cell table:style-name="ce7" table:formula="oooc:=[$Wargame.X7]*[$Wargame.X11]*0.001" office:value-type="float" office:value="255.315558">
            <text:p>255.32</text:p>
          </table:table-cell>
          <table:table-cell office:value-type="float" office:value="1">
            <text:p>1</text:p>
          </table:table-cell>
          <table:table-cell table:style-name="ce7" table:formula="oooc:=(([.F19]-[.G19])*100)/MAX([.F19];[.G19])*[.H19]" office:value-type="float" office:value="31.2880449081077">
            <text:p>31.29</text:p>
          </table:table-cell>
          <table:table-cell office:value-type="float" office:value="20">
            <text:p>20</text:p>
          </table:table-cell>
          <table:table-cell table:style-name="ce7" table:formula="oooc:=[.I19]-[.J19]" office:value-type="float" office:value="11.2880449081077">
            <text:p>11.29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Tue Oct  2 14:33:12 2007">
            <text:p>Tue Oct <text:s/>2 14:33:12 2007</text:p>
          </table:table-cell>
          <table:table-cell table:style-name="ce7" table:formula="oooc:=[$Wargame.Y7]*[$Wargame.Y11]*0.001" office:value-type="float" office:value="492.488976">
            <text:p>492.49</text:p>
          </table:table-cell>
          <table:table-cell/>
          <table:table-cell table:style-name="ce8" table:formula="oooc:=[$Wargame.Z7]*[$Wargame.Z11]*0.001" office:value-type="float" office:value="503.381736">
            <text:p>503.38</text:p>
          </table:table-cell>
          <table:table-cell table:style-name="ce7" table:formula="oooc:=[$Wargame.AA7]*[$Wargame.AA11]*0.001" office:value-type="float" office:value="316.740239">
            <text:p>316.74</text:p>
          </table:table-cell>
          <table:table-cell office:value-type="float" office:value="1">
            <text:p>1</text:p>
          </table:table-cell>
          <table:table-cell table:style-name="ce7" table:formula="oooc:=(([.F20]-[.G20])*100)/MAX([.F20];[.G20])*[.H20]" office:value-type="float" office:value="37.0775265870989">
            <text:p>37.08</text:p>
          </table:table-cell>
          <table:table-cell office:value-type="float" office:value="20">
            <text:p>20</text:p>
          </table:table-cell>
          <table:table-cell table:style-name="ce7" table:formula="oooc:=[.I20]-[.J20]" office:value-type="float" office:value="17.0775265870989">
            <text:p>17.08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Wed Oct  3 13:09:18 2007">
            <text:p>Wed Oct <text:s/>3 13:09:18 2007</text:p>
          </table:table-cell>
          <table:table-cell table:style-name="ce7" table:formula="oooc:=[$Escape.B7]*[$Escape.B11]*0.001" office:value-type="float" office:value="219.15749">
            <text:p>219.16</text:p>
          </table:table-cell>
          <table:table-cell table:style-name="ce7" table:formula="oooc:=[$Escape.C7]*[$Escape.C11]*0.001" office:value-type="float" office:value="6.816831">
            <text:p>6.82</text:p>
          </table:table-cell>
          <table:table-cell table:style-name="ce8" table:formula="oooc:=[$Escape.D7]*[$Escape.D11]*0.001" office:value-type="float" office:value="220.466264">
            <text:p>220.47</text:p>
          </table:table-cell>
          <table:table-cell table:style-name="ce8" table:formula="oooc:=[$Escape.E7]*[$Escape.E11]*0.001" office:value-type="float" office:value="25.317396">
            <text:p>25.32</text:p>
          </table:table-cell>
          <table:table-cell office:value-type="float" office:value="1">
            <text:p>1</text:p>
          </table:table-cell>
          <table:table-cell table:style-name="ce7" table:formula="oooc:=(([.F24]-[.G24])*100)/MAX([.F24];[.G24])*[.H24]" office:value-type="float" office:value="88.5164307950535">
            <text:p>88.52</text:p>
          </table:table-cell>
          <table:table-cell office:value-type="float" office:value="30">
            <text:p>30</text:p>
          </table:table-cell>
          <table:table-cell table:style-name="ce7" table:formula="oooc:=[.I24]-[.J24]" office:value-type="float" office:value="58.5164307950535">
            <text:p>58.52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Wed Oct  3 12:11:56 2007">
            <text:p>Wed Oct <text:s/>3 12:11:56 2007</text:p>
          </table:table-cell>
          <table:table-cell table:style-name="ce7" table:formula="oooc:=[$Escape.F7]*[$Escape.F11]*0.001" office:value-type="float" office:value="26.3617">
            <text:p>26.36</text:p>
          </table:table-cell>
          <table:table-cell table:style-name="ce7" table:formula="oooc:=[$Escape.G7]*[$Escape.G11]*0.001" office:value-type="float" office:value="132.0853">
            <text:p>132.09</text:p>
          </table:table-cell>
          <table:table-cell table:style-name="ce7" table:formula="oooc:=[$Escape.H7]*[$Escape.H11]*0.001" office:value-type="float" office:value="715.599144">
            <text:p>715.6</text:p>
          </table:table-cell>
          <table:table-cell table:style-name="ce7" table:formula="oooc:=[$Escape.I7]*[$Escape.I11]*0.001" office:value-type="float" office:value="85.822289">
            <text:p>85.82</text:p>
          </table:table-cell>
          <table:table-cell office:value-type="float" office:value="1">
            <text:p>1</text:p>
          </table:table-cell>
          <table:table-cell table:style-name="ce7" table:formula="oooc:=(([.F25]-[.G25])*100)/MAX([.F25];[.G25])*[.H25]" office:value-type="float" office:value="88.00693241187">
            <text:p>88.01</text:p>
          </table:table-cell>
          <table:table-cell office:value-type="float" office:value="30">
            <text:p>30</text:p>
          </table:table-cell>
          <table:table-cell table:style-name="ce7" table:formula="oooc:=[.I25]-[.J25]" office:value-type="float" office:value="58.00693241187">
            <text:p>58.0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Wed Oct  3 13:05:14 2007">
            <text:p>Wed Oct <text:s/>3 13:05:14 2007</text:p>
          </table:table-cell>
          <table:table-cell table:style-name="ce7" table:formula="oooc:=[$Escape.J7]*[$Escape.J11]*0.001" office:value-type="float" office:value="44.610237">
            <text:p>44.61</text:p>
          </table:table-cell>
          <table:table-cell/>
          <table:table-cell table:style-name="ce7" table:formula="oooc:=[$Escape.K7]*[$Escape.K11]*0.001" office:value-type="float" office:value="27.711216">
            <text:p>27.71</text:p>
          </table:table-cell>
          <table:table-cell table:style-name="ce7" table:formula="oooc:=[$Escape.L7]*[$Escape.L11]*0.001" office:value-type="float" office:value="9.41325">
            <text:p>9.41</text:p>
          </table:table-cell>
          <table:table-cell office:value-type="float" office:value="1">
            <text:p>1</text:p>
          </table:table-cell>
          <table:table-cell table:style-name="ce7" table:formula="oooc:=(([.F26]-[.G26])*100)/MAX([.F26];[.G26])*[.H26]" office:value-type="float" office:value="66.030902433152">
            <text:p>66.03</text:p>
          </table:table-cell>
          <table:table-cell office:value-type="float" office:value="30">
            <text:p>30</text:p>
          </table:table-cell>
          <table:table-cell table:style-name="ce7" table:formula="oooc:=[.I26]-[.J26]" office:value-type="float" office:value="36.030902433152">
            <text:p>36.03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Tue Oct  2 14:17:21 2007">
            <text:p>Tue Oct <text:s/>2 14:17:21 2007</text:p>
          </table:table-cell>
          <table:table-cell table:style-name="ce7" table:formula="oooc:=[$Escape.M7]*[$Escape.M11]*0.001" office:value-type="float" office:value="21.124341">
            <text:p>21.12</text:p>
          </table:table-cell>
          <table:table-cell/>
          <table:table-cell table:style-name="ce7" table:formula="oooc:=[$Escape.N7]*[$Escape.N11]*0.001" office:value-type="float" office:value="24.70941">
            <text:p>24.71</text:p>
          </table:table-cell>
          <table:table-cell table:style-name="ce7" table:formula="oooc:=[$Escape.O7]*[$Escape.O11]*0.001" office:value-type="float" office:value="4.63232">
            <text:p>4.63</text:p>
          </table:table-cell>
          <table:table-cell office:value-type="float" office:value="1">
            <text:p>1</text:p>
          </table:table-cell>
          <table:table-cell table:style-name="ce7" table:formula="oooc:=(([.F27]-[.G27])*100)/MAX([.F27];[.G27])*[.H27]" office:value-type="float" office:value="81.2528101642249">
            <text:p>81.25</text:p>
          </table:table-cell>
          <table:table-cell office:value-type="float" office:value="30">
            <text:p>30</text:p>
          </table:table-cell>
          <table:table-cell table:style-name="ce7" table:formula="oooc:=[.I27]-[.J27]" office:value-type="float" office:value="51.2528101642249">
            <text:p>51.25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Tue Oct  2 15:12:42 2007">
            <text:p>Tue Oct <text:s/>2 15:12:42 2007</text:p>
          </table:table-cell>
          <table:table-cell table:style-name="ce9" table:formula="oooc:=[$Escape.P7]*[$Escape.P11]*0.001" office:value-type="float" office:value="3180.565616">
            <text:p>3180.57</text:p>
          </table:table-cell>
          <table:table-cell/>
          <table:table-cell table:style-name="ce7" table:formula="oooc:=[$Escape.Q7]*[$Escape.Q11]*0.001" office:value-type="float" office:value="216.701703">
            <text:p>216.7</text:p>
          </table:table-cell>
          <table:table-cell table:style-name="ce8" table:formula="oooc:=[$Escape.R7]*[$Escape.R11]*0.001" office:value-type="float" office:value="75.4948">
            <text:p>75.49</text:p>
          </table:table-cell>
          <table:table-cell office:value-type="float" office:value="1">
            <text:p>1</text:p>
          </table:table-cell>
          <table:table-cell table:style-name="ce7" table:formula="oooc:=(([.F28]-[.G28])*100)/MAX([.F28];[.G28])*[.H28]" office:value-type="float" office:value="65.1618796922884">
            <text:p>65.16</text:p>
          </table:table-cell>
          <table:table-cell office:value-type="float" office:value="20">
            <text:p>20</text:p>
          </table:table-cell>
          <table:table-cell table:style-name="ce7" table:formula="oooc:=[.I28]-[.J28]" office:value-type="float" office:value="45.1618796922884">
            <text:p>45.1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Wed Oct  3 13:40:55 2007">
            <text:p>Wed Oct <text:s/>3 13:40:55 2007</text:p>
          </table:table-cell>
          <table:table-cell table:style-name="ce8" table:formula="oooc:=[$Escape.S7]*[$Escape.S11]*0.001" office:value-type="float" office:value="285.344003">
            <text:p>285.34</text:p>
          </table:table-cell>
          <table:table-cell/>
          <table:table-cell table:style-name="ce7" table:formula="oooc:=[$Escape.T7]*[$Escape.T11]*0.001" office:value-type="float" office:value="3.019449">
            <text:p>3.02</text:p>
          </table:table-cell>
          <table:table-cell table:style-name="ce7" table:formula="oooc:=[$Escape.U7]*[$Escape.U11]*0.001" office:value-type="float" office:value="2.14424">
            <text:p>2.14</text:p>
          </table:table-cell>
          <table:table-cell office:value-type="float" office:value="1">
            <text:p>1</text:p>
          </table:table-cell>
          <table:table-cell table:style-name="ce7" table:formula="oooc:=(([.F29]-[.G29])*100)/MAX([.F29];[.G29])*[.H29]" office:value-type="float" office:value="28.9857189175906">
            <text:p>28.99</text:p>
          </table:table-cell>
          <table:table-cell office:value-type="float" office:value="20">
            <text:p>20</text:p>
          </table:table-cell>
          <table:table-cell table:style-name="ce7" table:formula="oooc:=[.I29]-[.J29]" office:value-type="float" office:value="8.98571891759059">
            <text:p>8.99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Wed Oct  3 13:12:36 2007">
            <text:p>Wed Oct <text:s/>3 13:12:36 2007</text:p>
          </table:table-cell>
          <table:table-cell table:style-name="ce7" table:formula="oooc:=[$Escape.V7]*[$Escape.V11]*0.001" office:value-type="float" office:value="324.230802">
            <text:p>324.23</text:p>
          </table:table-cell>
          <table:table-cell/>
          <table:table-cell table:style-name="ce8" table:formula="oooc:=[$Escape.W7]*[$Escape.W11]*0.001" office:value-type="float" office:value="457.122197">
            <text:p>457.12</text:p>
          </table:table-cell>
          <table:table-cell table:style-name="ce7" table:formula="oooc:=[$Escape.X7]*[$Escape.X11]*0.001" office:value-type="float" office:value="109.974032">
            <text:p>109.97</text:p>
          </table:table-cell>
          <table:table-cell office:value-type="float" office:value="1">
            <text:p>1</text:p>
          </table:table-cell>
          <table:table-cell table:style-name="ce7" table:formula="oooc:=(([.F30]-[.G30])*100)/MAX([.F30];[.G30])*[.H30]" office:value-type="float" office:value="75.9420932254576">
            <text:p>75.94</text:p>
          </table:table-cell>
          <table:table-cell office:value-type="float" office:value="20">
            <text:p>20</text:p>
          </table:table-cell>
          <table:table-cell table:style-name="ce7" table:formula="oooc:=[.I30]-[.J30]" office:value-type="float" office:value="55.9420932254576">
            <text:p>55.9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Wed Oct  3 13:06:53 2007">
            <text:p>Wed Oct <text:s/>3 13:06:53 2007</text:p>
          </table:table-cell>
          <table:table-cell table:style-name="ce7" table:formula="oooc:=[$Level10.B7]*[$Level10.B11]*0.001" office:value-type="float" office:value="50.031603">
            <text:p>50.03</text:p>
          </table:table-cell>
          <table:table-cell/>
          <table:table-cell table:style-name="ce7" table:formula="oooc:=[$Level10.C7]*[$Level10.C11]*0.001" office:value-type="float" office:value="104.710292">
            <text:p>104.71</text:p>
          </table:table-cell>
          <table:table-cell table:style-name="ce7" table:formula="oooc:=[$Level10.D7]*[$Level10.D11]*0.001" office:value-type="float" office:value="11.930146">
            <text:p>11.93</text:p>
          </table:table-cell>
          <table:table-cell office:value-type="float" office:value="1">
            <text:p>1</text:p>
          </table:table-cell>
          <table:table-cell table:style-name="ce7" table:formula="oooc:=(([.F35]-[.G35])*100)/MAX([.F35];[.G35])*[.H35]" office:value-type="float" office:value="88.6065201690011">
            <text:p>88.61</text:p>
          </table:table-cell>
          <table:table-cell office:value-type="float" office:value="20">
            <text:p>20</text:p>
          </table:table-cell>
          <table:table-cell table:style-name="ce7" table:formula="oooc:=[.I35]-[.J35]" office:value-type="float" office:value="68.6065201690011">
            <text:p>68.61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Wed Oct  3 13:39:25 2007">
            <text:p>Wed Oct <text:s/>3 13:39:25 2007</text:p>
          </table:table-cell>
          <table:table-cell table:style-name="ce7" table:formula="oooc:=[$Level10.E7]*[$Level10.E11]*0.001" office:value-type="float" office:value="1787.877975">
            <text:p>1787.88</text:p>
          </table:table-cell>
          <table:table-cell/>
          <table:table-cell table:style-name="ce7" table:formula="oooc:=[$Level10.F7]*[$Level10.F11]*0.001" office:value-type="float" office:value="138.548233">
            <text:p>138.55</text:p>
          </table:table-cell>
          <table:table-cell table:style-name="ce7" table:formula="oooc:=[$Level10.G7]*[$Level10.G11]*0.001" office:value-type="float" office:value="63.390018">
            <text:p>63.39</text:p>
          </table:table-cell>
          <table:table-cell office:value-type="float" office:value="1">
            <text:p>1</text:p>
          </table:table-cell>
          <table:table-cell table:style-name="ce7" table:formula="oooc:=(([.F36]-[.G36])*100)/MAX([.F36];[.G36])*[.H36]" office:value-type="float" office:value="54.246967552448">
            <text:p>54.25</text:p>
          </table:table-cell>
          <table:table-cell office:value-type="float" office:value="20">
            <text:p>20</text:p>
          </table:table-cell>
          <table:table-cell table:style-name="ce7" table:formula="oooc:=[.I36]-[.J36]" office:value-type="float" office:value="34.246967552448">
            <text:p>34.25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Wed Oct  3 13:15:49 2007">
            <text:p>Wed Oct <text:s/>3 13:15:49 2007</text:p>
          </table:table-cell>
          <table:table-cell table:style-name="ce7" table:formula="oooc:=[$Level10.H7]*[$Level10.H11]*0.001" office:value-type="float" office:value="129.503665">
            <text:p>129.5</text:p>
          </table:table-cell>
          <table:table-cell/>
          <table:table-cell table:style-name="ce7" table:formula="oooc:=[$Level10.I7]*[$Level10.I11]*0.001" office:value-type="float" office:value="207.45344">
            <text:p>207.45</text:p>
          </table:table-cell>
          <table:table-cell table:style-name="ce7" table:formula="oooc:=[$Level10.J7]*[$Level10.J11]*0.001" office:value-type="float" office:value="158.748116">
            <text:p>158.75</text:p>
          </table:table-cell>
          <table:table-cell office:value-type="float" office:value="1">
            <text:p>1</text:p>
          </table:table-cell>
          <table:table-cell table:style-name="ce7" table:formula="oooc:=(([.F37]-[.G37])*100)/MAX([.F37];[.G37])*[.H37]" office:value-type="float" office:value="23.4777133606461">
            <text:p>23.48</text:p>
          </table:table-cell>
          <table:table-cell office:value-type="float" office:value="20">
            <text:p>20</text:p>
          </table:table-cell>
          <table:table-cell table:style-name="ce7" table:formula="oooc:=[.I37]-[.J37]" office:value-type="float" office:value="3.47771336064612">
            <text:p>3.4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Wed Oct  3 13:42:14 2007">
            <text:p>Wed Oct <text:s/>3 13:42:14 2007</text:p>
          </table:table-cell>
          <table:table-cell table:style-name="ce7" table:formula="oooc:=[$Level10.K7]*[$Level10.K11]*0.001" office:value-type="float" office:value="1553.044724">
            <text:p>1553.04</text:p>
          </table:table-cell>
          <table:table-cell/>
          <table:table-cell table:style-name="ce7" table:formula="oooc:=[$Level10.L7]*[$Level10.L11]*0.001" office:value-type="float" office:value="43.938498">
            <text:p>43.94</text:p>
          </table:table-cell>
          <table:table-cell table:style-name="ce7" table:formula="oooc:=[$Level10.M7]*[$Level10.M11]*0.001" office:value-type="float" office:value="23.057586">
            <text:p>23.06</text:p>
          </table:table-cell>
          <table:table-cell office:value-type="float" office:value="1">
            <text:p>1</text:p>
          </table:table-cell>
          <table:table-cell table:style-name="ce7" table:formula="oooc:=(([.F38]-[.G38])*100)/MAX([.F38];[.G38])*[.H38]" office:value-type="float" office:value="47.5230445974735">
            <text:p>47.52</text:p>
          </table:table-cell>
          <table:table-cell office:value-type="float" office:value="20">
            <text:p>20</text:p>
          </table:table-cell>
          <table:table-cell table:style-name="ce7" table:formula="oooc:=[.I38]-[.J38]" office:value-type="float" office:value="27.5230445974735">
            <text:p>27.5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Wed Oct  3 13:29:26 2007">
            <text:p>Wed Oct <text:s/>3 13:29:26 2007</text:p>
          </table:table-cell>
          <table:table-cell table:style-name="ce7" table:formula="oooc:=[$Level10.N7]*[$Level10.N11]*0.001" office:value-type="float" office:value="338.47191">
            <text:p>338.47</text:p>
          </table:table-cell>
          <table:table-cell/>
          <table:table-cell table:style-name="ce7" table:formula="oooc:=[$Level10.O7]*[$Level10.O11]*0.001" office:value-type="float" office:value="40.47275">
            <text:p>40.47</text:p>
          </table:table-cell>
          <table:table-cell table:style-name="ce7" table:formula="oooc:=[$Level10.P7]*[$Level10.P11]*0.001" office:value-type="float" office:value="29.841433">
            <text:p>29.84</text:p>
          </table:table-cell>
          <table:table-cell office:value-type="float" office:value="1">
            <text:p>1</text:p>
          </table:table-cell>
          <table:table-cell table:style-name="ce7" table:formula="oooc:=(([.F39]-[.G39])*100)/MAX([.F39];[.G39])*[.H39]" office:value-type="float" office:value="26.2678394722375">
            <text:p>26.27</text:p>
          </table:table-cell>
          <table:table-cell office:value-type="float" office:value="20">
            <text:p>20</text:p>
          </table:table-cell>
          <table:table-cell table:style-name="ce7" table:formula="oooc:=[.I39]-[.J39]" office:value-type="float" office:value="6.26783947223748">
            <text:p>6.27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Wed Oct  3 13:29:53 2007">
            <text:p>Wed Oct <text:s/>3 13:29:53 2007</text:p>
          </table:table-cell>
          <table:table-cell table:style-name="ce7" table:formula="oooc:=[$Level10.Q7]*[$Level10.Q11]*0.001" office:value-type="float" office:value="402.854696">
            <text:p>402.85</text:p>
          </table:table-cell>
          <table:table-cell/>
          <table:table-cell table:style-name="ce7" table:formula="oooc:=[$Level10.R7]*[$Level10.R11]*0.001" office:value-type="float" office:value="4.817063">
            <text:p>4.82</text:p>
          </table:table-cell>
          <table:table-cell table:style-name="ce7" table:formula="oooc:=[$Level10.S7]*[$Level10.S11]*0.001" office:value-type="float" office:value="2.604786">
            <text:p>2.6</text:p>
          </table:table-cell>
          <table:table-cell office:value-type="float" office:value="1">
            <text:p>1</text:p>
          </table:table-cell>
          <table:table-cell table:style-name="ce7" table:formula="oooc:=(([.F40]-[.G40])*100)/MAX([.F40];[.G40])*[.H40]" office:value-type="float" office:value="45.9258473472321">
            <text:p>45.93</text:p>
          </table:table-cell>
          <table:table-cell office:value-type="float" office:value="20">
            <text:p>20</text:p>
          </table:table-cell>
          <table:table-cell table:style-name="ce7" table:formula="oooc:=[.I40]-[.J40]" office:value-type="float" office:value="25.9258473472321">
            <text:p>25.9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Tue Oct  2 15:18:46 2007">
            <text:p>Tue Oct <text:s/>2 15:18:46 2007</text:p>
          </table:table-cell>
          <table:table-cell table:style-name="ce7" table:formula="oooc:=[$Level10.T7]*[$Level10.T11]*0.001" office:value-type="float" office:value="700.047625">
            <text:p>700.05</text:p>
          </table:table-cell>
          <table:table-cell/>
          <table:table-cell table:style-name="ce7" table:formula="oooc:=[$Level10.U7]*[$Level10.U11]*0.001" office:value-type="float" office:value="152.968944">
            <text:p>152.97</text:p>
          </table:table-cell>
          <table:table-cell table:style-name="ce7" table:formula="oooc:=[$Level10.V7]*[$Level10.V11]*0.001" office:value-type="float" office:value="37.866502">
            <text:p>37.87</text:p>
          </table:table-cell>
          <table:table-cell office:value-type="float" office:value="1">
            <text:p>1</text:p>
          </table:table-cell>
          <table:table-cell table:style-name="ce7" table:formula="oooc:=(([.F41]-[.G41])*100)/MAX([.F41];[.G41])*[.H41]" office:value-type="float" office:value="75.2456276353715">
            <text:p>75.25</text:p>
          </table:table-cell>
          <table:table-cell office:value-type="float" office:value="20">
            <text:p>20</text:p>
          </table:table-cell>
          <table:table-cell table:style-name="ce7" table:formula="oooc:=[.I41]-[.J41]" office:value-type="float" office:value="55.2456276353715">
            <text:p>55.25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$Level10.W8]" office:value-type="string" office:string-value="Tue Oct  2 21:30:14 2007">
            <text:p>Tue Oct <text:s/>2 21:30:14 2007</text:p>
          </table:table-cell>
          <table:table-cell table:formula="oooc:=[$Level10.W7]*[$Level10.W11]*0.001" office:value-type="float" office:value="22939.024014">
            <text:p>22939.02</text:p>
          </table:table-cell>
          <table:table-cell/>
          <table:table-cell table:formula="oooc:=[$Level10.X7]*[$Level10.X11]*0.001" office:value-type="float" office:value="2.61975">
            <text:p>2.62</text:p>
          </table:table-cell>
          <table:table-cell table:formula="oooc:=[$Level10.Y7]*[$Level10.Y11]*0.001" office:value-type="float" office:value="1.84044">
            <text:p>1.84</text:p>
          </table:table-cell>
          <table:table-cell office:value-type="float" office:value="1">
            <text:p>1</text:p>
          </table:table-cell>
          <table:table-cell table:style-name="ce7" table:formula="oooc:=(([.F42]-[.G42])*100)/MAX([.F42];[.G42])*[.H42]" office:value-type="float" office:value="29.74749498998">
            <text:p>29.75</text:p>
          </table:table-cell>
          <table:table-cell office:value-type="float" office:value="20">
            <text:p>20</text:p>
          </table:table-cell>
          <table:table-cell table:style-name="ce7" table:formula="oooc:=[.I42]-[.J42]" office:value-type="float" office:value="9.74749498997996">
            <text:p>9.75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BUILD</text:p>
          </table:table-cell>
          <table:table-cell table:style-name="Default"/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/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3" office:value-type="string">
            <text:p>regret</text:p>
          </table:table-cell>
          <table:table-cell table:style-name="ce13" office:value-type="string">
            <text:p>needed regret</text:p>
          </table:table-cell>
          <table:table-cell table:style-name="ce13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formula="oooc:=[Build.B7]" office:value-type="string" office:string-value="Tue Oct  2 13:03:29 2007">
            <text:p>Tue Oct <text:s/>2 13:03:29 2007</text:p>
          </table:table-cell>
          <table:table-cell table:formula="oooc:=[Build.B6]*[Build.B10]*0.001" office:value-type="float" office:value="5725.141472">
            <text:p>5725.14</text:p>
          </table:table-cell>
          <table:table-cell/>
          <table:table-cell table:formula="oooc:=[Build.C6]*[Build.C10]*0.001" office:value-type="float" office:value="5794.8183">
            <text:p>5794.82</text:p>
          </table:table-cell>
          <table:table-cell table:formula="oooc:=[Build.D6]*[Build.D10]*0.001" office:value-type="float" office:value="1148.507096">
            <text:p>1148.51</text:p>
          </table:table-cell>
          <table:table-cell office:value-type="float" office:value="1">
            <text:p>1</text:p>
          </table:table-cell>
          <table:table-cell table:style-name="ce7" table:formula="oooc:=(([.F46]-[.G46])*100)/MAX([.F46];[.G46])*[.H46]" office:value-type="float" office:value="80.1804467967529">
            <text:p>80.18</text:p>
          </table:table-cell>
          <table:table-cell office:value-type="float" office:value="30">
            <text:p>30</text:p>
          </table:table-cell>
          <table:table-cell table:style-name="ce7" table:formula="oooc:=[.I46]-[.J46]" office:value-type="float" office:value="50.1804467967529">
            <text:p>50.18</text:p>
          </table:table-cell>
          <table:table-cell table:number-columns-repeated="3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formula="oooc:=[Build.E7]" office:value-type="string" office:string-value="Wed Oct  3 13:13:41 2007">
            <text:p>Wed Oct <text:s/>3 13:13:41 2007</text:p>
          </table:table-cell>
          <table:table-cell table:formula="oooc:=[Build.E6]*[Build.E10]*0.001" office:value-type="float" office:value="596.179535">
            <text:p>596.18</text:p>
          </table:table-cell>
          <table:table-cell/>
          <table:table-cell table:formula="oooc:=[Build.F6]*[Build.F10]*0.001" office:value-type="float" office:value="1189.592625">
            <text:p>1189.59</text:p>
          </table:table-cell>
          <table:table-cell table:formula="oooc:=[Build.G6]*[Build.G10]*0.001" office:value-type="float" office:value="13.400871">
            <text:p>13.4</text:p>
          </table:table-cell>
          <table:table-cell office:value-type="float" office:value="1">
            <text:p>1</text:p>
          </table:table-cell>
          <table:table-cell table:style-name="ce7" table:formula="oooc:=(([.F47]-[.G47])*100)/MAX([.F47];[.G47])*[.H47]" office:value-type="float" office:value="98.8734907464646">
            <text:p>98.87</text:p>
          </table:table-cell>
          <table:table-cell office:value-type="float" office:value="30">
            <text:p>30</text:p>
          </table:table-cell>
          <table:table-cell table:style-name="ce7" table:formula="oooc:=[.I47]-[.J47]" office:value-type="float" office:value="68.8734907464646">
            <text:p>68.87</text:p>
          </table:table-cell>
          <table:table-cell table:number-columns-repeated="3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formula="oooc:=[Build.H7]" office:value-type="string" office:string-value="Tue Oct  2 13:11:46 2007">
            <text:p>Tue Oct <text:s/>2 13:11:46 2007</text:p>
          </table:table-cell>
          <table:table-cell table:formula="oooc:=[Build.H6]*[Build.H10]*0.001" office:value-type="float" office:value="6159.887304">
            <text:p>6159.89</text:p>
          </table:table-cell>
          <table:table-cell/>
          <table:table-cell table:formula="oooc:=[Build.I6]*[Build.I10]*0.001" office:value-type="float" office:value="7818.515966">
            <text:p>7818.52</text:p>
          </table:table-cell>
          <table:table-cell table:formula="oooc:=[Build.J6]*[Build.J10]*0.001" office:value-type="float" office:value="1069.777555">
            <text:p>1069.78</text:p>
          </table:table-cell>
          <table:table-cell office:value-type="float" office:value="1">
            <text:p>1</text:p>
          </table:table-cell>
          <table:table-cell table:style-name="ce7" table:formula="oooc:=(([.F48]-[.G48])*100)/MAX([.F48];[.G48])*[.H48]" office:value-type="float" office:value="86.3173835079177">
            <text:p>86.32</text:p>
          </table:table-cell>
          <table:table-cell office:value-type="float" office:value="30">
            <text:p>30</text:p>
          </table:table-cell>
          <table:table-cell table:style-name="ce7" table:formula="oooc:=[.I48]-[.J48]" office:value-type="float" office:value="56.3173835079177">
            <text:p>56.32</text:p>
          </table:table-cell>
          <table:table-cell table:number-columns-repeated="3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formula="oooc:=[Build.K7]" office:value-type="string" office:string-value="Tue Oct  2 12:52:59 2007">
            <text:p>Tue Oct <text:s/>2 12:52:59 2007</text:p>
          </table:table-cell>
          <table:table-cell table:formula="oooc:=[Build.K6]*[Build.K10]*0.001" office:value-type="float" office:value="5020.04915">
            <text:p>5020.05</text:p>
          </table:table-cell>
          <table:table-cell/>
          <table:table-cell table:formula="oooc:=[Build.L6]*[Build.L10]*0.001" office:value-type="float" office:value="129.759015">
            <text:p>129.76</text:p>
          </table:table-cell>
          <table:table-cell table:formula="oooc:=[Build.M6]*[Build.M10]*0.001" office:value-type="float" office:value="14.21986">
            <text:p>14.22</text:p>
          </table:table-cell>
          <table:table-cell office:value-type="float" office:value="1">
            <text:p>1</text:p>
          </table:table-cell>
          <table:table-cell table:style-name="ce7" table:formula="oooc:=(([.F49]-[.G49])*100)/MAX([.F49];[.G49])*[.H49]" office:value-type="float" office:value="89.0413317332904">
            <text:p>89.04</text:p>
          </table:table-cell>
          <table:table-cell office:value-type="float" office:value="20">
            <text:p>20</text:p>
          </table:table-cell>
          <table:table-cell table:style-name="ce7" table:formula="oooc:=[.I49]-[.J49]" office:value-type="float" office:value="69.0413317332904">
            <text:p>69.04</text:p>
          </table:table-cell>
          <table:table-cell table:number-columns-repeated="3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table:style-name="ce7" table:formula="oooc:=AVERAGE([.K3];[.K4];[.K5];[.K13];[.K14];[.K24];[.K25])" office:value-type="float" office:value="32.5543742653412">
            <text:p>32.55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4" office:value-type="string">
            <text:p>FW: experimental protocol  </text:p>
          </table:table-cell>
          <table:table-cell table:style-name="ce15" office:value-type="date" office:date-value="2007-06-14">
            <text:p>06/14/07</text:p>
          </table:table-cell>
          <table:table-cell table:number-columns-repeated="244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table:style-name="ce7" table:formula="oooc:=AVERAGE([.K15];[.K16];[.K26];[.K27];[.K46];[.K47:.K48])" office:value-type="float" office:value="42.9024986964066">
            <text:p>42.9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4" office:value-type="string">
            <text:p>Definition of Regret</text:p>
          </table:table-cell>
          <table:table-cell table:style-name="ce15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7" table:formula="oooc:=AVERAGE([.K6];[.K7];[.K17];[.K18];[.K28];[.K29];[.K49])" office:value-type="float" office:value="14.2937116871303">
            <text:p>14.29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7" table:formula="oooc:=AVERAGE([.K8];[.K9];[.K19];[.K20];[.K30])" office:value-type="float" office:value="36.757687257362">
            <text:p>36.76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7" table:formula="oooc:=AVERAGE([.K35:.K41])" office:value-type="float" office:value="31.6133657334871">
            <text:p>31.61</text:p>
          </table:table-cell>
          <table:table-cell table:number-columns-repeated="252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3" table:print="false">
        <office:forms form:automatic-focus="false" form:apply-design-mode="false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number-columns-repeated="231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4"/>
          <table:table-cell table:style-name="ce1"/>
          <table:table-cell table:number-columns-repeated="230"/>
        </table:table-row>
        <table:table-row table:style-name="ro1" table:number-rows-repeated="2">
          <table:table-cell table:style-name="ce1"/>
          <table:table-cell table:number-columns-repeated="24"/>
          <table:table-cell table:style-name="ce1"/>
          <table:table-cell table:number-columns-repeated="230"/>
        </table:table-row>
        <table:table-row table:style-name="ro1">
          <table:table-cell table:style-name="ce1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3490">
            <text:p>3490</text:p>
          </table:table-cell>
          <table:table-cell office:value-type="float" office:value="3782">
            <text:p>3782</text:p>
          </table:table-cell>
          <table:table-cell office:value-type="float" office:value="66240">
            <text:p>66240</text:p>
          </table:table-cell>
          <table:table-cell office:value-type="float" office:value="762">
            <text:p>762</text:p>
          </table:table-cell>
          <table:table-cell office:value-type="float" office:value="6226">
            <text:p>6226</text:p>
          </table:table-cell>
          <table:table-cell office:value-type="float" office:value="5845">
            <text:p>5845</text:p>
          </table:table-cell>
          <table:table-cell office:value-type="float" office:value="22467">
            <text:p>22467</text:p>
          </table:table-cell>
          <table:table-cell office:value-type="float" office:value="9518">
            <text:p>9518</text:p>
          </table:table-cell>
          <table:table-cell office:value-type="float" office:value="37213">
            <text:p>37213</text:p>
          </table:table-cell>
          <table:table-cell office:value-type="float" office:value="39787">
            <text:p>39787</text:p>
          </table:table-cell>
          <table:table-cell office:value-type="float" office:value="188312">
            <text:p>188312</text:p>
          </table:table-cell>
          <table:table-cell office:value-type="float" office:value="84469">
            <text:p>84469</text:p>
          </table:table-cell>
          <table:table-cell office:value-type="float" office:value="70724">
            <text:p>70724</text:p>
          </table:table-cell>
          <table:table-cell office:value-type="float" office:value="7790">
            <text:p>7790</text:p>
          </table:table-cell>
          <table:table-cell office:value-type="float" office:value="14488">
            <text:p>14488</text:p>
          </table:table-cell>
          <table:table-cell table:number-columns-repeated="2" office:value-type="float" office:value="23826">
            <text:p>23826</text:p>
          </table:table-cell>
          <table:table-cell office:value-type="float" office:value="1115">
            <text:p>1115</text:p>
          </table:table-cell>
          <table:table-cell office:value-type="float" office:value="3960">
            <text:p>3960</text:p>
          </table:table-cell>
          <table:table-cell office:value-type="float" office:value="5656">
            <text:p>5656</text:p>
          </table:table-cell>
          <table:table-cell office:value-type="float" office:value="1296">
            <text:p>1296</text:p>
          </table:table-cell>
          <table:table-cell office:value-type="float" office:value="6226">
            <text:p>6226</text:p>
          </table:table-cell>
          <table:table-cell office:value-type="float" office:value="9665">
            <text:p>9665</text:p>
          </table:table-cell>
          <table:table-cell office:value-type="float" office:value="2546">
            <text:p>2546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re</text:p>
          </table:table-cell>
          <table:table-cell office:value-type="string">
            <text:p>Tue Oct <text:s/>2 14:28:40 2007</text:p>
          </table:table-cell>
          <table:table-cell office:value-type="string">
            <text:p>Tue Oct <text:s/>2 14:31:00 2007</text:p>
          </table:table-cell>
          <table:table-cell office:value-type="string">
            <text:p>Tue Oct <text:s/>2 15:19:26 2007</text:p>
          </table:table-cell>
          <table:table-cell office:value-type="string">
            <text:p>Tue Oct <text:s/>2 14:32:11 2007</text:p>
          </table:table-cell>
          <table:table-cell office:value-type="string">
            <text:p>Tue Oct <text:s/>2 14:30:08 2007</text:p>
          </table:table-cell>
          <table:table-cell office:value-type="string">
            <text:p>Tue Oct <text:s/>2 14:34:18 2007</text:p>
          </table:table-cell>
          <table:table-cell office:value-type="string">
            <text:p>Tue Oct <text:s/>2 14:52:46 2007</text:p>
          </table:table-cell>
          <table:table-cell office:value-type="string">
            <text:p>Tue Oct <text:s/>2 14:39:45 2007</text:p>
          </table:table-cell>
          <table:table-cell office:value-type="string">
            <text:p>Tue Oct <text:s/>2 15:02:14 2007</text:p>
          </table:table-cell>
          <table:table-cell office:value-type="string">
            <text:p>Tue Oct <text:s/>2 15:45:18 2007</text:p>
          </table:table-cell>
          <table:table-cell office:value-type="string">
            <text:p>Tue Oct <text:s/>2 18:46:14 2007</text:p>
          </table:table-cell>
          <table:table-cell office:value-type="string">
            <text:p>Tue Oct <text:s/>2 16:42:23 2007</text:p>
          </table:table-cell>
          <table:table-cell office:value-type="string">
            <text:p>Tue Oct <text:s/>2 15:28:58 2007</text:p>
          </table:table-cell>
          <table:table-cell office:value-type="string">
            <text:p>Tue Oct <text:s/>2 15:58:32 2007</text:p>
          </table:table-cell>
          <table:table-cell office:value-type="string">
            <text:p>Tue Oct <text:s/>2 15:54:32 2007</text:p>
          </table:table-cell>
          <table:table-cell office:value-type="string">
            <text:p>Tue Oct <text:s/>2 14:54:30 2007</text:p>
          </table:table-cell>
          <table:table-cell table:style-name="ce15" office:value-type="string">
            <text:p>Tue Oct <text:s/>2 15:10:45 2007</text:p>
          </table:table-cell>
          <table:table-cell table:style-name="ce15" office:value-type="string">
            <text:p>Tue Oct <text:s/>2 14:55:34 2007</text:p>
          </table:table-cell>
          <table:table-cell office:value-type="string">
            <text:p>Wed Oct <text:s/>3 13:07:39 2007</text:p>
          </table:table-cell>
          <table:table-cell office:value-type="string">
            <text:p>Wed Oct <text:s/>3 13:12:53 2007</text:p>
          </table:table-cell>
          <table:table-cell office:value-type="string">
            <text:p>Wed Oct <text:s/>3 13:09:01 2007</text:p>
          </table:table-cell>
          <table:table-cell office:value-type="string">
            <text:p>Tue Oct <text:s/>2 14:44:56 2007</text:p>
          </table:table-cell>
          <table:table-cell office:value-type="string">
            <text:p>Tue Oct <text:s/>2 14:54:14 2007</text:p>
          </table:table-cell>
          <table:table-cell office:value-type="string">
            <text:p>Tue Oct <text:s/>2 14:47:07 2007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n</text:p>
          </table:table-cell>
          <table:table-cell table:style-name="ce15" office:value-type="string">
            <text:p>wyrm:/home/swinterm/GGP/scripts/mrogue-6-1-source-1.log</text:p>
          </table:table-cell>
          <table:table-cell table:style-name="ce15" office:value-type="string">
            <text:p>wyrm:/home/swinterm/GGP/scripts/mrogue-6-1-source-2.log</text:p>
          </table:table-cell>
          <table:table-cell table:style-name="ce15" office:value-type="string">
            <text:p>wyrm:/home/swinterm/GGP/scripts/mrogue-6-1-target_no_source.log</text:p>
          </table:table-cell>
          <table:table-cell table:style-name="ce15" office:value-type="string">
            <text:p>wyrm:/home/swinterm/GGP/scripts/mrogue-6-1-target_after_source.log</text:p>
          </table:table-cell>
          <table:table-cell table:style-name="ce15" office:value-type="string">
            <text:p>bahamut:/home/swinterm/2GGP/GGP/scripts/mrogue-6-2-source-1.log</text:p>
          </table:table-cell>
          <table:table-cell table:style-name="ce15" office:value-type="string">
            <text:p>bahamut:/home/swinterm/2GGP/GGP/scripts/mrogue-6-2-source-2.log</text:p>
          </table:table-cell>
          <table:table-cell table:style-name="ce15" office:value-type="string">
            <text:p>bahamut:/home/swinterm/2GGP/GGP/scripts/mrogue-6-2-target_no_source.log</text:p>
          </table:table-cell>
          <table:table-cell table:style-name="ce15" office:value-type="string">
            <text:p>bahamut:/home/swinterm/2GGP/GGP/scripts/mrogue-6-2-target_after_source.log</text:p>
          </table:table-cell>
          <table:table-cell table:style-name="ce16" office:value-type="string">
            <text:p>refuse:/home/swinterm/GGP/scripts/mrogue-6-3-source-1.log</text:p>
          </table:table-cell>
          <table:table-cell office:value-type="string">
            <text:p>refuse:/home/swinterm/GGP/scripts/mrogue-6-3-source-2.log</text:p>
          </table:table-cell>
          <table:table-cell office:value-type="string">
            <text:p>refuse:/home/swinterm/GGP/scripts/mrogue-6-3-target_no_source.log</text:p>
          </table:table-cell>
          <table:table-cell office:value-type="string">
            <text:p>refuse:/home/swinterm/GGP/scripts/mrogue-6-3-target_after_source.log</text:p>
          </table:table-cell>
          <table:table-cell table:style-name="ce15" office:value-type="string">
            <text:p>winter:/giggage/home/swinterm/2GGP/GGP/scripts/mrogue-8-1-source.log</text:p>
          </table:table-cell>
          <table:table-cell table:style-name="ce15" office:value-type="string">
            <text:p>winter:/giggage/home/swinterm/2GGP/GGP/scripts/mrogue-8-1-target_no_source.log</text:p>
          </table:table-cell>
          <table:table-cell table:style-name="ce15" office:value-type="string">
            <text:p>winter:/giggage/home/swinterm/2GGP/GGP/scripts/mrogue-8-1-target_after_source.log</text:p>
          </table:table-cell>
          <table:table-cell office:value-type="string">
            <text:p>wyrm:/home/swinterm/2GGP/GGP/scripts/mrogue-8-2-source.log</text:p>
          </table:table-cell>
          <table:table-cell office:value-type="string">
            <text:p>wyrm:/home/swinterm/2GGP/GGP/scripts/mrogue-8-2-target_no_source.log</text:p>
          </table:table-cell>
          <table:table-cell office:value-type="string">
            <text:p>wyrm:/home/swinterm/2GGP/GGP/scripts/mrogue-8-2-target_after_source.log</text:p>
          </table:table-cell>
          <table:table-cell table:style-name="ce15" office:value-type="string">
            <text:p>wyrm:/home/swinterm/GGP/scripts/mrogue-9-1-source.log</text:p>
          </table:table-cell>
          <table:table-cell table:style-name="ce15" office:value-type="string">
            <text:p>wyrm:/home/swinterm/GGP/scripts/mrogue-9-1-target_no_source.log</text:p>
          </table:table-cell>
          <table:table-cell table:style-name="ce15" office:value-type="string">
            <text:p>wyrm:/home/swinterm/GGP/scripts/mrogue-9-1-target_after_source.log</text:p>
          </table:table-cell>
          <table:table-cell table:style-name="ce15" office:value-type="string">
            <text:p>bahamut:/home/swinterm/GGP/scripts/mrogue-9-2-source.log</text:p>
          </table:table-cell>
          <table:table-cell table:style-name="ce15" office:value-type="string">
            <text:p>bahamut:/home/swinterm/GGP/scripts/mrogue-9-2-target_no_source.log</text:p>
          </table:table-cell>
          <table:table-cell table:style-name="ce15" office:value-type="string">
            <text:p>bahamut:/home/swinterm/GGP/scripts/mrogue-9-2-target_after_source.log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notes</text:p>
          </table:table-cell>
          <table:table-cell office:value-type="float" office:value="764">
            <text:p>764</text:p>
          </table:table-cell>
          <table:table-cell office:value-type="float" office:value="800">
            <text:p>800</text:p>
          </table:table-cell>
          <table:table-cell office:value-type="float" office:value="14192">
            <text:p>14192</text:p>
          </table:table-cell>
          <table:table-cell office:value-type="float" office:value="184">
            <text:p>184</text:p>
          </table:table-cell>
          <table:table-cell office:value-type="float" office:value="1380">
            <text:p>1380</text:p>
          </table:table-cell>
          <table:table-cell office:value-type="float" office:value="1290">
            <text:p>1290</text:p>
          </table:table-cell>
          <table:table-cell office:value-type="float" office:value="4932">
            <text:p>4932</text:p>
          </table:table-cell>
          <table:table-cell office:value-type="float" office:value="2004">
            <text:p>2004</text:p>
          </table:table-cell>
          <table:table-cell office:value-type="float" office:value="7834">
            <text:p>7834</text:p>
          </table:table-cell>
          <table:table-cell office:value-type="float" office:value="8680">
            <text:p>8680</text:p>
          </table:table-cell>
          <table:table-cell office:value-type="float" office:value="41056">
            <text:p>41056</text:p>
          </table:table-cell>
          <table:table-cell office:value-type="float" office:value="18142">
            <text:p>18142</text:p>
          </table:table-cell>
          <table:table-cell office:value-type="float" office:value="14988">
            <text:p>14988</text:p>
          </table:table-cell>
          <table:table-cell office:value-type="float" office:value="1646">
            <text:p>1646</text:p>
          </table:table-cell>
          <table:table-cell office:value-type="float" office:value="3038">
            <text:p>3038</text:p>
          </table:table-cell>
          <table:table-cell table:number-columns-repeated="2" office:value-type="float" office:value="5100">
            <text:p>5100</text:p>
          </table:table-cell>
          <table:table-cell office:value-type="float" office:value="266">
            <text:p>266</text:p>
          </table:table-cell>
          <table:table-cell office:value-type="float" office:value="836">
            <text:p>836</text:p>
          </table:table-cell>
          <table:table-cell office:value-type="float" office:value="1194">
            <text:p>1194</text:p>
          </table:table-cell>
          <table:table-cell office:value-type="float" office:value="298">
            <text:p>298</text:p>
          </table:table-cell>
          <table:table-cell office:value-type="float" office:value="1380">
            <text:p>1380</text:p>
          </table:table-cell>
          <table:table-cell office:value-type="float" office:value="2142">
            <text:p>2142</text:p>
          </table:table-cell>
          <table:table-cell office:value-type="float" office:value="572">
            <text:p>572</text:p>
          </table:table-cell>
          <table:table-cell table:style-name="ce1" office:value-type="string">
            <text:p>notes</text:p>
          </table:table-cell>
          <table:table-cell table:number-columns-repeated="230"/>
        </table:table-row>
        <table:table-row table:style-name="ro1">
          <table:table-cell table:style-name="ce1"/>
          <table:table-cell office:value-type="float" office:value="36.628">
            <text:p>36.63</text:p>
          </table:table-cell>
          <table:table-cell office:value-type="float" office:value="36.739">
            <text:p>36.74</text:p>
          </table:table-cell>
          <table:table-cell office:value-type="float" office:value="42.416">
            <text:p>42.42</text:p>
          </table:table-cell>
          <table:table-cell office:value-type="float" office:value="61.668">
            <text:p>61.67</text:p>
          </table:table-cell>
          <table:table-cell office:value-type="float" office:value="40.382">
            <text:p>40.38</text:p>
          </table:table-cell>
          <table:table-cell office:value-type="float" office:value="40.287">
            <text:p>40.29</text:p>
          </table:table-cell>
          <table:table-cell office:value-type="float" office:value="33.321">
            <text:p>33.32</text:p>
          </table:table-cell>
          <table:table-cell office:value-type="float" office:value="30.393">
            <text:p>30.39</text:p>
          </table:table-cell>
          <table:table-cell office:value-type="float" office:value="50.695">
            <text:p>50.7</text:p>
          </table:table-cell>
          <table:table-cell office:value-type="float" office:value="62.594">
            <text:p>62.59</text:p>
          </table:table-cell>
          <table:table-cell office:value-type="float" office:value="39.003">
            <text:p>39</text:p>
          </table:table-cell>
          <table:table-cell office:value-type="float" office:value="39.672">
            <text:p>39.67</text:p>
          </table:table-cell>
          <table:table-cell office:value-type="float" office:value="45.253">
            <text:p>45.25</text:p>
          </table:table-cell>
          <table:table-cell office:value-type="float" office:value="30.449">
            <text:p>30.45</text:p>
          </table:table-cell>
          <table:table-cell office:value-type="float" office:value="104.617">
            <text:p>104.62</text:p>
          </table:table-cell>
          <table:table-cell office:value-type="float" office:value="37.827">
            <text:p>37.83</text:p>
          </table:table-cell>
          <table:table-cell office:value-type="float" office:value="37.842">
            <text:p>37.84</text:p>
          </table:table-cell>
          <table:table-cell office:value-type="float" office:value="45.273">
            <text:p>45.27</text:p>
          </table:table-cell>
          <table:table-cell office:value-type="float" office:value="36.671">
            <text:p>36.67</text:p>
          </table:table-cell>
          <table:table-cell office:value-type="float" office:value="40.606">
            <text:p>40.61</text:p>
          </table:table-cell>
          <table:table-cell office:value-type="float" office:value="61.76">
            <text:p>61.76</text:p>
          </table:table-cell>
          <table:table-cell office:value-type="float" office:value="39.679">
            <text:p>39.68</text:p>
          </table:table-cell>
          <table:table-cell office:value-type="float" office:value="42.169">
            <text:p>42.17</text:p>
          </table:table-cell>
          <table:table-cell office:value-type="float" office:value="41.09">
            <text:p>41.09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 office:value-type="string">
            <text:p>soln</text:p>
          </table:table-cell>
          <table:table-cell office:value-type="string">
            <text:p>no mapping done</text:p>
          </table:table-cell>
          <table:table-cell office:value-type="float" office:value="11.33">
            <text:p>11.33</text:p>
          </table:table-cell>
          <table:table-cell table:number-columns-repeated="3" office:value-type="string">
            <text:p>no mapping done</text:p>
          </table:table-cell>
          <table:table-cell office:value-type="float" office:value="11.46">
            <text:p>11.46</text:p>
          </table:table-cell>
          <table:table-cell table:number-columns-repeated="3" office:value-type="string">
            <text:p>no mapping done</text:p>
          </table:table-cell>
          <table:table-cell office:value-type="float" office:value="12.26">
            <text:p>12.26</text:p>
          </table:table-cell>
          <table:table-cell table:number-columns-repeated="2" office:value-type="string">
            <text:p>no mapping done</text:p>
          </table:table-cell>
          <table:table-cell office:value-type="float" office:value="11.3">
            <text:p>11.3</text:p>
          </table:table-cell>
          <table:table-cell table:number-columns-repeated="2" office:value-type="string">
            <text:p>no mapping done</text:p>
          </table:table-cell>
          <table:table-cell office:value-type="float" office:value="12.05">
            <text:p>12.05</text:p>
          </table:table-cell>
          <table:table-cell table:number-columns-repeated="2" office:value-type="string">
            <text:p>no mapping done</text:p>
          </table:table-cell>
          <table:table-cell office:value-type="float" office:value="0.09">
            <text:p>0.0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21.15">
            <text:p>21.15</text:p>
          </table:table-cell>
          <table:table-cell table:number-columns-repeated="2" office:value-type="string">
            <text:p>no mapping done</text:p>
          </table:table-cell>
          <table:table-cell table:style-name="ce1" office:value-type="string">
            <text:p>soln</text:p>
          </table:table-cell>
          <table:table-cell table:number-columns-repeated="230"/>
        </table:table-row>
        <table:table-row table:style-name="ro1">
          <table:table-cell table:style-name="ce1"/>
          <table:table-cell table:number-columns-repeated="18" office:value-type="string">
            <text:p>Revision: 7908</text:p>
          </table:table-cell>
          <table:table-cell table:number-columns-repeated="3" office:value-type="string">
            <text:p>Revision: 7916</text:p>
          </table:table-cell>
          <table:table-cell table:number-columns-repeated="3" office:value-type="string">
            <text:p>Revision: 7908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18" office:value-type="string">
            <text:p>terminal 100</text:p>
          </table:table-cell>
          <table:table-cell table:number-columns-repeated="3" office:value-type="string">
            <text:p>score not checked.</text:p>
          </table:table-cell>
          <table:table-cell table:number-columns-repeated="3" office:value-type="string">
            <text:p>terminal 100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12">
            <text:p>12</text:p>
          </table:table-cell>
          <table:table-cell office:value-type="float" office:value="230.81">
            <text:p>230.81</text:p>
          </table:table-cell>
          <table:table-cell table:number-columns-repeated="3" office:value-type="float" office:value="12">
            <text:p>12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31.31">
            <text:p>231.31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6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7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80.62">
            <text:p>80.62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6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81.08">
            <text:p>81.08</text:p>
          </table:table-cell>
          <table:table-cell table:number-columns-repeated="3" office:value-type="string">
            <text:p>ACTION (move 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table:number-columns-repeated="6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9" office:value-type="string">
            <text:p>ACTION (move east)</text:p>
          </table:table-cell>
          <table:table-cell office:value-type="float" office:value="65.1100188578677">
            <text:p>65.11</text:p>
          </table:table-cell>
          <table:table-cell table:number-columns-repeated="3" office:value-type="string">
            <text:p>ACTION (move 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4"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65.0708374853776">
            <text:p>65.07</text:p>
          </table:table-cell>
          <table:table-cell table:number-columns-repeated="3" office:value-type="string">
            <text:p>ACTION (move 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4"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64.9474730880636">
            <text:p>64.95</text:p>
          </table:table-cell>
          <table:table-cell table:number-columns-repeated="3" office:value-type="string">
            <text:p>ACTION (move 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6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quaff potion1)</text:p>
          </table:table-cell>
          <table:table-cell table:number-columns-repeated="4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4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ACTION (move 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table:style-name="ce1"/>
          <table:table-cell table:number-columns-repeated="230"/>
        </table:table-row>
        <table:table-row table:style-name="ro1">
          <table:table-cell/>
          <table:table-cell table:number-columns-repeated="3"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number-columns-repeated="4"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table:number-columns-repeated="6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table:number-columns-repeated="4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33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ce15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float" office:value="6226">
            <text:p>6226</text:p>
          </table:table-cell>
          <table:table-cell office:value-type="float" office:value="5845">
            <text:p>5845</text:p>
          </table:table-cell>
          <table:table-cell office:value-type="float" office:value="22467">
            <text:p>22467</text:p>
          </table:table-cell>
          <table:table-cell office:value-type="float" office:value="10247">
            <text:p>10247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4"/>
        </table:table-row>
        <table:table-row table:style-name="ro1">
          <table:table-cell/>
          <table:table-cell table:number-columns-repeated="3" table:style-name="ce15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Wed Oct <text:s/>3 12:16:17 2007</text:p>
          </table:table-cell>
          <table:table-cell office:value-type="string">
            <text:p>Wed Oct <text:s/>3 12:19:29 2007</text:p>
          </table:table-cell>
          <table:table-cell office:value-type="string">
            <text:p>Wed Oct <text:s/>3 12:35:08 2007</text:p>
          </table:table-cell>
          <table:table-cell office:value-type="string">
            <text:p>Wed Oct <text:s/>3 12:24:17 2007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winter:/giggage/home/swinterm/GGP/scripts/mrogue-6-2-source-1.log</text:p>
          </table:table-cell>
          <table:table-cell office:value-type="string">
            <text:p>winter:/giggage/home/swinterm/GGP/scripts/mrogue-6-2-source-2.log</text:p>
          </table:table-cell>
          <table:table-cell office:value-type="string">
            <text:p>winter:/giggage/home/swinterm/GGP/scripts/mrogue-6-2-target_no_source.log</text:p>
          </table:table-cell>
          <table:table-cell office:value-type="string">
            <text:p>winter:/giggage/home/swinterm/GGP/scripts/mrogue-6-2-target_after_source.log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float" office:value="1380">
            <text:p>1380</text:p>
          </table:table-cell>
          <table:table-cell office:value-type="float" office:value="1290">
            <text:p>1290</text:p>
          </table:table-cell>
          <table:table-cell office:value-type="float" office:value="4932">
            <text:p>4932</text:p>
          </table:table-cell>
          <table:table-cell office:value-type="float" office:value="2154">
            <text:p>2154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office:value-type="float" office:value="32.231">
            <text:p>32.23</text:p>
          </table:table-cell>
          <table:table-cell office:value-type="float" office:value="32.464">
            <text:p>32.46</text:p>
          </table:table-cell>
          <table:table-cell office:value-type="float" office:value="28.628">
            <text:p>28.63</text:p>
          </table:table-cell>
          <table:table-cell office:value-type="float" office:value="27.758">
            <text:p>27.76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no indicators generated</text:p>
          </table:table-cell>
          <table:table-cell office:value-type="float" office:value="0.21">
            <text:p>0.21</text:p>
          </table:table-cell>
          <table:table-cell table:number-columns-repeated="2" office:value-type="string">
            <text:p>no indicators generated</text:p>
          </table:table-cell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4" office:value-type="string">
            <text:p>Revision: 7914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4" office:value-type="string">
            <text:p>score not checked.</text:p>
          </table:table-cell>
          <table:table-cell table:number-columns-repeated="7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43.2">
            <text:p>643.2</text:p>
          </table:table-cell>
          <table:table-cell table:number-columns-repeated="10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649.8">
            <text:p>649.8</text:p>
          </table:table-cell>
          <table:table-cell table:number-columns-repeated="10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4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84.29">
            <text:p>284.29</text:p>
          </table:table-cell>
          <table:table-cell table:number-columns-repeated="10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 table:number-columns-repeated="5"/>
          <table:table-cell table:number-columns-repeated="3" office:value-type="string">
            <text:p>ACTION (move south)</text:p>
          </table:table-cell>
          <table:table-cell office:value-type="float" office:value="287.88">
            <text:p>287.88</text:p>
          </table:table-cell>
          <table:table-cell table:number-columns-repeated="10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34"/>
        </table:table-row>
        <table:table-row table:style-name="ro1">
          <table:table-cell table:number-columns-repeated="5"/>
          <table:table-cell table:number-columns-repeated="3" office:value-type="string">
            <text:p>ACTION (move east)</text:p>
          </table:table-cell>
          <table:table-cell office:value-type="float" office:value="55.7442875915586">
            <text:p>55.74</text:p>
          </table:table-cell>
          <table:table-cell table:number-columns-repeated="10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34"/>
        </table:table-row>
        <table:table-row table:style-name="ro1">
          <table:table-cell table:number-columns-repeated="5"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55.800684079602">
            <text:p>55.8</text:p>
          </table:table-cell>
          <table:table-cell table:number-columns-repeated="10"/>
          <table:table-cell office:value-type="string">
            <text:p>end</text:p>
          </table:table-cell>
          <table:table-cell table:number-columns-repeated="236"/>
        </table:table-row>
        <table:table-row table:style-name="ro1">
          <table:table-cell table:number-columns-repeated="5"/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55.6971375807941">
            <text:p>55.7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4" office:value-type="string">
            <text:p>ACTION (move west)</text:p>
          </table:table-cell>
          <table:table-cell table:number-columns-repeated="247"/>
        </table:table-row>
        <table:table-row table:style-name="ro1">
          <table:table-cell table:number-columns-repeated="5"/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47"/>
        </table:table-row>
        <table:table-row table:style-name="ro1">
          <table:table-cell table:number-columns-repeated="5"/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quaff potion1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47"/>
        </table:table-row>
        <table:table-row table:style-name="ro1">
          <table:table-cell table:number-columns-repeated="5"/>
          <table:table-cell office:value-type="string">
            <text:p>end</text:p>
          </table:table-cell>
          <table:table-cell table:number-columns-repeated="250"/>
        </table:table-row>
      </table:table>
      <table:table table:name="Wargame" table:style-name="ta4" table:print="false">
        <office:forms form:automatic-focus="false" form:apply-design-mode="false"/>
        <table:table-column table:style-name="co9" table:default-cell-style-name="ce1"/>
        <table:table-column table:style-name="co38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28" table:number-columns-repeated="2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9" table:default-cell-style-name="Default"/>
        <table:table-column table:style-name="co49" table:default-cell-style-name="Default"/>
        <table:table-column table:style-name="co9" table:default-cell-style-name="ce1"/>
        <table:table-column table:style-name="co9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3824">
            <text:p>3824</text:p>
          </table:table-cell>
          <table:table-cell office:value-type="float" office:value="3680">
            <text:p>3680</text:p>
          </table:table-cell>
          <table:table-cell office:value-type="float" office:value="6674">
            <text:p>6674</text:p>
          </table:table-cell>
          <table:table-cell office:value-type="float" office:value="4558">
            <text:p>4558</text:p>
          </table:table-cell>
          <table:table-cell office:value-type="float" office:value="1123">
            <text:p>1123</text:p>
          </table:table-cell>
          <table:table-cell office:value-type="float" office:value="5074">
            <text:p>5074</text:p>
          </table:table-cell>
          <table:table-cell office:value-type="float" office:value="5339">
            <text:p>5339</text:p>
          </table:table-cell>
          <table:table-cell office:value-type="float" office:value="3379">
            <text:p>3379</text:p>
          </table:table-cell>
          <table:table-cell office:value-type="float" office:value="10176">
            <text:p>10176</text:p>
          </table:table-cell>
          <table:table-cell office:value-type="float" office:value="5436">
            <text:p>5436</text:p>
          </table:table-cell>
          <table:table-cell office:value-type="float" office:value="2244">
            <text:p>2244</text:p>
          </table:table-cell>
          <table:table-cell office:value-type="float" office:value="7476">
            <text:p>7476</text:p>
          </table:table-cell>
          <table:table-cell office:value-type="float" office:value="2897">
            <text:p>2897</text:p>
          </table:table-cell>
          <table:table-cell office:value-type="float" office:value="2118">
            <text:p>2118</text:p>
          </table:table-cell>
          <table:table-cell office:value-type="float" office:value="18889">
            <text:p>18889</text:p>
          </table:table-cell>
          <table:table-cell office:value-type="float" office:value="5299">
            <text:p>5299</text:p>
          </table:table-cell>
          <table:table-cell office:value-type="float" office:value="6293">
            <text:p>6293</text:p>
          </table:table-cell>
          <table:table-cell office:value-type="float" office:value="20553">
            <text:p>20553</text:p>
          </table:table-cell>
          <table:table-cell office:value-type="float" office:value="7642">
            <text:p>7642</text:p>
          </table:table-cell>
          <table:table-cell office:value-type="float" office:value="2292">
            <text:p>2292</text:p>
          </table:table-cell>
          <table:table-cell office:value-type="float" office:value="10176">
            <text:p>10176</text:p>
          </table:table-cell>
          <table:table-cell office:value-type="float" office:value="8813">
            <text:p>8813</text:p>
          </table:table-cell>
          <table:table-cell office:value-type="float" office:value="6113">
            <text:p>6113</text:p>
          </table:table-cell>
          <table:table-cell office:value-type="float" office:value="7476">
            <text:p>7476</text:p>
          </table:table-cell>
          <table:table-cell office:value-type="float" office:value="7722">
            <text:p>7722</text:p>
          </table:table-cell>
          <table:table-cell office:value-type="float" office:value="5347">
            <text:p>5347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5" office:value-type="string">
            <text:p>Wed Oct <text:s/>3 13:05:40 2007</text:p>
          </table:table-cell>
          <table:table-cell office:value-type="string">
            <text:p>Wed Oct <text:s/>3 13:08:09 2007</text:p>
          </table:table-cell>
          <table:table-cell office:value-type="string">
            <text:p>Wed Oct <text:s/>3 13:21:33 2007</text:p>
          </table:table-cell>
          <table:table-cell office:value-type="string">
            <text:p>Wed Oct <text:s/>3 13:13:56 2007</text:p>
          </table:table-cell>
          <table:table-cell office:value-type="string">
            <text:p>Wed Oct <text:s/>3 12:10:34 2007</text:p>
          </table:table-cell>
          <table:table-cell office:value-type="string">
            <text:p>Wed Oct <text:s/>3 12:12:16 2007</text:p>
          </table:table-cell>
          <table:table-cell office:value-type="string">
            <text:p>Wed Oct <text:s/>3 12:17:35 2007</text:p>
          </table:table-cell>
          <table:table-cell office:value-type="string">
            <text:p>Wed Oct <text:s/>3 12:14:37 2007</text:p>
          </table:table-cell>
          <table:table-cell office:value-type="string">
            <text:p>Wed Oct <text:s/>3 13:12:44 2007</text:p>
          </table:table-cell>
          <table:table-cell office:value-type="string">
            <text:p>Wed Oct <text:s/>3 13:18:56 2007</text:p>
          </table:table-cell>
          <table:table-cell office:value-type="string">
            <text:p>Wed Oct <text:s/>3 13:14:26 2007</text:p>
          </table:table-cell>
          <table:table-cell office:value-type="string">
            <text:p>Wed Oct <text:s/>3 12:40:04 2007</text:p>
          </table:table-cell>
          <table:table-cell office:value-type="string">
            <text:p>Wed Oct <text:s/>3 12:41:59 2007</text:p>
          </table:table-cell>
          <table:table-cell office:value-type="string">
            <text:p>Wed Oct <text:s/>3 12:40:48 2007</text:p>
          </table:table-cell>
          <table:table-cell office:value-type="string">
            <text:p>Wed Oct <text:s/>3 13:19:17 2007</text:p>
          </table:table-cell>
          <table:table-cell office:value-type="string">
            <text:p>Wed Oct <text:s/>3 13:26:06 2007</text:p>
          </table:table-cell>
          <table:table-cell office:value-type="string">
            <text:p>Wed Oct <text:s/>3 13:23:08 2007</text:p>
          </table:table-cell>
          <table:table-cell office:value-type="string">
            <text:p>Tue Oct <text:s/>2 14:34:03 2007</text:p>
          </table:table-cell>
          <table:table-cell office:value-type="string">
            <text:p>Tue Oct <text:s/>2 14:37:39 2007</text:p>
          </table:table-cell>
          <table:table-cell office:value-type="string">
            <text:p>Tue Oct <text:s/>2 14:34:55 2007</text:p>
          </table:table-cell>
          <table:table-cell office:value-type="string">
            <text:p>Wed Oct <text:s/>3 11:57:00 2007</text:p>
          </table:table-cell>
          <table:table-cell office:value-type="string">
            <text:p>Wed Oct <text:s/>3 12:07:36 2007</text:p>
          </table:table-cell>
          <table:table-cell office:value-type="string">
            <text:p>Wed Oct <text:s/>3 12:01:18 2007</text:p>
          </table:table-cell>
          <table:table-cell office:value-type="string">
            <text:p>Tue Oct <text:s/>2 14:33:12 2007</text:p>
          </table:table-cell>
          <table:table-cell office:value-type="string">
            <text:p>Tue Oct <text:s/>2 14:47:16 2007</text:p>
          </table:table-cell>
          <table:table-cell office:value-type="string">
            <text:p>Tue Oct <text:s/>2 14:38:41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wargame-6-1-source-1.log</text:p>
          </table:table-cell>
          <table:table-cell office:value-type="string">
            <text:p>bahamut:/home/swinterm/GGP/scripts/wargame-6-1-source-2.log</text:p>
          </table:table-cell>
          <table:table-cell office:value-type="string">
            <text:p>bahamut:/home/swinterm/GGP/scripts/wargame-6-1-target_no_source.log</text:p>
          </table:table-cell>
          <table:table-cell office:value-type="string">
            <text:p>bahamut:/home/swinterm/GGP/scripts/wargame-6-1-target_after_source.log</text:p>
          </table:table-cell>
          <table:table-cell office:value-type="string">
            <text:p>bahamut:/home/swinterm/GGP/scripts/wargame-6-2-source-1.log</text:p>
          </table:table-cell>
          <table:table-cell office:value-type="string">
            <text:p>bahamut:/home/swinterm/GGP/scripts/wargame-6-2-source-2.log</text:p>
          </table:table-cell>
          <table:table-cell office:value-type="string">
            <text:p>bahamut:/home/swinterm/GGP/scripts/wargame-6-2-target_no_source.log</text:p>
          </table:table-cell>
          <table:table-cell office:value-type="string">
            <text:p>bahamut:/home/swinterm/GGP/scripts/wargame-6-2-target_after_source.log</text:p>
          </table:table-cell>
          <table:table-cell office:value-type="string">
            <text:p>bahamut:/home/swinterm/2GGP/GGP/scripts/wargame-7-1-source.log</text:p>
          </table:table-cell>
          <table:table-cell office:value-type="string">
            <text:p>bahamut:/home/swinterm/2GGP/GGP/scripts/wargame-7-1-target_no_source.log</text:p>
          </table:table-cell>
          <table:table-cell office:value-type="string">
            <text:p>bahamut:/home/swinterm/2GGP/GGP/scripts/wargame-7-1-target_after_source.log</text:p>
          </table:table-cell>
          <table:table-cell office:value-type="string">
            <text:p>bahamut:/home/swinterm/2GGP/GGP/scripts/wargame-7-2-source.log</text:p>
          </table:table-cell>
          <table:table-cell office:value-type="string">
            <text:p>bahamut:/home/swinterm/2GGP/GGP/scripts/wargame-7-2-target_no_source.log</text:p>
          </table:table-cell>
          <table:table-cell office:value-type="string">
            <text:p>bahamut:/home/swinterm/2GGP/GGP/scripts/wargame-7-2-target_after_source.log</text:p>
          </table:table-cell>
          <table:table-cell office:value-type="string">
            <text:p>auk:/home/swinterm/GGP/scripts/wargame-8-1-source.log</text:p>
          </table:table-cell>
          <table:table-cell office:value-type="string">
            <text:p>auk:/home/swinterm/GGP/scripts/wargame-8-1-target_no_source.log</text:p>
          </table:table-cell>
          <table:table-cell office:value-type="string">
            <text:p>auk:/home/swinterm/GGP/scripts/wargame-8-1-target_after_source.log</text:p>
          </table:table-cell>
          <table:table-cell office:value-type="string">
            <text:p>wyrm:/home/swinterm/2GGP/GGP/scripts/wargame-8-2-source.log</text:p>
          </table:table-cell>
          <table:table-cell office:value-type="string">
            <text:p>wyrm:/home/swinterm/2GGP/GGP/scripts/wargame-8-2-target_no_source.log</text:p>
          </table:table-cell>
          <table:table-cell office:value-type="string">
            <text:p>wyrm:/home/swinterm/2GGP/GGP/scripts/wargame-8-2-target_after_source.log</text:p>
          </table:table-cell>
          <table:table-cell office:value-type="string">
            <text:p>smaug:/home/swinterm/GGP/scripts/wargame-9-1-source.log</text:p>
          </table:table-cell>
          <table:table-cell office:value-type="string">
            <text:p>smaug:/home/swinterm/GGP/scripts/wargame-9-1-target_no_source.log</text:p>
          </table:table-cell>
          <table:table-cell office:value-type="string">
            <text:p>smaug:/home/swinterm/GGP/scripts/wargame-9-1-target_after_source.log</text:p>
          </table:table-cell>
          <table:table-cell office:value-type="string">
            <text:p>yongjiaw-VMUbuntu:/home/swinterm/GGP/scripts/wargame-9-2-source.log</text:p>
          </table:table-cell>
          <table:table-cell office:value-type="string">
            <text:p>yongjiaw-VMUbuntu:/home/swinterm/GGP/scripts/wargame-9-2-target_no_source.log</text:p>
          </table:table-cell>
          <table:table-cell office:value-type="string">
            <text:p>yongjiaw-VMUbuntu:/home/swinterm/GGP/scripts/wargame-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920">
            <text:p>920</text:p>
          </table:table-cell>
          <table:table-cell office:value-type="float" office:value="878">
            <text:p>878</text:p>
          </table:table-cell>
          <table:table-cell office:value-type="float" office:value="1564">
            <text:p>1564</text:p>
          </table:table-cell>
          <table:table-cell office:value-type="float" office:value="1028">
            <text:p>1028</text:p>
          </table:table-cell>
          <table:table-cell office:value-type="float" office:value="300">
            <text:p>300</text:p>
          </table:table-cell>
          <table:table-cell office:value-type="float" office:value="1202">
            <text:p>1202</text:p>
          </table:table-cell>
          <table:table-cell office:value-type="float" office:value="1238">
            <text:p>1238</text:p>
          </table:table-cell>
          <table:table-cell office:value-type="float" office:value="776">
            <text:p>776</text:p>
          </table:table-cell>
          <table:table-cell office:value-type="float" office:value="2320">
            <text:p>2320</text:p>
          </table:table-cell>
          <table:table-cell office:value-type="float" office:value="1254">
            <text:p>1254</text:p>
          </table:table-cell>
          <table:table-cell office:value-type="float" office:value="516">
            <text:p>516</text:p>
          </table:table-cell>
          <table:table-cell office:value-type="float" office:value="1674">
            <text:p>1674</text:p>
          </table:table-cell>
          <table:table-cell office:value-type="float" office:value="710">
            <text:p>710</text:p>
          </table:table-cell>
          <table:table-cell office:value-type="float" office:value="520">
            <text:p>520</text:p>
          </table:table-cell>
          <table:table-cell office:value-type="float" office:value="4576">
            <text:p>4576</text:p>
          </table:table-cell>
          <table:table-cell office:value-type="float" office:value="1226">
            <text:p>1226</text:p>
          </table:table-cell>
          <table:table-cell office:value-type="float" office:value="1420">
            <text:p>1420</text:p>
          </table:table-cell>
          <table:table-cell office:value-type="float" office:value="4768">
            <text:p>4768</text:p>
          </table:table-cell>
          <table:table-cell office:value-type="float" office:value="1852">
            <text:p>1852</text:p>
          </table:table-cell>
          <table:table-cell office:value-type="float" office:value="580">
            <text:p>580</text:p>
          </table:table-cell>
          <table:table-cell office:value-type="float" office:value="2320">
            <text:p>2320</text:p>
          </table:table-cell>
          <table:table-cell office:value-type="float" office:value="2002">
            <text:p>2002</text:p>
          </table:table-cell>
          <table:table-cell office:value-type="float" office:value="1376">
            <text:p>1376</text:p>
          </table:table-cell>
          <table:table-cell office:value-type="float" office:value="1674">
            <text:p>1674</text:p>
          </table:table-cell>
          <table:table-cell office:value-type="float" office:value="1716">
            <text:p>1716</text:p>
          </table:table-cell>
          <table:table-cell office:value-type="float" office:value="1186">
            <text:p>1186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20.158">
            <text:p>20.16</text:p>
          </table:table-cell>
          <table:table-cell office:value-type="float" office:value="36.658">
            <text:p>36.66</text:p>
          </table:table-cell>
          <table:table-cell office:value-type="float" office:value="64.871">
            <text:p>64.87</text:p>
          </table:table-cell>
          <table:table-cell office:value-type="float" office:value="70.29">
            <text:p>70.29</text:p>
          </table:table-cell>
          <table:table-cell office:value-type="float" office:value="15.406">
            <text:p>15.41</text:p>
          </table:table-cell>
          <table:table-cell office:value-type="float" office:value="18.759">
            <text:p>18.76</text:p>
          </table:table-cell>
          <table:table-cell office:value-type="float" office:value="32.276">
            <text:p>32.28</text:p>
          </table:table-cell>
          <table:table-cell office:value-type="float" office:value="40.137">
            <text:p>40.14</text:p>
          </table:table-cell>
          <table:table-cell office:value-type="float" office:value="45.32">
            <text:p>45.32</text:p>
          </table:table-cell>
          <table:table-cell office:value-type="float" office:value="47.67">
            <text:p>47.67</text:p>
          </table:table-cell>
          <table:table-cell office:value-type="float" office:value="41.725">
            <text:p>41.73</text:p>
          </table:table-cell>
          <table:table-cell office:value-type="float" office:value="58.735">
            <text:p>58.74</text:p>
          </table:table-cell>
          <table:table-cell office:value-type="float" office:value="21.399">
            <text:p>21.4</text:p>
          </table:table-cell>
          <table:table-cell office:value-type="float" office:value="19.378">
            <text:p>19.38</text:p>
          </table:table-cell>
          <table:table-cell office:value-type="float" office:value="46.992">
            <text:p>46.99</text:p>
          </table:table-cell>
          <table:table-cell office:value-type="float" office:value="32.934">
            <text:p>32.93</text:p>
          </table:table-cell>
          <table:table-cell office:value-type="float" office:value="36.098">
            <text:p>36.1</text:p>
          </table:table-cell>
          <table:table-cell office:value-type="float" office:value="35.246">
            <text:p>35.25</text:p>
          </table:table-cell>
          <table:table-cell office:value-type="float" office:value="21.065">
            <text:p>21.07</text:p>
          </table:table-cell>
          <table:table-cell office:value-type="float" office:value="21.076">
            <text:p>21.08</text:p>
          </table:table-cell>
          <table:table-cell office:value-type="float" office:value="42.888">
            <text:p>42.89</text:p>
          </table:table-cell>
          <table:table-cell office:value-type="float" office:value="42.162">
            <text:p>42.16</text:p>
          </table:table-cell>
          <table:table-cell office:value-type="float" office:value="41.766">
            <text:p>41.77</text:p>
          </table:table-cell>
          <table:table-cell office:value-type="float" office:value="65.876">
            <text:p>65.88</text:p>
          </table:table-cell>
          <table:table-cell office:value-type="float" office:value="65.188">
            <text:p>65.19</text:p>
          </table:table-cell>
          <table:table-cell office:value-type="float" office:value="59.237">
            <text:p>59.24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string">
            <text:p>no indicators generated</text:p>
          </table:table-cell>
          <table:table-cell office:value-type="float" office:value="0.13">
            <text:p>0.13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8">
            <text:p>0.0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4">
            <text:p>0.2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2.07">
            <text:p>2.07</text:p>
          </table:table-cell>
          <table:table-cell table:number-columns-repeated="2" office:value-type="string">
            <text:p>no mapping done</text:p>
          </table:table-cell>
          <table:table-cell office:value-type="float" office:value="0.1">
            <text:p>0.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2.98">
            <text:p>2.98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4" office:value-type="string">
            <text:p>Revision: 7916</text:p>
          </table:table-cell>
          <table:table-cell table:number-columns-repeated="4" office:value-type="string">
            <text:p>Revision: 7914</text:p>
          </table:table-cell>
          <table:table-cell table:number-columns-repeated="3" office:value-type="string">
            <text:p>Revision: 7916</text:p>
          </table:table-cell>
          <table:table-cell table:number-columns-repeated="3" office:value-type="string">
            <text:p>Revision: 7914</text:p>
          </table:table-cell>
          <table:table-cell table:number-columns-repeated="3" office:value-type="string">
            <text:p>Revision: 7916</text:p>
          </table:table-cell>
          <table:table-cell table:number-columns-repeated="3" office:value-type="string">
            <text:p>Revision: 7908</text:p>
          </table:table-cell>
          <table:table-cell table:number-columns-repeated="3" office:value-type="string">
            <text:p>Revision: 7914</text:p>
          </table:table-cell>
          <table:table-cell table:number-columns-repeated="3" office:value-type="string">
            <text:p>Revision: 7908</text:p>
          </table:table-cell>
          <table:table-cell table:number-columns-repeated="229"/>
        </table:table-row>
        <table:table-row table:style-name="ro1">
          <table:table-cell/>
          <table:table-cell table:number-columns-repeated="17" office:value-type="string">
            <text:p>score not checked.</text:p>
          </table:table-cell>
          <table:table-cell table:number-columns-repeated="3" office:value-type="string">
            <text:p>terminal 100</text:p>
          </table:table-cell>
          <table:table-cell table:number-columns-repeated="3" office:value-type="string">
            <text:p>score not checked.</text:p>
          </table:table-cell>
          <table:table-cell table:number-columns-repeated="3" office:value-type="string">
            <text:p>terminal 100</text:p>
          </table:table-cell>
          <table:table-cell table:number-columns-repeated="22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34.66">
            <text:p>434.6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74.03">
            <text:p>174.0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61.22">
            <text:p>261.2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3.06">
            <text:p>63.0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6.76">
            <text:p>176.7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374.25">
            <text:p>374.25</text:p>
          </table:table-cell>
          <table:table-cell table:number-columns-repeated="3" office:value-type="float" office:value="18">
            <text:p>18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435.96">
            <text:p>435.96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74.55">
            <text:p>174.55</text:p>
          </table:table-cell>
          <table:table-cell table:number-columns-repeated="2" office:value-type="string">
            <text:p>ACTION (move west)</text:p>
          </table:table-cell>
          <table:table-cell office:value-type="float" office:value="261.89">
            <text:p>261.89</text:p>
          </table:table-cell>
          <table:table-cell table:number-columns-repeated="2" office:value-type="string">
            <text:p>ACTION (move south)</text:p>
          </table:table-cell>
          <table:table-cell office:value-type="float" office:value="63.6">
            <text:p>63.6</text:p>
          </table:table-cell>
          <table:table-cell office:value-type="string">
            <text:p>ACTION (move south)</text:p>
          </table:table-cell>
          <table:table-cell office:value-type="string">
            <text:p>ACTION noop</text:p>
          </table:table-cell>
          <table:table-cell office:value-type="float" office:value="177.61">
            <text:p>177.61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float" office:value="375.03">
            <text:p>375.03</text:p>
          </table:table-cell>
          <table:table-cell table:number-columns-repeated="3" office:value-type="string">
            <text:p>ACTION (move south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throw north 2)</text:p>
          </table:table-cell>
          <table:table-cell office:value-type="float" office:value="321.19">
            <text:p>321.19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136.92">
            <text:p>136.92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94.69">
            <text:p>94.69</text:p>
          </table:table-cell>
          <table:table-cell table:number-columns-repeated="2" office:value-type="string">
            <text:p>ACTION (move south)</text:p>
          </table:table-cell>
          <table:table-cell office:value-type="float" office:value="42.01">
            <text:p>42.01</text:p>
          </table:table-cell>
          <table:table-cell table:number-columns-repeated="2" office:value-type="string">
            <text:p>ACTION (move west)</text:p>
          </table:table-cell>
          <table:table-cell office:value-type="float" office:value="230.08">
            <text:p>230.08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float" office:value="257.41">
            <text:p>257.41</text:p>
          </table:table-cell>
          <table:table-cell table:number-columns-repeated="3" office:value-type="string">
            <text:p>ACTION (move 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float" office:value="322.97">
            <text:p>322.97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shoot north)</text:p>
          </table:table-cell>
          <table:table-cell office:value-type="float" office:value="137.49">
            <text:p>137.49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95.06">
            <text:p>95.06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42.4">
            <text:p>42.4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230.97">
            <text:p>230.97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float" office:value="258.21">
            <text:p>258.21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table:number-columns-repeated="3" office:value-type="string">
            <text:p>ACTION (move west)</text:p>
          </table:table-cell>
          <table:table-cell office:value-type="float" office:value="25.9700842307418">
            <text:p>25.97</text:p>
          </table:table-cell>
          <table:table-cell office:value-type="string">
            <text:p>ACTION heal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21.2385729043174">
            <text:p>21.24</text:p>
          </table:table-cell>
          <table:table-cell office:value-type="string">
            <text:p>ACTION (shoot south)</text:p>
          </table:table-cell>
          <table:table-cell office:value-type="string">
            <text:p>ACTION (move east)</text:p>
          </table:table-cell>
          <table:table-cell office:value-type="float" office:value="63.8291939324702">
            <text:p>63.83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33.6656262088581">
            <text:p>33.67</text:p>
          </table:table-cell>
          <table:table-cell table:number-columns-repeated="2" office:value-type="string">
            <text:p>ACTION (move south)</text:p>
          </table:table-cell>
          <table:table-cell office:value-type="float" office:value="-23.2569708295493">
            <text:p>-23.26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shoot south)</text:p>
          </table:table-cell>
          <table:table-cell office:value-type="string">
            <text:p>ACTION (x_shoot south)</text:p>
          </table:table-cell>
          <table:table-cell office:value-type="float" office:value="31.261132347185">
            <text:p>31.26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26.1054617402107">
            <text:p>26.11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21.3239096707464">
            <text:p>21.32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float" office:value="63.7508613429293">
            <text:p>63.75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33.3809070726292">
            <text:p>33.38</text:p>
          </table:table-cell>
          <table:table-cell office:value-type="string">
            <text:p>ACTION (shoot north)</text:p>
          </table:table-cell>
          <table:table-cell office:value-type="string">
            <text:p>ACTION (move south)</text:p>
          </table:table-cell>
          <table:table-cell office:value-type="float" office:value="-23.1745479833102">
            <text:p>-23.17</text:p>
          </table:table-cell>
          <table:table-cell office:value-type="string">
            <text:p>ACTION (move 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(move east)</text:p>
          </table:table-cell>
          <table:table-cell office:value-type="float" office:value="31.2197728790915">
            <text:p>31.22</text:p>
          </table:table-cell>
          <table:table-cell table:number-columns-repeated="3" office:value-type="string">
            <text:p>ACTION (move 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throw north 2)</text:p>
          </table:table-cell>
          <table:table-cell office:value-type="string">
            <text:p>ACTION (move north)</text:p>
          </table:table-cell>
          <table:table-cell office:value-type="float" office:value="25.9175153683824">
            <text:p>25.92</text:p>
          </table:table-cell>
          <table:table-cell office:value-type="string">
            <text:p>ACTION heal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21.2317387568032">
            <text:p>21.23</text:p>
          </table:table-cell>
          <table:table-cell office:value-type="string">
            <text:p>ACTION (move south)</text:p>
          </table:table-cell>
          <table:table-cell office:value-type="string">
            <text:p>ACTION (shoot south)</text:p>
          </table:table-cell>
          <table:table-cell office:value-type="float" office:value="63.7023177670014">
            <text:p>63.7</text:p>
          </table:table-cell>
          <table:table-cell table:number-columns-repeated="2" office:value-type="string">
            <text:p>ACTION (move east)</text:p>
          </table:table-cell>
          <table:table-cell office:value-type="float" office:value="33.3333333333333">
            <text:p>33.33</text:p>
          </table:table-cell>
          <table:table-cell table:number-columns-repeated="2" office:value-type="string">
            <text:p>ACTION (move west)</text:p>
          </table:table-cell>
          <table:table-cell office:value-type="float" office:value="-23.102567433">
            <text:p>-23.1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office:value-type="float" office:value="31.1495080393568">
            <text:p>31.15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7">
            <text:p>7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float" office:value="11">
            <text:p>11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11">
            <text:p>11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ACTION (move west)</text:p>
          </table:table-cell>
          <table:table-cell office:value-type="float" office:value="8">
            <text:p>8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heal</text:p>
          </table:table-cell>
          <table:table-cell table:number-columns-repeated="2" office:value-type="string">
            <text:p>ACTION (move south)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4"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noop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 table:style-name="Default"/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throw north 2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heal</text:p>
          </table:table-cell>
          <table:table-cell office:value-type="string">
            <text:p>ACTION (move north)</text:p>
          </table:table-cell>
          <table:table-cell office:value-type="string">
            <text:p>ACTION heal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shoot nor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shoot north)</text:p>
          </table:table-cell>
          <table:table-cell office:value-type="string">
            <text:p>ACTION (move west)</text:p>
          </table:table-cell>
          <table:table-cell office:value-type="string">
            <text:p>ACTION (shoot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x_shoot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shoot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shoot west)</text:p>
          </table:table-cell>
          <table:table-cell office:value-type="string">
            <text:p>.</text:p>
          </table:table-cell>
          <table:table-cell office:value-type="string">
            <text:p>ACTION (shoot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shoot west)</text:p>
          </table:table-cell>
          <table:table-cell table:number-columns-repeated="2" office:value-type="string">
            <text:p>ACTION (x_shoot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4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4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table:number-columns-repeated="4"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4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4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0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20"/>
          <table:table-cell office:value-type="string">
            <text:p>end</text:p>
          </table:table-cell>
          <table:table-cell table:number-columns-repeated="5"/>
          <table:table-cell table:style-name="Default"/>
          <table:table-cell table:number-columns-repeated="228"/>
        </table:table-row>
      </table:table>
      <table:table table:name="Escape" table:style-name="ta5" table:print="false">
        <office:forms form:automatic-focus="false" form:apply-design-mode="false"/>
        <table:table-column table:style-name="co9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number-columns-repeated="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51" table:default-cell-style-name="Default"/>
        <table:table-column table:style-name="co9" table:default-cell-style-name="ce1"/>
        <table:table-column table:style-name="co9" table:number-columns-repeated="231" table:default-cell-style-name="Default"/>
        <table:table-row table:style-name="ro1">
          <table:table-cell table:style-name="ce1"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table:style-name="ce1"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21085">
            <text:p>21085</text:p>
          </table:table-cell>
          <table:table-cell office:value-type="float" office:value="1659">
            <text:p>1659</text:p>
          </table:table-cell>
          <table:table-cell office:value-type="float" office:value="13714">
            <text:p>13714</text:p>
          </table:table-cell>
          <table:table-cell office:value-type="float" office:value="2302">
            <text:p>2302</text:p>
          </table:table-cell>
          <table:table-cell office:value-type="float" office:value="4780">
            <text:p>4780</text:p>
          </table:table-cell>
          <table:table-cell office:value-type="float" office:value="10588">
            <text:p>10588</text:p>
          </table:table-cell>
          <table:table-cell office:value-type="float" office:value="27928">
            <text:p>27928</text:p>
          </table:table-cell>
          <table:table-cell office:value-type="float" office:value="3637">
            <text:p>3637</text:p>
          </table:table-cell>
          <table:table-cell office:value-type="float" office:value="9261">
            <text:p>9261</text:p>
          </table:table-cell>
          <table:table-cell office:value-type="float" office:value="6812">
            <text:p>6812</text:p>
          </table:table-cell>
          <table:table-cell office:value-type="float" office:value="2445">
            <text:p>2445</text:p>
          </table:table-cell>
          <table:table-cell office:value-type="float" office:value="9261">
            <text:p>9261</text:p>
          </table:table-cell>
          <table:table-cell office:value-type="float" office:value="10890">
            <text:p>10890</text:p>
          </table:table-cell>
          <table:table-cell office:value-type="float" office:value="2068">
            <text:p>2068</text:p>
          </table:table-cell>
          <table:table-cell office:value-type="float" office:value="157096">
            <text:p>157096</text:p>
          </table:table-cell>
          <table:table-cell office:value-type="float" office:value="24561">
            <text:p>24561</text:p>
          </table:table-cell>
          <table:table-cell office:value-type="float" office:value="5101">
            <text:p>5101</text:p>
          </table:table-cell>
          <table:table-cell office:value-type="float" office:value="52969">
            <text:p>52969</text:p>
          </table:table-cell>
          <table:table-cell office:value-type="float" office:value="1497">
            <text:p>1497</text:p>
          </table:table-cell>
          <table:table-cell office:value-type="float" office:value="980">
            <text:p>980</text:p>
          </table:table-cell>
          <table:table-cell office:value-type="float" office:value="21441">
            <text:p>21441</text:p>
          </table:table-cell>
          <table:table-cell office:value-type="float" office:value="21539">
            <text:p>21539</text:p>
          </table:table-cell>
          <table:table-cell office:value-type="float" office:value="5528">
            <text:p>5528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when</text:p>
          </table:table-cell>
          <table:table-cell office:value-type="string">
            <text:p>Wed Oct <text:s/>3 13:09:18 2007</text:p>
          </table:table-cell>
          <table:table-cell office:value-type="string">
            <text:p>Wed Oct <text:s/>3 13:09:26 2007</text:p>
          </table:table-cell>
          <table:table-cell office:value-type="string">
            <text:p>Wed Oct <text:s/>3 13:13:43 2007</text:p>
          </table:table-cell>
          <table:table-cell office:value-type="string">
            <text:p>Wed Oct <text:s/>3 13:09:54 2007</text:p>
          </table:table-cell>
          <table:table-cell office:value-type="string">
            <text:p>Wed Oct <text:s/>3 12:11:56 2007</text:p>
          </table:table-cell>
          <table:table-cell office:value-type="string">
            <text:p>Wed Oct <text:s/>3 12:14:18 2007</text:p>
          </table:table-cell>
          <table:table-cell office:value-type="string">
            <text:p>Wed Oct <text:s/>3 12:28:11 2007</text:p>
          </table:table-cell>
          <table:table-cell office:value-type="string">
            <text:p>Wed Oct <text:s/>3 12:15:48 2007</text:p>
          </table:table-cell>
          <table:table-cell office:value-type="string">
            <text:p>Wed Oct <text:s/>3 13:05:14 2007</text:p>
          </table:table-cell>
          <table:table-cell office:value-type="string">
            <text:p>Wed Oct <text:s/>3 13:05:56 2007</text:p>
          </table:table-cell>
          <table:table-cell office:value-type="string">
            <text:p>Wed Oct <text:s/>3 13:05:25 2007</text:p>
          </table:table-cell>
          <table:table-cell office:value-type="string">
            <text:p>Tue Oct <text:s/>2 14:17:21 2007</text:p>
          </table:table-cell>
          <table:table-cell office:value-type="string">
            <text:p>Tue Oct <text:s/>2 14:17:56 2007</text:p>
          </table:table-cell>
          <table:table-cell office:value-type="string">
            <text:p>Tue Oct <text:s/>2 14:17:27 2007</text:p>
          </table:table-cell>
          <table:table-cell office:value-type="string">
            <text:p>Tue Oct <text:s/>2 15:12:42 2007</text:p>
          </table:table-cell>
          <table:table-cell office:value-type="string">
            <text:p>Tue Oct <text:s/>2 15:17:48 2007</text:p>
          </table:table-cell>
          <table:table-cell office:value-type="string">
            <text:p>Tue Oct <text:s/>2 15:14:03 2007</text:p>
          </table:table-cell>
          <table:table-cell office:value-type="string">
            <text:p>Wed Oct <text:s/>3 13:40:55 2007</text:p>
          </table:table-cell>
          <table:table-cell office:value-type="string">
            <text:p>Wed Oct <text:s/>3 13:41:03 2007</text:p>
          </table:table-cell>
          <table:table-cell office:value-type="string">
            <text:p>Wed Oct <text:s/>3 13:40:59 2007</text:p>
          </table:table-cell>
          <table:table-cell office:value-type="string">
            <text:p>Wed Oct <text:s/>3 13:12:36 2007</text:p>
          </table:table-cell>
          <table:table-cell office:value-type="string">
            <text:p>Wed Oct <text:s/>3 13:22:18 2007</text:p>
          </table:table-cell>
          <table:table-cell office:value-type="string">
            <text:p>Wed Oct <text:s/>3 13:14:31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where</text:p>
          </table:table-cell>
          <table:table-cell office:value-type="string">
            <text:p>flamingo:/home/swinterm/GGP/scripts/escape-6-1-source-1.log</text:p>
          </table:table-cell>
          <table:table-cell office:value-type="string">
            <text:p>flamingo:/home/swinterm/GGP/scripts/escape-6-1-source-2.log</text:p>
          </table:table-cell>
          <table:table-cell office:value-type="string">
            <text:p>flamingo:/home/swinterm/GGP/scripts/escape-6-1-target_no_source.log</text:p>
          </table:table-cell>
          <table:table-cell office:value-type="string">
            <text:p>flamingo:/home/swinterm/GGP/scripts/escape-6-1-target_after_source.log</text:p>
          </table:table-cell>
          <table:table-cell office:value-type="string">
            <text:p>badboy:/home/swinterm/GGP/scripts/escape-6-2-source-1.log</text:p>
          </table:table-cell>
          <table:table-cell office:value-type="string">
            <text:p>badboy:/home/swinterm/GGP/scripts/escape-6-2-source-2.log</text:p>
          </table:table-cell>
          <table:table-cell office:value-type="string">
            <text:p>badboy:/home/swinterm/GGP/scripts/escape-6-2-target_no_source.log</text:p>
          </table:table-cell>
          <table:table-cell office:value-type="string">
            <text:p>badboy:/home/swinterm/GGP/scripts/escape-6-2-target_after_source.log</text:p>
          </table:table-cell>
          <table:table-cell office:value-type="string">
            <text:p>grapes:/home/swinterm/GGP/scripts/escape-7-1-source.log</text:p>
          </table:table-cell>
          <table:table-cell office:value-type="string">
            <text:p>grapes:/home/swinterm/GGP/scripts/escape-7-1-target_no_source.log</text:p>
          </table:table-cell>
          <table:table-cell office:value-type="string">
            <text:p>grapes:/home/swinterm/GGP/scripts/escape-7-1-target_after_source.log</text:p>
          </table:table-cell>
          <table:table-cell office:value-type="string">
            <text:p>bahamut:/home/swinterm/GGP/scripts/escape-7-2-source.log</text:p>
          </table:table-cell>
          <table:table-cell office:value-type="string">
            <text:p>bahamut:/home/swinterm/GGP/scripts/escape-7-2-target_no_source.log</text:p>
          </table:table-cell>
          <table:table-cell office:value-type="string">
            <text:p>bahamut:/home/swinterm/GGP/scripts/escape-7-2-target_after_source.log</text:p>
          </table:table-cell>
          <table:table-cell office:value-type="string">
            <text:p>smaug:/home/swinterm/GGP/scripts/escape-8-1-source.log</text:p>
          </table:table-cell>
          <table:table-cell office:value-type="string">
            <text:p>smaug:/home/swinterm/GGP/scripts/escape-8-1-target_no_source.log</text:p>
          </table:table-cell>
          <table:table-cell office:value-type="string">
            <text:p>smaug:/home/swinterm/GGP/scripts/escape-8-1-target_after_source.log</text:p>
          </table:table-cell>
          <table:table-cell office:value-type="string">
            <text:p>wyrm:/home/swinterm/GGP/scripts/escape-8-2-source.log</text:p>
          </table:table-cell>
          <table:table-cell office:value-type="string">
            <text:p>wyrm:/home/swinterm/GGP/scripts/escape-8-2-target_no_source.log</text:p>
          </table:table-cell>
          <table:table-cell office:value-type="string">
            <text:p>wyrm:/home/swinterm/GGP/scripts/escape-8-2-target_after_source.log</text:p>
          </table:table-cell>
          <table:table-cell office:value-type="string">
            <text:p>grapes:/home/swinterm/GGP/scripts/escape-9-1-source.log</text:p>
          </table:table-cell>
          <table:table-cell office:value-type="string">
            <text:p>grapes:/home/swinterm/GGP/scripts/escape-9-1-target_no_source.log</text:p>
          </table:table-cell>
          <table:table-cell office:value-type="string">
            <text:p>grapes:/home/swinterm/GGP/scripts/escape-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states</text:p>
          </table:table-cell>
          <table:table-cell office:value-type="float" office:value="4690">
            <text:p>4690</text:p>
          </table:table-cell>
          <table:table-cell office:value-type="float" office:value="378">
            <text:p>378</text:p>
          </table:table-cell>
          <table:table-cell office:value-type="float" office:value="3230">
            <text:p>3230</text:p>
          </table:table-cell>
          <table:table-cell office:value-type="float" office:value="560">
            <text:p>560</text:p>
          </table:table-cell>
          <table:table-cell office:value-type="float" office:value="1026">
            <text:p>1026</text:p>
          </table:table-cell>
          <table:table-cell office:value-type="float" office:value="2396">
            <text:p>2396</text:p>
          </table:table-cell>
          <table:table-cell office:value-type="float" office:value="6388">
            <text:p>6388</text:p>
          </table:table-cell>
          <table:table-cell office:value-type="float" office:value="850">
            <text:p>850</text:p>
          </table:table-cell>
          <table:table-cell office:value-type="float" office:value="2140">
            <text:p>2140</text:p>
          </table:table-cell>
          <table:table-cell office:value-type="float" office:value="1552">
            <text:p>1552</text:p>
          </table:table-cell>
          <table:table-cell office:value-type="float" office:value="560">
            <text:p>560</text:p>
          </table:table-cell>
          <table:table-cell office:value-type="float" office:value="2140">
            <text:p>2140</text:p>
          </table:table-cell>
          <table:table-cell office:value-type="float" office:value="2546">
            <text:p>2546</text:p>
          </table:table-cell>
          <table:table-cell office:value-type="float" office:value="486">
            <text:p>486</text:p>
          </table:table-cell>
          <table:table-cell office:value-type="float" office:value="39000">
            <text:p>39000</text:p>
          </table:table-cell>
          <table:table-cell office:value-type="float" office:value="6190">
            <text:p>6190</text:p>
          </table:table-cell>
          <table:table-cell office:value-type="float" office:value="1336">
            <text:p>1336</text:p>
          </table:table-cell>
          <table:table-cell office:value-type="float" office:value="12530">
            <text:p>12530</text:p>
          </table:table-cell>
          <table:table-cell office:value-type="float" office:value="358">
            <text:p>358</text:p>
          </table:table-cell>
          <table:table-cell office:value-type="float" office:value="234">
            <text:p>234</text:p>
          </table:table-cell>
          <table:table-cell office:value-type="float" office:value="5160">
            <text:p>5160</text:p>
          </table:table-cell>
          <table:table-cell office:value-type="float" office:value="5186">
            <text:p>5186</text:p>
          </table:table-cell>
          <table:table-cell office:value-type="float" office:value="1340">
            <text:p>1340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10.394">
            <text:p>10.39</text:p>
          </table:table-cell>
          <table:table-cell office:value-type="float" office:value="4.109">
            <text:p>4.11</text:p>
          </table:table-cell>
          <table:table-cell office:value-type="float" office:value="16.076">
            <text:p>16.08</text:p>
          </table:table-cell>
          <table:table-cell office:value-type="float" office:value="10.998">
            <text:p>11</text:p>
          </table:table-cell>
          <table:table-cell office:value-type="float" office:value="5.515">
            <text:p>5.52</text:p>
          </table:table-cell>
          <table:table-cell office:value-type="float" office:value="12.475">
            <text:p>12.48</text:p>
          </table:table-cell>
          <table:table-cell office:value-type="float" office:value="25.623">
            <text:p>25.62</text:p>
          </table:table-cell>
          <table:table-cell office:value-type="float" office:value="23.597">
            <text:p>23.6</text:p>
          </table:table-cell>
          <table:table-cell office:value-type="float" office:value="4.817">
            <text:p>4.82</text:p>
          </table:table-cell>
          <table:table-cell office:value-type="float" office:value="4.068">
            <text:p>4.07</text:p>
          </table:table-cell>
          <table:table-cell office:value-type="float" office:value="3.85">
            <text:p>3.85</text:p>
          </table:table-cell>
          <table:table-cell office:value-type="float" office:value="2.281">
            <text:p>2.28</text:p>
          </table:table-cell>
          <table:table-cell office:value-type="float" office:value="2.269">
            <text:p>2.27</text:p>
          </table:table-cell>
          <table:table-cell office:value-type="float" office:value="2.24">
            <text:p>2.24</text:p>
          </table:table-cell>
          <table:table-cell office:value-type="float" office:value="20.246">
            <text:p>20.25</text:p>
          </table:table-cell>
          <table:table-cell office:value-type="float" office:value="8.823">
            <text:p>8.82</text:p>
          </table:table-cell>
          <table:table-cell office:value-type="float" office:value="14.8">
            <text:p>14.8</text:p>
          </table:table-cell>
          <table:table-cell office:value-type="float" office:value="5.387">
            <text:p>5.39</text:p>
          </table:table-cell>
          <table:table-cell office:value-type="float" office:value="2.017">
            <text:p>2.02</text:p>
          </table:table-cell>
          <table:table-cell office:value-type="float" office:value="2.188">
            <text:p>2.19</text:p>
          </table:table-cell>
          <table:table-cell office:value-type="float" office:value="15.122">
            <text:p>15.12</text:p>
          </table:table-cell>
          <table:table-cell office:value-type="float" office:value="21.223">
            <text:p>21.22</text:p>
          </table:table-cell>
          <table:table-cell office:value-type="float" office:value="19.894">
            <text:p>19.89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no indicators generated</text:p>
          </table:table-cell>
          <table:table-cell office:value-type="float" office:value="0.36">
            <text:p>0.36</text:p>
          </table:table-cell>
          <table:table-cell table:number-columns-repeated="3" office:value-type="string">
            <text:p>no indicators generated</text:p>
          </table:table-cell>
          <table:table-cell office:value-type="float" office:value="0.48">
            <text:p>0.4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6">
            <text:p>0.16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82">
            <text:p>0.82</text:p>
          </table:table-cell>
          <table:table-cell table:number-columns-repeated="2" office:value-type="string">
            <text:p>no mapping done</text:p>
          </table:table-cell>
          <table:table-cell office:value-type="float" office:value="0.78">
            <text:p>0.78</text:p>
          </table:table-cell>
          <table:table-cell table:number-columns-repeated="2" office:value-type="string">
            <text:p>no mapping done</text:p>
          </table:table-cell>
          <table:table-cell office:value-type="float" office:value="0.41">
            <text:p>0.4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34">
            <text:p>0.34</text:p>
          </table:table-cell>
          <table:table-cell table:number-columns-repeated="2" office:value-type="string">
            <text:p>no indicators generated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 table:style-name="ce1" office:value-type="string">
            <text:p>soln length</text:p>
          </table:table-cell>
          <table:table-cell table:number-columns-repeated="4" office:value-type="string">
            <text:p>Revision: 7916</text:p>
          </table:table-cell>
          <table:table-cell table:number-columns-repeated="4" office:value-type="string">
            <text:p>Revision: 7914</text:p>
          </table:table-cell>
          <table:table-cell table:number-columns-repeated="3" office:value-type="string">
            <text:p>Revision: 7916</text:p>
          </table:table-cell>
          <table:table-cell table:number-columns-repeated="3" office:value-type="string">
            <text:p>Revision: 7907</text:p>
          </table:table-cell>
          <table:table-cell table:number-columns-repeated="3" office:value-type="string">
            <text:p>Revision: 7908</text:p>
          </table:table-cell>
          <table:table-cell table:number-columns-repeated="6" office:value-type="string">
            <text:p>Revision: 7916</text:p>
          </table:table-cell>
          <table:table-cell table:number-columns-repeated="232"/>
        </table:table-row>
        <table:table-row table:style-name="ro1">
          <table:table-cell table:style-name="ce1" office:value-type="string">
            <text:p>soln </text:p>
          </table:table-cell>
          <table:table-cell table:number-columns-repeated="11" office:value-type="string">
            <text:p>score not checked.</text:p>
          </table:table-cell>
          <table:table-cell table:number-columns-repeated="6" office:value-type="string">
            <text:p>terminal 100</text:p>
          </table:table-cell>
          <table:table-cell table:number-columns-repeated="6" office:value-type="string">
            <text:p>score not checked.</text:p>
          </table:table-cell>
          <table:table-cell table:number-columns-repeated="232"/>
        </table:table-row>
        <table:table-row table:style-name="ro1">
          <table:table-cell table:style-name="ce1"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6.88">
            <text:p>226.8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737.18">
            <text:p>737.18</text:p>
          </table:table-cell>
          <table:table-cell table:number-columns-repeated="2" office:value-type="float" office:value="14">
            <text:p>14</text:p>
          </table:table-cell>
          <table:table-cell office:value-type="float" office:value="29.92">
            <text:p>29.9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.79">
            <text:p>3.79</text:p>
          </table:table-cell>
          <table:table-cell table:number-columns-repeated="2" office:value-type="float" office:value="19">
            <text:p>19</text:p>
          </table:table-cell>
          <table:table-cell office:value-type="float" office:value="465.11">
            <text:p>465.11</text:p>
          </table:table-cell>
          <table:table-cell table:number-columns-repeated="232"/>
        </table:table-row>
        <table:table-row table:style-name="ro1">
          <table:table-cell table:style-name="ce1"/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float" office:value="228.64">
            <text:p>228.64</text:p>
          </table:table-cell>
          <table:table-cell table:number-columns-repeated="3" office:value-type="string">
            <text:p>ACTION (move north)</text:p>
          </table:table-cell>
          <table:table-cell office:value-type="float" office:value="742.35">
            <text:p>742.3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0.8">
            <text:p>30.8</text:p>
          </table:table-cell>
          <table:table-cell office:value-type="string">
            <text:p>ACTION (move east)</text:p>
          </table:table-cell>
          <table:table-cell table:number-columns-repeated="4"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ACTION (move north)</text:p>
          </table:table-cell>
          <table:table-cell office:value-type="float" office:value="467.36">
            <text:p>467.36</text:p>
          </table:table-cell>
          <table:table-cell table:number-columns-repeated="232"/>
        </table:table-row>
        <table:table-row table:style-name="ro1">
          <table:table-cell table:style-name="ce1"/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7.22">
            <text:p>27.22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89.58">
            <text:p>89.58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10.59">
            <text:p>10.59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3.09">
            <text:p>3.09</text:p>
          </table:table-cell>
          <table:table-cell table:number-columns-repeated="2" office:value-type="string">
            <text:p>ACTION (move east)</text:p>
          </table:table-cell>
          <table:table-cell office:value-type="float" office:value="113.43">
            <text:p>113.43</text:p>
          </table:table-cell>
          <table:table-cell table:number-columns-repeated="232"/>
        </table:table-row>
        <table:table-row table:style-name="ro1">
          <table:table-cell table:style-name="ce1"/>
          <table:table-cell table:number-columns-repeated="3" office:value-type="string">
            <text:p>ACTION (move east)</text:p>
          </table:table-cell>
          <table:table-cell office:value-type="float" office:value="27.73">
            <text:p>27.73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91.01">
            <text:p>91.01</text:p>
          </table:table-cell>
          <table:table-cell table:number-columns-repeated="2" office:value-type="string">
            <text:p>ACTION (move north)</text:p>
          </table:table-cell>
          <table:table-cell office:value-type="float" office:value="11.09">
            <text:p>11.09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3.32">
            <text:p>3.32</text:p>
          </table:table-cell>
          <table:table-cell table:number-columns-repeated="2" office:value-type="string">
            <text:p>ACTION (move east)</text:p>
          </table:table-cell>
          <table:table-cell office:value-type="float" office:value="114.45">
            <text:p>114.45</text:p>
          </table:table-cell>
          <table:table-cell table:number-columns-repeated="232"/>
        </table:table-row>
        <table:table-row table:style-name="ro1">
          <table:table-cell table:style-name="ce1"/>
          <table:table-cell table:number-columns-repeated="3" office:value-type="string">
            <text:p>ACTION (move east)</text:p>
          </table:table-cell>
          <table:table-cell office:value-type="float" office:value="88.3531405058871">
            <text:p>88.35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87.9398557525385">
            <text:p>87.94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5.4535188928555">
            <text:p>65.45</text:p>
          </table:table-cell>
          <table:table-cell table:number-columns-repeated="4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float" office:value="15.4070825504918">
            <text:p>15.41</text:p>
          </table:table-cell>
          <table:table-cell table:number-columns-repeated="2" office:value-type="string">
            <text:p>ACTION (move south)</text:p>
          </table:table-cell>
          <table:table-cell office:value-type="float" office:value="75.8677148639973">
            <text:p>75.87</text:p>
          </table:table-cell>
          <table:table-cell table:number-columns-repeated="232"/>
        </table:table-row>
        <table:table-row table:style-name="ro1">
          <table:table-cell table:style-name="ce1"/>
          <table:table-cell table:number-columns-repeated="3" office:value-type="string">
            <text:p>ACTION (move east)</text:p>
          </table:table-cell>
          <table:table-cell office:value-type="float" office:value="88.0024682651622">
            <text:p>88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float" office:value="87.8482867142353">
            <text:p>87.85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64.605614973262">
            <text:p>64.61</text:p>
          </table:table-cell>
          <table:table-cell table:number-columns-repeated="4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18.4696569920844">
            <text:p>18.47</text:p>
          </table:table-cell>
          <table:table-cell table:number-columns-repeated="2" office:value-type="string">
            <text:p>ACTION (move east)</text:p>
          </table:table-cell>
          <table:table-cell office:value-type="float" office:value="75.6122207649803">
            <text:p>75.61</text:p>
          </table:table-cell>
          <table:table-cell table:number-columns-repeated="232"/>
        </table:table-row>
        <table:table-row table:style-name="ro1">
          <table:table-cell table:style-name="ce1"/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87.8717634709587">
            <text:p>87.87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float" office:value="87.7402842325049">
            <text:p>87.74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63.9935064935065">
            <text:p>63.99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ACTION (move east)</text:p>
          </table:table-cell>
          <table:table-cell office:value-type="float" office:value="75.5113830879836">
            <text:p>75.51</text:p>
          </table:table-cell>
          <table:table-cell table:number-columns-repeated="232"/>
        </table:table-row>
        <table:table-row table:style-name="ro1">
          <table:table-cell table:style-name="ce1"/>
          <table:table-cell office:value-type="string">
            <text:p>ACTION (move north)</text:p>
          </table:table-cell>
          <table:table-cell office:value-type="string">
            <text:p>ACTION (apply hammer1 north)</text:p>
          </table:table-cell>
          <table:table-cell office:value-type="string">
            <text:p>ACTION (move west)</text:p>
          </table:table-cell>
          <table:table-cell office:value-type="float" office:value="20">
            <text:p>20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float" office:value="20">
            <text:p>20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16">
            <text:p>16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ACTION (move north)</text:p>
          </table:table-cell>
          <table:table-cell office:value-type="float" office:value="20">
            <text:p>20</text:p>
          </table:table-cell>
          <table:table-cell table:number-columns-repeated="232"/>
        </table:table-row>
        <table:table-row table:style-name="ro1">
          <table:table-cell table:style-name="ce1"/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office:value-type="string">
            <text:p>ACTION (x_combine x_log1 x_log2 x_nails1)</text:p>
          </table:table-cell>
          <table:table-cell office:value-type="string">
            <text:p>ACTION (move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apply combo1 north)</text:p>
          </table:table-cell>
          <table:table-cell office:value-type="string">
            <text:p>ACTION (x_apply x_combo1 north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east)</text:p>
          </table:table-cell>
          <table:table-cell office:value-type="string">
            <text:p>ACTION (combine log1 log2 nails1)</text:p>
          </table:table-cell>
          <table:table-cell office:value-type="string">
            <text:p>ACTION (combine drum1 drum2 rope1)</text:p>
          </table:table-cell>
          <table:table-cell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apply combo1 north)</text:p>
          </table:table-cell>
          <table:table-cell office:value-type="string">
            <text:p>ACTION (apply combo1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ACTION (combine wood1 wood2 staples1)</text:p>
          </table:table-cell>
          <table:table-cell office:value-type="string">
            <text:p>ACTION (move north)</text:p>
          </table:table-cell>
          <table:table-cell office:value-type="string">
            <text:p>ACTION (combine log3 log4 nails2)</text:p>
          </table:table-cell>
          <table:table-cell office:value-type="string">
            <text:p>ACTION (apply hammer1 north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south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apply combo1 south)</text:p>
          </table:table-cell>
          <table:table-cell office:value-type="string">
            <text:p>ACTION (move west)</text:p>
          </table:table-cell>
          <table:table-cell office:value-type="string">
            <text:p>ACTION (apply combo1 west)</text:p>
          </table:table-cell>
          <table:table-cell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combine log3 log4 nails2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ea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apply staplegun1 west)</text:p>
          </table:table-cell>
          <table:table-cell office:value-type="string">
            <text:p>ACTION (apply combo2 we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hammer1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combine drum1 drum2 rope1)</text:p>
          </table:table-cell>
          <table:table-cell office:value-type="string">
            <text:p>ACTION (x_combine x_drum1 x_drum2 x_rope1)</text:p>
          </table:table-cell>
          <table:table-cell office:value-type="string">
            <text:p>ACTION (x_combine x_log1 x_log2 x_nails1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staplegun1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2 west)</text:p>
          </table:table-cell>
          <table:table-cell office:value-type="string">
            <text:p>ACTION (x_apply x_combo2 west)</text:p>
          </table:table-cell>
          <table:table-cell office:value-type="string">
            <text:p>ACTION (x_apply x_combo1 north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apply hammer1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apply hammer1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drum1 drum2 rope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ACTION (move west)</text:p>
          </table:table-cell>
          <table:table-cell office:value-type="string">
            <text:p>ACTION (x_apply x_hammer1 we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combine log3 log4 nails2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apply combo2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x_combine x_drum1 x_drum2 x_rope1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apply hammer1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apply hammer1 west)</text:p>
          </table:table-cell>
          <table:table-cell office:value-type="string">
            <text:p>end</text:p>
          </table:table-cell>
          <table:table-cell table:number-columns-repeated="5"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(x_apply x_combo2 we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1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1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12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31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12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1"/>
        </table:table-row>
      </table:table>
      <table:table table:name="Level10" table:style-name="ta6" table:print="false">
        <office:forms form:automatic-focus="false" form:apply-design-mode="false"/>
        <table:table-column table:style-name="co9" table:default-cell-style-name="ce1"/>
        <table:table-column table:style-name="co38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28" table:number-columns-repeated="2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9" table:number-columns-repeated="231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table:style-name="ce1" office:value-type="string">
            <text:p>WARGAME</text:p>
          </table:table-cell>
          <table:table-cell table:number-columns-repeated="233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233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10.8s</text:p>
          </table:table-cell>
          <table:table-cell table:style-name="ce2" office:value-type="string">
            <text:p>10.8tns</text:p>
          </table:table-cell>
          <table:table-cell table:style-name="ce2" office:value-type="string">
            <text:p>10.8ts</text:p>
          </table:table-cell>
          <table:table-cell table:style-name="ce2" office:value-type="string">
            <text:p>problem</text:p>
          </table:table-cell>
          <table:table-cell table:style-name="ce2" table:number-columns-repeated="225"/>
          <table:table-cell table:number-columns-repeated="5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number-columns-repeated="234"/>
        </table:table-row>
        <table:table-row table:style-name="ro1">
          <table:table-cell office:value-type="string">
            <text:p>notes</text:p>
          </table:table-cell>
          <table:table-cell table:number-columns-repeated="24"/>
          <table:table-cell table:style-name="ce1" office:value-type="string">
            <text:p>notes</text:p>
          </table:table-cell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07">
            <text:p>3307</text:p>
          </table:table-cell>
          <table:table-cell office:value-type="float" office:value="1754">
            <text:p>1754</text:p>
          </table:table-cell>
          <table:table-cell office:value-type="float" office:value="334">
            <text:p>334</text:p>
          </table:table-cell>
          <table:table-cell office:value-type="float" office:value="19605">
            <text:p>19605</text:p>
          </table:table-cell>
          <table:table-cell office:value-type="float" office:value="4153">
            <text:p>4153</text:p>
          </table:table-cell>
          <table:table-cell office:value-type="float" office:value="2029">
            <text:p>2029</text:p>
          </table:table-cell>
          <table:table-cell office:value-type="float" office:value="4729">
            <text:p>4729</text:p>
          </table:table-cell>
          <table:table-cell office:value-type="float" office:value="9676">
            <text:p>9676</text:p>
          </table:table-cell>
          <table:table-cell office:value-type="float" office:value="7486">
            <text:p>7486</text:p>
          </table:table-cell>
          <table:table-cell office:value-type="float" office:value="17941">
            <text:p>17941</text:p>
          </table:table-cell>
          <table:table-cell office:value-type="float" office:value="1123">
            <text:p>1123</text:p>
          </table:table-cell>
          <table:table-cell office:value-type="float" office:value="534">
            <text:p>534</text:p>
          </table:table-cell>
          <table:table-cell office:value-type="float" office:value="52969">
            <text:p>52969</text:p>
          </table:table-cell>
          <table:table-cell office:value-type="float" office:value="7565">
            <text:p>7565</text:p>
          </table:table-cell>
          <table:table-cell office:value-type="float" office:value="5683">
            <text:p>5683</text:p>
          </table:table-cell>
          <table:table-cell office:value-type="float" office:value="13621">
            <text:p>13621</text:p>
          </table:table-cell>
          <table:table-cell office:value-type="float" office:value="3329">
            <text:p>3329</text:p>
          </table:table-cell>
          <table:table-cell office:value-type="float" office:value="1878">
            <text:p>1878</text:p>
          </table:table-cell>
          <table:table-cell office:value-type="float" office:value="16375">
            <text:p>16375</text:p>
          </table:table-cell>
          <table:table-cell office:value-type="float" office:value="3336">
            <text:p>3336</text:p>
          </table:table-cell>
          <table:table-cell office:value-type="float" office:value="953">
            <text:p>953</text:p>
          </table:table-cell>
          <table:table-cell office:value-type="float" office:value="188213">
            <text:p>188213</text:p>
          </table:table-cell>
          <table:table-cell office:value-type="float" office:value="1497">
            <text:p>1497</text:p>
          </table:table-cell>
          <table:table-cell office:value-type="float" office:value="980">
            <text:p>980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5" office:value-type="string">
            <text:p>Wed Oct <text:s/>3 13:06:53 2007</text:p>
          </table:table-cell>
          <table:table-cell office:value-type="string">
            <text:p>Wed Oct <text:s/>3 13:08:55 2007</text:p>
          </table:table-cell>
          <table:table-cell office:value-type="string">
            <text:p>Wed Oct <text:s/>3 13:07:07 2007</text:p>
          </table:table-cell>
          <table:table-cell office:value-type="string">
            <text:p>Wed Oct <text:s/>3 13:39:25 2007</text:p>
          </table:table-cell>
          <table:table-cell office:value-type="string">
            <text:p>Wed Oct <text:s/>3 13:42:50 2007</text:p>
          </table:table-cell>
          <table:table-cell office:value-type="string">
            <text:p>Wed Oct <text:s/>3 13:40:30 2007</text:p>
          </table:table-cell>
          <table:table-cell office:value-type="string">
            <text:p>Wed Oct <text:s/>3 13:15:49 2007</text:p>
          </table:table-cell>
          <table:table-cell office:value-type="string">
            <text:p>Wed Oct <text:s/>3 13:22:02 2007</text:p>
          </table:table-cell>
          <table:table-cell office:value-type="string">
            <text:p>Wed Oct <text:s/>3 13:18:31 2007</text:p>
          </table:table-cell>
          <table:table-cell office:value-type="string">
            <text:p>Wed Oct <text:s/>3 13:42:14 2007</text:p>
          </table:table-cell>
          <table:table-cell office:value-type="string">
            <text:p>Wed Oct <text:s/>3 13:43:23 2007</text:p>
          </table:table-cell>
          <table:table-cell office:value-type="string">
            <text:p>Wed Oct <text:s/>3 13:42:38 2007</text:p>
          </table:table-cell>
          <table:table-cell office:value-type="string">
            <text:p>Wed Oct <text:s/>3 13:29:26 2007</text:p>
          </table:table-cell>
          <table:table-cell office:value-type="string">
            <text:p>Wed Oct <text:s/>3 13:30:42 2007</text:p>
          </table:table-cell>
          <table:table-cell office:value-type="string">
            <text:p>Wed Oct <text:s/>3 13:29:59 2007</text:p>
          </table:table-cell>
          <table:table-cell office:value-type="string">
            <text:p>Wed Oct <text:s/>3 13:29:53 2007</text:p>
          </table:table-cell>
          <table:table-cell office:value-type="string">
            <text:p>Wed Oct <text:s/>3 13:30:03 2007</text:p>
          </table:table-cell>
          <table:table-cell office:value-type="string">
            <text:p>Wed Oct <text:s/>3 13:29:57 2007</text:p>
          </table:table-cell>
          <table:table-cell office:value-type="string">
            <text:p>Tue Oct <text:s/>2 15:18:46 2007</text:p>
          </table:table-cell>
          <table:table-cell office:value-type="string">
            <text:p>Tue Oct <text:s/>2 15:22:11 2007</text:p>
          </table:table-cell>
          <table:table-cell office:value-type="string">
            <text:p>Tue Oct <text:s/>2 15:19:35 2007</text:p>
          </table:table-cell>
          <table:table-cell office:value-type="string">
            <text:p>Tue Oct <text:s/>2 21:30:14 2007</text:p>
          </table:table-cell>
          <table:table-cell office:value-type="string">
            <text:p>Tue Oct <text:s/>2 21:30:25 2007</text:p>
          </table:table-cell>
          <table:table-cell office:value-type="string">
            <text:p>Tue Oct <text:s/>2 21:30:21 2007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winter:/giggage/home/swinterm/2GGP/GGP/scripts/differing-10-1-source.log</text:p>
          </table:table-cell>
          <table:table-cell office:value-type="string">
            <text:p>winter:/giggage/home/swinterm/2GGP/GGP/scripts/differing-10-1-target_no_source.log</text:p>
          </table:table-cell>
          <table:table-cell office:value-type="string">
            <text:p>winter:/giggage/home/swinterm/2GGP/GGP/scripts/differing-10-1-target_after_source.log</text:p>
          </table:table-cell>
          <table:table-cell office:value-type="string">
            <text:p>winter:/giggage/home/swinterm/2GGP/GGP/scripts/differing-10-2-source.log</text:p>
          </table:table-cell>
          <table:table-cell office:value-type="string">
            <text:p>winter:/giggage/home/swinterm/2GGP/GGP/scripts/differing-10-2-target_no_source.log</text:p>
          </table:table-cell>
          <table:table-cell office:value-type="string">
            <text:p>winter:/giggage/home/swinterm/2GGP/GGP/scripts/differing-10-2-target_after_source.log</text:p>
          </table:table-cell>
          <table:table-cell office:value-type="string">
            <text:p>wyrm:/home/swinterm/GGP/scripts/differing-10-3-source.log</text:p>
          </table:table-cell>
          <table:table-cell office:value-type="string">
            <text:p>wyrm:/home/swinterm/GGP/scripts/differing-10-3-target_no_source.log</text:p>
          </table:table-cell>
          <table:table-cell office:value-type="string">
            <text:p>wyrm:/home/swinterm/GGP/scripts/differing-10-3-target_after_source.log</text:p>
          </table:table-cell>
          <table:table-cell office:value-type="string">
            <text:p>flamingo:/home/swinterm/GGP/scripts/differing-10-4-source.log</text:p>
          </table:table-cell>
          <table:table-cell office:value-type="string">
            <text:p>flamingo:/home/swinterm/GGP/scripts/differing-10-4-target_no_source.log</text:p>
          </table:table-cell>
          <table:table-cell office:value-type="string">
            <text:p>flamingo:/home/swinterm/GGP/scripts/differing-10-4-target_after_source.log</text:p>
          </table:table-cell>
          <table:table-cell office:value-type="string">
            <text:p>wyrm:/home/swinterm/GGP/scripts/differing-10-5-source.log</text:p>
          </table:table-cell>
          <table:table-cell office:value-type="string">
            <text:p>wyrm:/home/swinterm/GGP/scripts/differing-10-5-target_no_source.log</text:p>
          </table:table-cell>
          <table:table-cell office:value-type="string">
            <text:p>wyrm:/home/swinterm/GGP/scripts/differing-10-5-target_after_source.log</text:p>
          </table:table-cell>
          <table:table-cell office:value-type="string">
            <text:p>bahamut:/home/swinterm/GGP/scripts/differing-10-6-source.log</text:p>
          </table:table-cell>
          <table:table-cell office:value-type="string">
            <text:p>bahamut:/home/swinterm/GGP/scripts/differing-10-6-target_no_source.log</text:p>
          </table:table-cell>
          <table:table-cell office:value-type="string">
            <text:p>bahamut:/home/swinterm/GGP/scripts/differing-10-6-target_after_source.log</text:p>
          </table:table-cell>
          <table:table-cell office:value-type="string">
            <text:p>flamingo:/home/swinterm/GGP/scripts/differing-10-7-source.log</text:p>
          </table:table-cell>
          <table:table-cell office:value-type="string">
            <text:p>flamingo:/home/swinterm/GGP/scripts/differing-10-7-target_no_source.log</text:p>
          </table:table-cell>
          <table:table-cell office:value-type="string">
            <text:p>flamingo:/home/swinterm/GGP/scripts/differing-10-7-target_after_source.log</text:p>
          </table:table-cell>
          <table:table-cell office:value-type="string">
            <text:p>winter:/giggage/home/swinterm/GGP/scripts/differing-10-8-source.log</text:p>
          </table:table-cell>
          <table:table-cell office:value-type="string">
            <text:p>winter:/giggage/home/swinterm/GGP/scripts/differing-10-8-target_no_source.log</text:p>
          </table:table-cell>
          <table:table-cell office:value-type="string">
            <text:p>winter:/giggage/home/swinterm/GGP/scripts/differing-10-8-target_after_source.log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states</text:p>
          </table:table-cell>
          <table:table-cell office:value-type="float" office:value="782">
            <text:p>782</text:p>
          </table:table-cell>
          <table:table-cell office:value-type="float" office:value="426">
            <text:p>426</text:p>
          </table:table-cell>
          <table:table-cell office:value-type="float" office:value="80">
            <text:p>80</text:p>
          </table:table-cell>
          <table:table-cell office:value-type="float" office:value="4662">
            <text:p>4662</text:p>
          </table:table-cell>
          <table:table-cell office:value-type="float" office:value="976">
            <text:p>976</text:p>
          </table:table-cell>
          <table:table-cell office:value-type="float" office:value="480">
            <text:p>480</text:p>
          </table:table-cell>
          <table:table-cell office:value-type="float" office:value="1094">
            <text:p>1094</text:p>
          </table:table-cell>
          <table:table-cell office:value-type="float" office:value="2148">
            <text:p>2148</text:p>
          </table:table-cell>
          <table:table-cell office:value-type="float" office:value="1658">
            <text:p>1658</text:p>
          </table:table-cell>
          <table:table-cell office:value-type="float" office:value="4070">
            <text:p>4070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12530">
            <text:p>12530</text:p>
          </table:table-cell>
          <table:table-cell office:value-type="float" office:value="1650">
            <text:p>1650</text:p>
          </table:table-cell>
          <table:table-cell office:value-type="float" office:value="1240">
            <text:p>1240</text:p>
          </table:table-cell>
          <table:table-cell office:value-type="float" office:value="3006">
            <text:p>3006</text:p>
          </table:table-cell>
          <table:table-cell office:value-type="float" office:value="720">
            <text:p>720</text:p>
          </table:table-cell>
          <table:table-cell office:value-type="float" office:value="408">
            <text:p>408</text:p>
          </table:table-cell>
          <table:table-cell office:value-type="float" office:value="3654">
            <text:p>3654</text:p>
          </table:table-cell>
          <table:table-cell office:value-type="float" office:value="816">
            <text:p>816</text:p>
          </table:table-cell>
          <table:table-cell office:value-type="float" office:value="232">
            <text:p>232</text:p>
          </table:table-cell>
          <table:table-cell office:value-type="float" office:value="41046">
            <text:p>41046</text:p>
          </table:table-cell>
          <table:table-cell office:value-type="float" office:value="358">
            <text:p>358</text:p>
          </table:table-cell>
          <table:table-cell office:value-type="float" office:value="234">
            <text:p>234</text:p>
          </table:table-cell>
          <table:table-cell table:style-name="ce1" office:value-type="string">
            <text:p>states</text:p>
          </table:table-cell>
          <table:table-cell table:number-columns-repeated="230"/>
        </table:table-row>
        <table:table-row table:style-name="ro1">
          <table:table-cell office:value-type="string">
            <text:p>msec/dec</text:p>
          </table:table-cell>
          <table:table-cell office:value-type="float" office:value="15.129">
            <text:p>15.13</text:p>
          </table:table-cell>
          <table:table-cell office:value-type="float" office:value="59.698">
            <text:p>59.7</text:p>
          </table:table-cell>
          <table:table-cell office:value-type="float" office:value="35.719">
            <text:p>35.72</text:p>
          </table:table-cell>
          <table:table-cell office:value-type="float" office:value="91.195">
            <text:p>91.2</text:p>
          </table:table-cell>
          <table:table-cell office:value-type="float" office:value="33.361">
            <text:p>33.36</text:p>
          </table:table-cell>
          <table:table-cell office:value-type="float" office:value="31.242">
            <text:p>31.24</text:p>
          </table:table-cell>
          <table:table-cell office:value-type="float" office:value="27.385">
            <text:p>27.39</text:p>
          </table:table-cell>
          <table:table-cell office:value-type="float" office:value="21.44">
            <text:p>21.44</text:p>
          </table:table-cell>
          <table:table-cell office:value-type="float" office:value="21.206">
            <text:p>21.21</text:p>
          </table:table-cell>
          <table:table-cell office:value-type="float" office:value="86.564">
            <text:p>86.56</text:p>
          </table:table-cell>
          <table:table-cell office:value-type="float" office:value="39.126">
            <text:p>39.13</text:p>
          </table:table-cell>
          <table:table-cell office:value-type="float" office:value="43.179">
            <text:p>43.18</text:p>
          </table:table-cell>
          <table:table-cell office:value-type="float" office:value="6.39">
            <text:p>6.39</text:p>
          </table:table-cell>
          <table:table-cell office:value-type="float" office:value="5.35">
            <text:p>5.35</text:p>
          </table:table-cell>
          <table:table-cell office:value-type="float" office:value="5.251">
            <text:p>5.25</text:p>
          </table:table-cell>
          <table:table-cell office:value-type="float" office:value="29.576">
            <text:p>29.58</text:p>
          </table:table-cell>
          <table:table-cell office:value-type="float" office:value="1.447">
            <text:p>1.45</text:p>
          </table:table-cell>
          <table:table-cell office:value-type="float" office:value="1.387">
            <text:p>1.39</text:p>
          </table:table-cell>
          <table:table-cell office:value-type="float" office:value="42.751">
            <text:p>42.75</text:p>
          </table:table-cell>
          <table:table-cell office:value-type="float" office:value="45.854">
            <text:p>45.85</text:p>
          </table:table-cell>
          <table:table-cell office:value-type="float" office:value="39.734">
            <text:p>39.73</text:p>
          </table:table-cell>
          <table:table-cell office:value-type="float" office:value="121.878">
            <text:p>121.88</text:p>
          </table:table-cell>
          <table:table-cell office:value-type="float" office:value="1.75">
            <text:p>1.75</text:p>
          </table:table-cell>
          <table:table-cell office:value-type="float" office:value="1.878">
            <text:p>1.88</text:p>
          </table:table-cell>
          <table:table-cell table:style-name="ce1" office:value-type="string">
            <text:p>soln length</text:p>
          </table:table-cell>
          <table:table-cell table:number-columns-repeated="230"/>
        </table:table-row>
        <table:table-row table:style-name="ro1">
          <table:table-cell office:value-type="string">
            <text:p>soln length</text:p>
          </table:table-cell>
          <table:table-cell office:value-type="float" office:value="0.09">
            <text:p>0.09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1">
            <text:p>0.2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08">
            <text:p>0.08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25">
            <text:p>0.25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0.13">
            <text:p>0.13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10.28">
            <text:p>10.28</text:p>
          </table:table-cell>
          <table:table-cell table:number-columns-repeated="2" office:value-type="string">
            <text:p>no mapping done</text:p>
          </table:table-cell>
          <table:table-cell office:value-type="float" office:value="3.53">
            <text:p>3.53</text:p>
          </table:table-cell>
          <table:table-cell table:number-columns-repeated="2" office:value-type="string">
            <text:p>no mapping done</text:p>
          </table:table-cell>
          <table:table-cell table:style-name="ce1" office:value-type="string">
            <text:p>soln </text:p>
          </table:table-cell>
          <table:table-cell table:number-columns-repeated="230"/>
        </table:table-row>
        <table:table-row table:style-name="ro1">
          <table:table-cell office:value-type="string">
            <text:p>soln </text:p>
          </table:table-cell>
          <table:table-cell table:number-columns-repeated="18" office:value-type="string">
            <text:p>Revision: 7916</text:p>
          </table:table-cell>
          <table:table-cell table:number-columns-repeated="6" office:value-type="string">
            <text:p>Revision: 7908</text:p>
          </table:table-cell>
          <table:table-cell table:style-name="ce1"/>
          <table:table-cell table:number-columns-repeated="230"/>
        </table:table-row>
        <table:table-row table:style-name="ro1">
          <table:table-cell/>
          <table:table-cell table:number-columns-repeated="18" office:value-type="string">
            <text:p>score not checked.</text:p>
          </table:table-cell>
          <table:table-cell table:number-columns-repeated="6" office:value-type="string">
            <text:p>terminal 100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7.17">
            <text:p>107.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9.76">
            <text:p>139.76</text:p>
          </table:table-cell>
          <table:table-cell table:number-columns-repeated="2" office:value-type="float" office:value="14">
            <text:p>14</text:p>
          </table:table-cell>
          <table:table-cell office:value-type="float" office:value="209.86">
            <text:p>209.8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4.73">
            <text:p>44.7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2.6">
            <text:p>42.6</text:p>
          </table:table-cell>
          <table:table-cell table:number-columns-repeated="2" office:value-type="float" office:value="14">
            <text:p>14</text:p>
          </table:table-cell>
          <table:table-cell office:value-type="float" office:value="5.89">
            <text:p>5.89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float" office:value="107.45">
            <text:p>107.45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140.04">
            <text:p>140.04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210.95">
            <text:p>210.95</text:p>
          </table:table-cell>
          <table:table-cell table:number-columns-repeated="2" office:value-type="string">
            <text:p>ACTION (move east)</text:p>
          </table:table-cell>
          <table:table-cell office:value-type="float" office:value="45.07">
            <text:p>45.07</text:p>
          </table:table-cell>
          <table:table-cell table:number-columns-repeated="2" office:value-type="string">
            <text:p>ACTION (move north)</text:p>
          </table:table-cell>
          <table:table-cell office:value-type="float" office:value="43.22">
            <text:p>43.22</text:p>
          </table:table-cell>
          <table:table-cell table:number-columns-repeated="2" office:value-type="string">
            <text:p>ACTION (move north)</text:p>
          </table:table-cell>
          <table:table-cell office:value-type="float" office:value="6.24">
            <text:p>6.24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office:value-type="float" office:value="14.3">
            <text:p>14.3</text:p>
          </table:table-cell>
          <table:table-cell table:number-columns-repeated="2" office:value-type="string">
            <text:p>ACTION (move east)</text:p>
          </table:table-cell>
          <table:table-cell office:value-type="float" office:value="64.47">
            <text:p>64.47</text:p>
          </table:table-cell>
          <table:table-cell table:number-columns-repeated="2" office:value-type="string">
            <text:p>ACTION (move west)</text:p>
          </table:table-cell>
          <table:table-cell office:value-type="float" office:value="161.02">
            <text:p>161.02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23.89">
            <text:p>23.89</text:p>
          </table:table-cell>
          <table:table-cell table:number-columns-repeated="2" office:value-type="string">
            <text:p>ACTION (move west)</text:p>
          </table:table-cell>
          <table:table-cell office:value-type="float" office:value="31.81">
            <text:p>31.81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.51">
            <text:p>3.51</text:p>
          </table:table-cell>
          <table:table-cell office:value-type="string">
            <text:p>ACTION (move north)</text:p>
          </table:table-cell>
          <table:table-cell table:number-columns-repeated="5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14.37">
            <text:p>14.37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64.65">
            <text:p>64.65</text:p>
          </table:table-cell>
          <table:table-cell office:value-type="string">
            <text:p>ACTION (move west)</text:p>
          </table:table-cell>
          <table:table-cell office:value-type="string">
            <text:p>ACTION (shoot terrorist1)</text:p>
          </table:table-cell>
          <table:table-cell office:value-type="float" office:value="161.62">
            <text:p>161.62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24.23">
            <text:p>24.23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float" office:value="32.39">
            <text:p>32.39</text:p>
          </table:table-cell>
          <table:table-cell table:number-columns-repeated="2" office:value-type="string">
            <text:p>ACTION (move east)</text:p>
          </table:table-cell>
          <table:table-cell office:value-type="float" office:value="3.83">
            <text:p>3.83</text:p>
          </table:table-cell>
          <table:table-cell table:number-columns-repeated="6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8.5205687326323">
            <text:p>88.52</text:p>
          </table:table-cell>
          <table:table-cell office:value-type="string">
            <text:p>ACTION (move north)</text:p>
          </table:table-cell>
          <table:table-cell office:value-type="string">
            <text:p>ACTION (throw north 2)</text:p>
          </table:table-cell>
          <table:table-cell office:value-type="float" office:value="54.0953957889885">
            <text:p>54.1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23.4391504908282">
            <text:p>23.44</text:p>
          </table:table-cell>
          <table:table-cell office:value-type="string">
            <text:p>ACTION (move east)</text:p>
          </table:table-cell>
          <table:table-cell office:value-type="string">
            <text:p>ACTION (heal medkit1)</text:p>
          </table:table-cell>
          <table:table-cell office:value-type="float" office:value="46.9540674785925">
            <text:p>46.95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25.2795201709792">
            <text:p>25.28</text:p>
          </table:table-cell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float" office:value="43.2271074719181">
            <text:p>43.23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6.6567136325464">
            <text:p>86.66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float" office:value="53.8709215798512">
            <text:p>53.8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23.2726579624512">
            <text:p>23.2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46.5906550413593">
            <text:p>46.59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25.3286384976526">
            <text:p>25.33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float" office:value="40.4074702886248">
            <text:p>40.41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float" office:value="86.6263378315495">
            <text:p>86.63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float" office:value="53.834618680377">
            <text:p>53.83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23.3846883147665">
            <text:p>23.38</text:p>
          </table:table-cell>
          <table:table-cell office:value-type="string">
            <text:p>ACTION (move south)</text:p>
          </table:table-cell>
          <table:table-cell office:value-type="string">
            <text:p>ACTION (heal medkit1)</text:p>
          </table:table-cell>
          <table:table-cell office:value-type="float" office:value="46.2391834923452">
            <text:p>46.24</text:p>
          </table:table-cell>
          <table:table-cell table:number-columns-repeated="2" office:value-type="string">
            <text:p>ACTION (move east)</text:p>
          </table:table-cell>
          <table:table-cell office:value-type="float" office:value="25.0578435909301">
            <text:p>25.06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float" office:value="38.6217948717949">
            <text:p>38.62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float" office:value="11">
            <text:p>11</text:p>
          </table:table-cell>
          <table:table-cell office:value-type="string">
            <text:p>ACTION (read scroll1)</text:p>
          </table:table-cell>
          <table:table-cell office:value-type="string">
            <text:p>ACTION (move west)</text:p>
          </table:table-cell>
          <table:table-cell office:value-type="float" office:value="10">
            <text:p>10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float" office:value="14">
            <text:p>14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7">
            <text:p>7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ACTION (move north)</text:p>
          </table:table-cell>
          <table:table-cell office:value-type="float" office:value="14">
            <text:p>14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shoot-monster hobgoblin1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read scroll1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throw south 2)</text:p>
          </table:table-cell>
          <table:table-cell table:number-columns-repeated="2" office:value-type="string">
            <text:p>ACTION (move north)</text:p>
          </table:table-cell>
          <table:table-cell table:number-columns-repeated="3" office:value-type="string">
            <text:p>ACTION (move south)</text:p>
          </table:table-cell>
          <table:table-cell table:number-columns-repeated="3"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shoot-monster kestral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shoot-monster hobgoblin1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read scroll1)</text:p>
          </table:table-cell>
          <table:table-cell table:number-columns-repeated="2" office:value-type="string">
            <text:p>ACTION (heal medkit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shoot-monster hobgoblin1)</text:p>
          </table:table-cell>
          <table:table-cell office:value-type="string">
            <text:p>ACTION (move west)</text:p>
          </table:table-cell>
          <table:table-cell office:value-type="string">
            <text:p>ACTION (shoot terrorist1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apply hammer1 ea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throw north 2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heal medkit1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table:number-columns-repeated="2" office:value-type="string">
            <text:p>ACTION (shoot terrorist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shoot-monster kestral1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heal medkit1)</text:p>
          </table:table-cell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5" office:value-type="string">
            <text:p>ACTION (move north)</text:p>
          </table:table-cell>
          <table:table-cell/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/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/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hammer1 east)</text:p>
          </table:table-cell>
          <table:table-cell office:value-type="string">
            <text:p>end</text:p>
          </table:table-cell>
          <table:table-cell table:number-columns-repeated="236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7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5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7"/>
        </table:table-row>
        <table:table-row table:style-name="ro1">
          <table:table-cell table:style-name="Default"/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37"/>
        </table:table-row>
        <table:table-row table:style-name="ro1">
          <table:table-cell table:style-name="Default"/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37"/>
        </table:table-row>
        <table:table-row table:style-name="ro1">
          <table:table-cell table:style-name="Default"/>
          <table:table-cell table:number-columns-repeated="6"/>
          <table:table-cell office:value-type="string">
            <text:p>end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39"/>
        </table:table-row>
      </table:table>
      <table:table table:name="Build" table:style-name="ta6" table:print="false">
        <office:forms form:automatic-focus="false" form:apply-design-mode="false"/>
        <table:table-column table:style-name="co9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21" table:number-columns-repeated="4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9" table:number-columns-repeated="240" table:default-cell-style-name="Default"/>
        <table:table-row table:style-name="ro1">
          <table:table-cell table:style-name="ce1" office:value-type="string">
            <text:p>BUILD</text:p>
          </table:table-cell>
          <table:table-cell table:number-columns-repeated="255"/>
        </table:table-row>
        <table:table-row table:style-name="ro1" table:number-rows-repeated="2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7.3s</text:p>
          </table:table-cell>
          <table:table-cell table:style-name="ce2" office:value-type="string">
            <text:p>7.3tns</text:p>
          </table:table-cell>
          <table:table-cell table:style-name="ce2" office:value-type="string">
            <text:p>7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problem</text:p>
          </table:table-cell>
          <table:table-cell table:style-name="ce2" table:number-columns-repeated="225"/>
          <table:table-cell table:number-columns-repeated="14"/>
        </table:table-row>
        <table:table-row table:style-name="ro1">
          <table:table-cell table:style-name="ce1" office:value-type="string">
            <text:p>notes</text:p>
          </table:table-cell>
          <table:table-cell table:number-columns-repeated="15"/>
          <table:table-cell table:style-name="ce1" office:value-type="string">
            <text:p>notes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57136">
            <text:p>57136</text:p>
          </table:table-cell>
          <table:table-cell office:value-type="float" office:value="102654">
            <text:p>102654</text:p>
          </table:table-cell>
          <table:table-cell office:value-type="float" office:value="14696">
            <text:p>14696</text:p>
          </table:table-cell>
          <table:table-cell office:value-type="float" office:value="12383">
            <text:p>12383</text:p>
          </table:table-cell>
          <table:table-cell office:value-type="float" office:value="15315">
            <text:p>15315</text:p>
          </table:table-cell>
          <table:table-cell office:value-type="float" office:value="319">
            <text:p>319</text:p>
          </table:table-cell>
          <table:table-cell office:value-type="float" office:value="111061">
            <text:p>111061</text:p>
          </table:table-cell>
          <table:table-cell office:value-type="float" office:value="174997">
            <text:p>174997</text:p>
          </table:table-cell>
          <table:table-cell office:value-type="float" office:value="26411">
            <text:p>26411</text:p>
          </table:table-cell>
          <table:table-cell office:value-type="float" office:value="58690">
            <text:p>58690</text:p>
          </table:table-cell>
          <table:table-cell office:value-type="float" office:value="2155">
            <text:p>2155</text:p>
          </table:table-cell>
          <table:table-cell office:value-type="float" office:value="290">
            <text:p>290</text:p>
          </table:table-cell>
          <table:table-cell table:number-columns-repeated="3"/>
          <table:table-cell table:style-name="ce1" office:value-type="string">
            <text:p>decisions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when</text:p>
          </table:table-cell>
          <table:table-cell table:style-name="ce15" office:value-type="string">
            <text:p>Tue Oct <text:s/>2 13:03:29 2007</text:p>
          </table:table-cell>
          <table:table-cell office:value-type="string">
            <text:p>Tue Oct <text:s/>2 14:59:57 2007</text:p>
          </table:table-cell>
          <table:table-cell office:value-type="string">
            <text:p>Tue Oct <text:s/>2 13:22:46 2007</text:p>
          </table:table-cell>
          <table:table-cell office:value-type="string">
            <text:p>Wed Oct <text:s/>3 13:13:41 2007</text:p>
          </table:table-cell>
          <table:table-cell office:value-type="string">
            <text:p>Wed Oct <text:s/>3 13:33:50 2007</text:p>
          </table:table-cell>
          <table:table-cell office:value-type="string">
            <text:p>Wed Oct <text:s/>3 13:13:55 2007</text:p>
          </table:table-cell>
          <table:table-cell office:value-type="string">
            <text:p>Tue Oct <text:s/>2 13:11:46 2007</text:p>
          </table:table-cell>
          <table:table-cell office:value-type="string">
            <text:p>Tue Oct <text:s/>2 15:41:04 2007</text:p>
          </table:table-cell>
          <table:table-cell office:value-type="string">
            <text:p>Tue Oct <text:s/>2 13:29:47 2007</text:p>
          </table:table-cell>
          <table:table-cell office:value-type="string">
            <text:p>Tue Oct <text:s/>2 12:52:59 2007</text:p>
          </table:table-cell>
          <table:table-cell office:value-type="string">
            <text:p>Tue Oct <text:s/>2 12:55:27 2007</text:p>
          </table:table-cell>
          <table:table-cell office:value-type="string">
            <text:p>Tue Oct <text:s/>2 12:53:17 2007</text:p>
          </table:table-cell>
          <table:table-cell table:number-columns-repeated="3"/>
          <table:table-cell table:style-name="ce1" office:value-type="string">
            <text:p>when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where</text:p>
          </table:table-cell>
          <table:table-cell office:value-type="string">
            <text:p>winter:/giggage/home/swinterm/GGP/scripts/build-7-1-source.log</text:p>
          </table:table-cell>
          <table:table-cell office:value-type="string">
            <text:p>winter:/giggage/home/swinterm/GGP/scripts/build-7-1-target_no_source.log</text:p>
          </table:table-cell>
          <table:table-cell office:value-type="string">
            <text:p>winter:/giggage/home/swinterm/GGP/scripts/build-7-1-target_after_source.log</text:p>
          </table:table-cell>
          <table:table-cell office:value-type="string">
            <text:p>smaug:/home/swinterm/2GGP/GGP/scripts/build-7-2-source.log</text:p>
          </table:table-cell>
          <table:table-cell office:value-type="string">
            <text:p>smaug:/home/swinterm/2GGP/GGP/scripts/build-7-2-target_no_source.log</text:p>
          </table:table-cell>
          <table:table-cell office:value-type="string">
            <text:p>smaug:/home/swinterm/2GGP/GGP/scripts/build-7-2-target_after_source.log</text:p>
          </table:table-cell>
          <table:table-cell office:value-type="string">
            <text:p>smaug:/home/swinterm/2GGP/GGP/scripts/build-7-3-source.log</text:p>
          </table:table-cell>
          <table:table-cell office:value-type="string">
            <text:p>smaug:/home/swinterm/2GGP/GGP/scripts/build-7-3-target_no_source.log</text:p>
          </table:table-cell>
          <table:table-cell office:value-type="string">
            <text:p>smaug:/home/swinterm/2GGP/GGP/scripts/build-7-3-target_after_source.log</text:p>
          </table:table-cell>
          <table:table-cell office:value-type="string">
            <text:p>winter:/giggage/home/swinterm/2GGP/GGP/scripts/build-8-1-source.log</text:p>
          </table:table-cell>
          <table:table-cell office:value-type="string">
            <text:p>winter:/giggage/home/swinterm/2GGP/GGP/scripts/build-8-1-target_no_source.log</text:p>
          </table:table-cell>
          <table:table-cell office:value-type="string">
            <text:p>winter:/giggage/home/swinterm/2GGP/GGP/scripts/build-8-1-target_after_source.log</text:p>
          </table:table-cell>
          <table:table-cell table:number-columns-repeated="3"/>
          <table:table-cell table:style-name="ce1" office:value-type="string">
            <text:p>where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states</text:p>
          </table:table-cell>
          <table:table-cell office:value-type="float" office:value="16272">
            <text:p>16272</text:p>
          </table:table-cell>
          <table:table-cell office:value-type="float" office:value="26144">
            <text:p>26144</text:p>
          </table:table-cell>
          <table:table-cell office:value-type="float" office:value="3604">
            <text:p>3604</text:p>
          </table:table-cell>
          <table:table-cell office:value-type="float" office:value="3568">
            <text:p>3568</text:p>
          </table:table-cell>
          <table:table-cell office:value-type="float" office:value="4526">
            <text:p>4526</text:p>
          </table:table-cell>
          <table:table-cell office:value-type="float" office:value="98">
            <text:p>98</text:p>
          </table:table-cell>
          <table:table-cell office:value-type="float" office:value="28220">
            <text:p>28220</text:p>
          </table:table-cell>
          <table:table-cell office:value-type="float" office:value="46010">
            <text:p>46010</text:p>
          </table:table-cell>
          <table:table-cell office:value-type="float" office:value="6762">
            <text:p>6762</text:p>
          </table:table-cell>
          <table:table-cell office:value-type="float" office:value="14604">
            <text:p>14604</text:p>
          </table:table-cell>
          <table:table-cell office:value-type="float" office:value="516">
            <text:p>516</text:p>
          </table:table-cell>
          <table:table-cell office:value-type="float" office:value="72">
            <text:p>72</text:p>
          </table:table-cell>
          <table:table-cell table:number-columns-repeated="3"/>
          <table:table-cell table:style-name="ce1" office:value-type="string">
            <text:p>states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msec/dec</text:p>
          </table:table-cell>
          <table:table-cell office:value-type="float" office:value="100.202">
            <text:p>100.2</text:p>
          </table:table-cell>
          <table:table-cell office:value-type="float" office:value="56.45">
            <text:p>56.45</text:p>
          </table:table-cell>
          <table:table-cell office:value-type="float" office:value="78.151">
            <text:p>78.15</text:p>
          </table:table-cell>
          <table:table-cell office:value-type="float" office:value="48.145">
            <text:p>48.15</text:p>
          </table:table-cell>
          <table:table-cell office:value-type="float" office:value="77.675">
            <text:p>77.68</text:p>
          </table:table-cell>
          <table:table-cell office:value-type="float" office:value="42.009">
            <text:p>42.01</text:p>
          </table:table-cell>
          <table:table-cell office:value-type="float" office:value="55.464">
            <text:p>55.46</text:p>
          </table:table-cell>
          <table:table-cell office:value-type="float" office:value="44.678">
            <text:p>44.68</text:p>
          </table:table-cell>
          <table:table-cell office:value-type="float" office:value="40.505">
            <text:p>40.51</text:p>
          </table:table-cell>
          <table:table-cell office:value-type="float" office:value="85.535">
            <text:p>85.54</text:p>
          </table:table-cell>
          <table:table-cell office:value-type="float" office:value="60.213">
            <text:p>60.21</text:p>
          </table:table-cell>
          <table:table-cell office:value-type="float" office:value="49.034">
            <text:p>49.03</text:p>
          </table:table-cell>
          <table:table-cell table:number-columns-repeated="3"/>
          <table:table-cell table:style-name="ce1" office:value-type="string">
            <text:p>soln length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soln length</text:p>
          </table:table-cell>
          <table:table-cell office:value-type="float" office:value="2.59">
            <text:p>2.59</text:p>
          </table:table-cell>
          <table:table-cell table:number-columns-repeated="2" office:value-type="string">
            <text:p>no mapping done</text:p>
          </table:table-cell>
          <table:table-cell office:value-type="float" office:value="0.11">
            <text:p>0.11</text:p>
          </table:table-cell>
          <table:table-cell table:number-columns-repeated="2" office:value-type="string">
            <text:p>no indicators generated</text:p>
          </table:table-cell>
          <table:table-cell office:value-type="float" office:value="2.28">
            <text:p>2.28</text:p>
          </table:table-cell>
          <table:table-cell table:number-columns-repeated="2" office:value-type="string">
            <text:p>no mapping done</text:p>
          </table:table-cell>
          <table:table-cell office:value-type="float" office:value="2.52">
            <text:p>2.52</text:p>
          </table:table-cell>
          <table:table-cell table:number-columns-repeated="2" office:value-type="string">
            <text:p>no mapping done</text:p>
          </table:table-cell>
          <table:table-cell table:number-columns-repeated="3"/>
          <table:table-cell table:style-name="ce1" office:value-type="string">
            <text:p>soln </text:p>
          </table:table-cell>
          <table:table-cell table:number-columns-repeated="239"/>
        </table:table-row>
        <table:table-row table:style-name="ro1">
          <table:table-cell table:style-name="ce1" office:value-type="string">
            <text:p>soln </text:p>
          </table:table-cell>
          <table:table-cell table:number-columns-repeated="3" office:value-type="string">
            <text:p>Revision: 7908</text:p>
          </table:table-cell>
          <table:table-cell table:number-columns-repeated="3" office:value-type="string">
            <text:p>Revision: 7916</text:p>
          </table:table-cell>
          <table:table-cell table:number-columns-repeated="3" office:value-type="string">
            <text:p>Revision: 7908</text:p>
          </table:table-cell>
          <table:table-cell table:number-columns-repeated="3" office:value-type="string">
            <text:p>Revision: 7907</text:p>
          </table:table-cell>
          <table:table-cell table:number-columns-repeated="3"/>
          <table:table-cell table:style-name="ce1"/>
          <table:table-cell table:number-columns-repeated="239"/>
        </table:table-row>
        <table:table-row table:style-name="ro1">
          <table:table-cell table:style-name="ce1"/>
          <table:table-cell table:number-columns-repeated="3" office:value-type="string">
            <text:p>terminal 100</text:p>
          </table:table-cell>
          <table:table-cell table:number-columns-repeated="3" office:value-type="string">
            <text:p>score not checked.</text:p>
          </table:table-cell>
          <table:table-cell table:number-columns-repeated="6" office:value-type="string">
            <text:p>terminal 100</text:p>
          </table:table-cell>
          <table:table-cell table:number-columns-repeated="243"/>
        </table:table-row>
        <table:table-row table:style-name="ro1">
          <table:table-cell table:style-name="ce1"/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192.77">
            <text:p>1192.77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reinforce m2 tungsten)</text:p>
          </table:table-cell>
          <table:table-cell table:number-columns-repeated="2" office:value-type="string">
            <text:p>ACTION (stack w1 w3)</text:p>
          </table:table-cell>
          <table:table-cell office:value-type="string">
            <text:p>ACTION (reinforce m1 steel)</text:p>
          </table:table-cell>
          <table:table-cell office:value-type="string">
            <text:p>ACTION (reinforce w1 steel-plate)</text:p>
          </table:table-cell>
          <table:table-cell office:value-type="float" office:value="1194.18">
            <text:p>1194.18</text:p>
          </table:table-cell>
          <table:table-cell office:value-type="string">
            <text:p>ACTION (reinforce m6 vanadium)</text:p>
          </table:table-cell>
          <table:table-cell office:value-type="string">
            <text:p>ACTION (stack w2 w3)</text:p>
          </table:table-cell>
          <table:table-cell office:value-type="string">
            <text:p>ACTION (reinforce w4 steel-plate)</text:p>
          </table:table-cell>
          <table:table-cell office:value-type="string">
            <text:p>ACTION (stack c2 c3)</text:p>
          </table:table-cell>
          <table:table-cell table:number-columns-repeated="2" office:value-type="string">
            <text:p>ACTION (stack c5 c1)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reinforce m1 tungsten)</text:p>
          </table:table-cell>
          <table:table-cell office:value-type="string">
            <text:p>ACTION (stack w2 w4)</text:p>
          </table:table-cell>
          <table:table-cell office:value-type="string">
            <text:p>ACTION (stack w5 w4)</text:p>
          </table:table-cell>
          <table:table-cell office:value-type="string">
            <text:p>ACTION (stack m2 m4)</text:p>
          </table:table-cell>
          <table:table-cell office:value-type="string">
            <text:p>ACTION (stack w2 w4)</text:p>
          </table:table-cell>
          <table:table-cell office:value-type="float" office:value="14.01">
            <text:p>14.01</text:p>
          </table:table-cell>
          <table:table-cell office:value-type="string">
            <text:p>ACTION (stack m4 m6)</text:p>
          </table:table-cell>
          <table:table-cell office:value-type="string">
            <text:p>ACTION (stack w3 w4)</text:p>
          </table:table-cell>
          <table:table-cell office:value-type="string">
            <text:p>ACTION (reinforce w3 steel-plate)</text:p>
          </table:table-cell>
          <table:table-cell office:value-type="string">
            <text:p>ACTION (stack c1 c4)</text:p>
          </table:table-cell>
          <table:table-cell table:number-columns-repeated="2" office:value-type="string">
            <text:p>ACTION (stack c1 c6)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2 m3)</text:p>
          </table:table-cell>
          <table:table-cell office:value-type="string">
            <text:p>ACTION (reinforce w2 steel-plate)</text:p>
          </table:table-cell>
          <table:table-cell office:value-type="string">
            <text:p>ACTION (stack w2 w4)</text:p>
          </table:table-cell>
          <table:table-cell office:value-type="string">
            <text:p>ACTION (stack g1 m1)</text:p>
          </table:table-cell>
          <table:table-cell office:value-type="string">
            <text:p>ACTION (stack w1 w3)</text:p>
          </table:table-cell>
          <table:table-cell office:value-type="float" office:value="14.23">
            <text:p>14.23</text:p>
          </table:table-cell>
          <table:table-cell office:value-type="string">
            <text:p>ACTION (reinforce m5 carbon)</text:p>
          </table:table-cell>
          <table:table-cell office:value-type="string">
            <text:p>ACTION (reinforce w3 steel-plate)</text:p>
          </table:table-cell>
          <table:table-cell office:value-type="string">
            <text:p>ACTION (stack w2 w3)</text:p>
          </table:table-cell>
          <table:table-cell office:value-type="string">
            <text:p>ACTION (stack c4 c5)</text:p>
          </table:table-cell>
          <table:table-cell table:number-columns-repeated="2" office:value-type="string">
            <text:p>ACTION (stack c6 c2)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1 m4)</text:p>
          </table:table-cell>
          <table:table-cell office:value-type="string">
            <text:p>ACTION (reinforce w1 steel-plate)</text:p>
          </table:table-cell>
          <table:table-cell office:value-type="string">
            <text:p>ACTION (reinforce w2 steel-plate)</text:p>
          </table:table-cell>
          <table:table-cell office:value-type="string">
            <text:p>ACTION (stack m1 m3)</text:p>
          </table:table-cell>
          <table:table-cell office:value-type="string">
            <text:p>ACTION (stack w3 w5)</text:p>
          </table:table-cell>
          <table:table-cell office:value-type="float" office:value="98.8642438834891">
            <text:p>98.86</text:p>
          </table:table-cell>
          <table:table-cell office:value-type="string">
            <text:p>ACTION (stack m6 m7)</text:p>
          </table:table-cell>
          <table:table-cell office:value-type="string">
            <text:p>ACTION (stack w4 w5)</text:p>
          </table:table-cell>
          <table:table-cell office:value-type="string">
            <text:p>ACTION (stack w3 w4)</text:p>
          </table:table-cell>
          <table:table-cell office:value-type="string">
            <text:p>ACTION (stack c5 c6)</text:p>
          </table:table-cell>
          <table:table-cell table:number-columns-repeated="2" office:value-type="string">
            <text:p>ACTION (stack c2 c7)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4 m5)</text:p>
          </table:table-cell>
          <table:table-cell office:value-type="string">
            <text:p>ACTION (stack w3 w5)</text:p>
          </table:table-cell>
          <table:table-cell office:value-type="string">
            <text:p>ACTION (reinforce w1 steel-plate)</text:p>
          </table:table-cell>
          <table:table-cell office:value-type="string">
            <text:p>ACTION (stack m3 m5)</text:p>
          </table:table-cell>
          <table:table-cell office:value-type="string">
            <text:p>ACTION (stack g1 w6)</text:p>
          </table:table-cell>
          <table:table-cell office:value-type="float" office:value="98.8254231746271">
            <text:p>98.83</text:p>
          </table:table-cell>
          <table:table-cell office:value-type="string">
            <text:p>ACTION (stack m7 m3)</text:p>
          </table:table-cell>
          <table:table-cell office:value-type="string">
            <text:p>ACTION (stack w5 w6)</text:p>
          </table:table-cell>
          <table:table-cell office:value-type="string">
            <text:p>ACTION (stack w4 w5)</text:p>
          </table:table-cell>
          <table:table-cell office:value-type="string">
            <text:p>ACTION (stack c6 c7)</text:p>
          </table:table-cell>
          <table:table-cell table:number-columns-repeated="2" office:value-type="string">
            <text:p>ACTION (stack c7 c3)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5 m6)</text:p>
          </table:table-cell>
          <table:table-cell office:value-type="string">
            <text:p>ACTION (stack w5 w6)</text:p>
          </table:table-cell>
          <table:table-cell office:value-type="string">
            <text:p>ACTION (stack w3 w5)</text:p>
          </table:table-cell>
          <table:table-cell table:number-columns-repeated="2" office:value-type="string">
            <text:p>.</text:p>
          </table:table-cell>
          <table:table-cell office:value-type="float" office:value="98.8083873452913">
            <text:p>98.81</text:p>
          </table:table-cell>
          <table:table-cell office:value-type="string">
            <text:p>ACTION (stack m3 m1)</text:p>
          </table:table-cell>
          <table:table-cell office:value-type="string">
            <text:p>ACTION (reinforce w5 carbon-fiber)</text:p>
          </table:table-cell>
          <table:table-cell office:value-type="string">
            <text:p>ACTION (stack w5 w6)</text:p>
          </table:table-cell>
          <table:table-cell office:value-type="string">
            <text:p>ACTION (stack c7 c8)</text:p>
          </table:table-cell>
          <table:table-cell table:number-columns-repeated="2" office:value-type="string">
            <text:p>.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string">
            <text:p>ACTION (stack m6 m7)</text:p>
          </table:table-cell>
          <table:table-cell office:value-type="string">
            <text:p>ACTION (stack w6 w7)</text:p>
          </table:table-cell>
          <table:table-cell office:value-type="string">
            <text:p>ACTION (stack w5 w6)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string">
            <text:p>ACTION (stack m1 m2)</text:p>
          </table:table-cell>
          <table:table-cell office:value-type="string">
            <text:p>ACTION (stack w6 w1)</text:p>
          </table:table-cell>
          <table:table-cell office:value-type="string">
            <text:p>ACTION (reinforce w5 carbon-fiber)</text:p>
          </table:table-cell>
          <table:table-cell office:value-type="string">
            <text:p>end</text:p>
          </table:table-cell>
          <table:table-cell table:number-columns-repeated="245"/>
        </table:table-row>
        <table:table-row table:style-name="ro1">
          <table:table-cell table:style-name="ce1"/>
          <table:table-cell table:number-columns-repeated="2" office:value-type="string">
            <text:p>.</text:p>
          </table:table-cell>
          <table:table-cell office:value-type="string">
            <text:p>ACTION (stack w6 w7)</text:p>
          </table:table-cell>
          <table:table-cell table:number-columns-repeated="2" office:value-type="string">
            <text:p>.</text:p>
          </table:table-cell>
          <table:table-cell office:value-type="string">
            <text:p>ACTION (reinforce w1 steel-plate)</text:p>
          </table:table-cell>
          <table:table-cell table:number-columns-repeated="2" office:value-type="string">
            <text:p>.</text:p>
          </table:table-cell>
          <table:table-cell office:value-type="string">
            <text:p>ACTION (reinforce w6 carbon-fiber)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stack w3 w4)</text:p>
          </table:table-cell>
          <table:table-cell table:number-columns-repeated="2" office:value-type="string">
            <text:p>.</text:p>
          </table:table-cell>
          <table:table-cell office:value-type="string">
            <text:p>ACTION (stack w6 w1)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stack w2 w4)</text:p>
          </table:table-cell>
          <table:table-cell office:value-type="string">
            <text:p>end</text:p>
          </table:table-cell>
          <table:table-cell table:number-columns-repeated="248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stack w1 w3)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stack w3 w5)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number-columns-repeated="2" office:value-type="string">
            <text:p>.</text:p>
          </table:table-cell>
          <table:table-cell office:value-type="string">
            <text:p>ACTION (stack g1 w6)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end</text:p>
          </table:table-cell>
          <table:table-cell table:number-columns-repeated="251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number-columns-repeated="7"/>
          <table:table-cell table:number-columns-repeated="2" office:value-type="string">
            <text:p>.</text:p>
          </table:table-cell>
          <table:table-cell office:value-type="string">
            <text:p>ACTION (stack w6 w1)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end</text:p>
          </table:table-cell>
          <table:table-cell table:number-columns-repeated="248"/>
        </table:table-row>
      </table:table>
      <table:table table:name="worksheet" table:style-name="ta7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4"/>
        <table:table-column table:style-name="co9" table:number-columns-repeated="254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5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54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table:style-name="ce17" office:value-type="string">
            <text:p>BUILD</text:p>
          </table:table-cell>
          <table:table-cell table:style-name="Default"/>
          <table:table-cell table:number-columns-repeated="254"/>
        </table:table-row>
        <table:table-row table:style-name="ro1">
          <table:table-cell/>
          <table:table-cell table:style-name="ce7" office:value-type="float" office:value="71">
            <text:p>71</text:p>
          </table:table-cell>
          <table:table-cell table:number-columns-repeated="254"/>
        </table:table-row>
        <table:table-row table:style-name="ro1">
          <table:table-cell/>
          <table:table-cell table:style-name="Default" office:value-type="float" office:value="72">
            <text:p>7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table:style-name="Default" office:value-type="float" office:value="73">
            <text:p>73</text:p>
          </table:table-cell>
          <table:table-cell table:number-columns-repeated="254"/>
        </table:table-row>
        <table:table-row table:style-name="ro1">
          <table:table-cell/>
          <table:table-cell table:style-name="Default" office:value-type="float" office:value="81">
            <text:p>81</text:p>
          </table:table-cell>
          <table:table-cell office:value-type="string">
            <text:p>x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3" style:language-asian="zxx" style:country-asian="none" style:font-name-complex="DejaVu Sans3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DejaVu Sans2" style:font-name-complex="DejaVu Sans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7874in" fo:margin-bottom="0.7874in" fo:margin-left="0.1701in" fo:margin-right="0.1701in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4">
      <style:page-layout-properties fo:page-width="11in" fo:page-height="8.5in" style:num-format="1" style:print-orientation="landscape" fo:margin-top="0.7874in" fo:margin-bottom="0.7874in" fo:margin-left="0.1701in" fo:margin-right="0.1701in" style:first-page-number="continue" style:scale-to="9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5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3">10/03/2007</text:date>, <text:time>13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time" style:display-name="PageStyle_RESULTS_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maptime" style:display-name="PageStyle_RESULTS_map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OGUE" style:display-name="PageStyle_ROGU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ARGAME" style:display-name="PageStyle_WARGAM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SCAPE" style:display-name="PageStyle_ESCAP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EVEL10" style:display-name="PageStyle_LEVEL10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orksheet" style:display-name="PageStyle_worksheet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10-03T13:45:41</dc:date>
    <meta:printed-by>Sam</meta:printed-by>
    <meta:print-date>2007-09-25T11:54:57</meta:print-date>
    <dc:language>en-US</dc:language>
    <meta:editing-cycles>117</meta:editing-cycles>
    <meta:editing-duration>P14DT12H43M25S</meta:editing-duration>
    <meta:user-defined meta:name="Info 1"/>
    <meta:user-defined meta:name="Info 2"/>
    <meta:user-defined meta:name="Info 3"/>
    <meta:user-defined meta:name="Info 4"/>
    <meta:document-statistic meta:table-count="8" meta:cell-count="4506"/>
  </office:meta>
</office:document-meta>
</file>